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75mm"/>
    </style:style>
    <style:style style:name="co2" style:family="table-column">
      <style:table-column-properties fo:break-before="auto" style:column-width="47.4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6.87mm" svg:height="87.23mm" svg:x="88.24mm" svg:y="1.06mm">
            <draw:object draw:notify-on-update-of-ranges="Sheet1.A1:Sheet1.A1 Sheet1.A2:Sheet1.A500 Sheet1.B1:Sheet1.B1 Sheet1.B2:Sheet1.B5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Кратность перегрузки</text:p>
          </table:table-cell>
          <table:table-cell office:value-type="string" calcext:value-type="string">
            <text:p>Допустимая длительность (с)</text:p>
          </table:table-cell>
        </table:table-row>
        <table:table-row table:style-name="ro1">
          <table:table-cell office:value-type="float" office:value="1.0001" calcext:value-type="float">
            <text:p>1,0001</text:p>
          </table:table-cell>
          <table:table-cell table:formula="of:=-0.0195*LN(1-1/[.A2])" office:value-type="float" office:value="0.179603587156039" calcext:value-type="float">
            <text:p>0,179603587156039</text:p>
          </table:table-cell>
        </table:table-row>
        <table:table-row table:style-name="ro1">
          <table:table-cell table:formula="of:=[.A2]*1.0046" office:value-type="float" office:value="1.00470046" calcext:value-type="float">
            <text:p>1,00470046</text:p>
          </table:table-cell>
          <table:table-cell table:formula="of:=-0.0195*LN(1-1/[.A3])" office:value-type="float" office:value="0.104613294825956" calcext:value-type="float">
            <text:p>0,104613294825956</text:p>
          </table:table-cell>
        </table:table-row>
        <table:table-row table:style-name="ro1">
          <table:table-cell table:formula="of:=[.A3]*1.0046" office:value-type="float" office:value="1.009322082116" calcext:value-type="float">
            <text:p>1,009322082116</text:p>
          </table:table-cell>
          <table:table-cell table:formula="of:=-0.0195*LN(1-1/[.A4])" office:value-type="float" office:value="0.0913506393520309" calcext:value-type="float">
            <text:p>0,091350639352031</text:p>
          </table:table-cell>
        </table:table-row>
        <table:table-row table:style-name="ro1">
          <table:table-cell table:formula="of:=[.A4]*1.0046" office:value-type="float" office:value="1.01396496369373" calcext:value-type="float">
            <text:p>1,01396496369373</text:p>
          </table:table-cell>
          <table:table-cell table:formula="of:=-0.0195*LN(1-1/[.A5])" office:value-type="float" office:value="0.0835589046121906" calcext:value-type="float">
            <text:p>0,083558904612191</text:p>
          </table:table-cell>
        </table:table-row>
        <table:table-row table:style-name="ro1">
          <table:table-cell table:formula="of:=[.A5]*1.0046" office:value-type="float" office:value="1.01862920252672" calcext:value-type="float">
            <text:p>1,01862920252672</text:p>
          </table:table-cell>
          <table:table-cell table:formula="of:=-0.0195*LN(1-1/[.A6])" office:value-type="float" office:value="0.0780289127569761" calcext:value-type="float">
            <text:p>0,078028912756976</text:p>
          </table:table-cell>
        </table:table-row>
        <table:table-row table:style-name="ro1">
          <table:table-cell table:formula="of:=[.A6]*1.0046" office:value-type="float" office:value="1.02331489685835" calcext:value-type="float">
            <text:p>1,02331489685835</text:p>
          </table:table-cell>
          <table:table-cell table:formula="of:=-0.0195*LN(1-1/[.A7])" office:value-type="float" office:value="0.0737433455700515" calcext:value-type="float">
            <text:p>0,073743345570052</text:p>
          </table:table-cell>
        </table:table-row>
        <table:table-row table:style-name="ro1">
          <table:table-cell table:formula="of:=[.A7]*1.0046" office:value-type="float" office:value="1.0280221453839" calcext:value-type="float">
            <text:p>1,0280221453839</text:p>
          </table:table-cell>
          <table:table-cell table:formula="of:=-0.0195*LN(1-1/[.A8])" office:value-type="float" office:value="0.0702467392349615" calcext:value-type="float">
            <text:p>0,070246739234962</text:p>
          </table:table-cell>
        </table:table-row>
        <table:table-row table:style-name="ro1">
          <table:table-cell table:formula="of:=[.A8]*1.0046" office:value-type="float" office:value="1.03275104725266" calcext:value-type="float">
            <text:p>1,03275104725266</text:p>
          </table:table-cell>
          <table:table-cell table:formula="of:=-0.0195*LN(1-1/[.A9])" office:value-type="float" office:value="0.0672954067805877" calcext:value-type="float">
            <text:p>0,067295406780588</text:p>
          </table:table-cell>
        </table:table-row>
        <table:table-row table:style-name="ro1">
          <table:table-cell table:formula="of:=[.A9]*1.0046" office:value-type="float" office:value="1.03750170207002" calcext:value-type="float">
            <text:p>1,03750170207002</text:p>
          </table:table-cell>
          <table:table-cell table:formula="of:=-0.0195*LN(1-1/[.A10])" office:value-type="float" office:value="0.064743599157366" calcext:value-type="float">
            <text:p>0,064743599157366</text:p>
          </table:table-cell>
        </table:table-row>
        <table:table-row table:style-name="ro1">
          <table:table-cell table:formula="of:=[.A10]*1.0046" office:value-type="float" office:value="1.04227420989955" calcext:value-type="float">
            <text:p>1,04227420989955</text:p>
          </table:table-cell>
          <table:table-cell table:formula="of:=-0.0195*LN(1-1/[.A11])" office:value-type="float" office:value="0.0624971712284458" calcext:value-type="float">
            <text:p>0,062497171228446</text:p>
          </table:table-cell>
        </table:table-row>
        <table:table-row table:style-name="ro1">
          <table:table-cell table:formula="of:=[.A11]*1.0046" office:value-type="float" office:value="1.04706867126508" calcext:value-type="float">
            <text:p>1,04706867126508</text:p>
          </table:table-cell>
          <table:table-cell table:formula="of:=-0.0195*LN(1-1/[.A12])" office:value-type="float" office:value="0.0604917723387615" calcext:value-type="float">
            <text:p>0,060491772338762</text:p>
          </table:table-cell>
        </table:table-row>
        <table:table-row table:style-name="ro1">
          <table:table-cell table:formula="of:=[.A12]*1.0046" office:value-type="float" office:value="1.0518851871529" calcext:value-type="float">
            <text:p>1,0518851871529</text:p>
          </table:table-cell>
          <table:table-cell table:formula="of:=-0.0195*LN(1-1/[.A13])" office:value-type="float" office:value="0.0586814652748768" calcext:value-type="float">
            <text:p>0,058681465274877</text:p>
          </table:table-cell>
        </table:table-row>
        <table:table-row table:style-name="ro1">
          <table:table-cell table:formula="of:=[.A13]*1.0046" office:value-type="float" office:value="1.05672385901381" calcext:value-type="float">
            <text:p>1,05672385901381</text:p>
          </table:table-cell>
          <table:table-cell table:formula="of:=-0.0195*LN(1-1/[.A14])" office:value-type="float" office:value="0.0570323088244471" calcext:value-type="float">
            <text:p>0,057032308824447</text:p>
          </table:table-cell>
        </table:table-row>
        <table:table-row table:style-name="ro1">
          <table:table-cell table:formula="of:=[.A14]*1.0046" office:value-type="float" office:value="1.06158478876527" calcext:value-type="float">
            <text:p>1,06158478876527</text:p>
          </table:table-cell>
          <table:table-cell table:formula="of:=-0.0195*LN(1-1/[.A15])" office:value-type="float" office:value="0.0555185133731446" calcext:value-type="float">
            <text:p>0,055518513373145</text:p>
          </table:table-cell>
        </table:table-row>
        <table:table-row table:style-name="ro1">
          <table:table-cell table:formula="of:=[.A15]*1.0046" office:value-type="float" office:value="1.06646807879359" calcext:value-type="float">
            <text:p>1,06646807879359</text:p>
          </table:table-cell>
          <table:table-cell table:formula="of:=-0.0195*LN(1-1/[.A16])" office:value-type="float" office:value="0.0541200229514306" calcext:value-type="float">
            <text:p>0,054120022951431</text:p>
          </table:table-cell>
        </table:table-row>
        <table:table-row table:style-name="ro1">
          <table:table-cell table:formula="of:=[.A16]*1.0046" office:value-type="float" office:value="1.07137383195604" calcext:value-type="float">
            <text:p>1,07137383195604</text:p>
          </table:table-cell>
          <table:table-cell table:formula="of:=-0.0195*LN(1-1/[.A17])" office:value-type="float" office:value="0.05282093224271" calcext:value-type="float">
            <text:p>0,05282093224271</text:p>
          </table:table-cell>
        </table:table-row>
        <table:table-row table:style-name="ro1">
          <table:table-cell table:formula="of:=[.A17]*1.0046" office:value-type="float" office:value="1.07630215158304" calcext:value-type="float">
            <text:p>1,07630215158304</text:p>
          </table:table-cell>
          <table:table-cell table:formula="of:=-0.0195*LN(1-1/[.A18])" office:value-type="float" office:value="0.051608414801565" calcext:value-type="float">
            <text:p>0,051608414801565</text:p>
          </table:table-cell>
        </table:table-row>
        <table:table-row table:style-name="ro1">
          <table:table-cell table:formula="of:=[.A18]*1.0046" office:value-type="float" office:value="1.08125314148032" calcext:value-type="float">
            <text:p>1,08125314148032</text:p>
          </table:table-cell>
          <table:table-cell table:formula="of:=-0.0195*LN(1-1/[.A19])" office:value-type="float" office:value="0.0504719763370216" calcext:value-type="float">
            <text:p>0,050471976337022</text:p>
          </table:table-cell>
        </table:table-row>
        <table:table-row table:style-name="ro1">
          <table:table-cell table:formula="of:=[.A19]*1.0046" office:value-type="float" office:value="1.08622690593113" calcext:value-type="float">
            <text:p>1,08622690593113</text:p>
          </table:table-cell>
          <table:table-cell table:formula="of:=-0.0195*LN(1-1/[.A20])" office:value-type="float" office:value="0.0494029214884366" calcext:value-type="float">
            <text:p>0,049402921488437</text:p>
          </table:table-cell>
        </table:table-row>
        <table:table-row table:style-name="ro1">
          <table:table-cell table:formula="of:=[.A20]*1.0046" office:value-type="float" office:value="1.09122354969841" calcext:value-type="float">
            <text:p>1,09122354969841</text:p>
          </table:table-cell>
          <table:table-cell table:formula="of:=-0.0195*LN(1-1/[.A21])" office:value-type="float" office:value="0.0483939647919065" calcext:value-type="float">
            <text:p>0,048393964791907</text:p>
          </table:table-cell>
        </table:table-row>
        <table:table-row table:style-name="ro1">
          <table:table-cell table:formula="of:=[.A21]*1.0046" office:value-type="float" office:value="1.09624317802703" calcext:value-type="float">
            <text:p>1,09624317802703</text:p>
          </table:table-cell>
          <table:table-cell table:formula="of:=-0.0195*LN(1-1/[.A22])" office:value-type="float" office:value="0.0474389414390572" calcext:value-type="float">
            <text:p>0,047438941439057</text:p>
          </table:table-cell>
        </table:table-row>
        <table:table-row table:style-name="ro1">
          <table:table-cell table:formula="of:=[.A22]*1.0046" office:value-type="float" office:value="1.10128589664595" calcext:value-type="float">
            <text:p>1,10128589664595</text:p>
          </table:table-cell>
          <table:table-cell table:formula="of:=-0.0195*LN(1-1/[.A23])" office:value-type="float" office:value="0.0465325886037395" calcext:value-type="float">
            <text:p>0,04653258860374</text:p>
          </table:table-cell>
        </table:table-row>
        <table:table-row table:style-name="ro1">
          <table:table-cell table:formula="of:=[.A23]*1.0046" office:value-type="float" office:value="1.10635181177052" calcext:value-type="float">
            <text:p>1,10635181177052</text:p>
          </table:table-cell>
          <table:table-cell table:formula="of:=-0.0195*LN(1-1/[.A24])" office:value-type="float" office:value="0.0456703776340707" calcext:value-type="float">
            <text:p>0,045670377634071</text:p>
          </table:table-cell>
        </table:table-row>
        <table:table-row table:style-name="ro1">
          <table:table-cell table:formula="of:=[.A24]*1.0046" office:value-type="float" office:value="1.11144103010467" calcext:value-type="float">
            <text:p>1,11144103010467</text:p>
          </table:table-cell>
          <table:table-cell table:formula="of:=-0.0195*LN(1-1/[.A25])" office:value-type="float" office:value="0.0448483835406793" calcext:value-type="float">
            <text:p>0,044848383540679</text:p>
          </table:table-cell>
        </table:table-row>
        <table:table-row table:style-name="ro1">
          <table:table-cell table:formula="of:=[.A25]*1.0046" office:value-type="float" office:value="1.11655365884315" calcext:value-type="float">
            <text:p>1,11655365884315</text:p>
          </table:table-cell>
          <table:table-cell table:formula="of:=-0.0195*LN(1-1/[.A26])" office:value-type="float" office:value="0.0440631822559351" calcext:value-type="float">
            <text:p>0,044063182255935</text:p>
          </table:table-cell>
        </table:table-row>
        <table:table-row table:style-name="ro1">
          <table:table-cell table:formula="of:=[.A26]*1.0046" office:value-type="float" office:value="1.12168980567382" calcext:value-type="float">
            <text:p>1,12168980567382</text:p>
          </table:table-cell>
          <table:table-cell table:formula="of:=-0.0195*LN(1-1/[.A27])" office:value-type="float" office:value="0.0433117688615704" calcext:value-type="float">
            <text:p>0,04331176886157</text:p>
          </table:table-cell>
        </table:table-row>
        <table:table-row table:style-name="ro1">
          <table:table-cell table:formula="of:=[.A27]*1.0046" office:value-type="float" office:value="1.12684957877992" calcext:value-type="float">
            <text:p>1,12684957877992</text:p>
          </table:table-cell>
          <table:table-cell table:formula="of:=-0.0195*LN(1-1/[.A28])" office:value-type="float" office:value="0.042591491850125" calcext:value-type="float">
            <text:p>0,042591491850125</text:p>
          </table:table-cell>
        </table:table-row>
        <table:table-row table:style-name="ro1">
          <table:table-cell table:formula="of:=[.A28]*1.0046" office:value-type="float" office:value="1.13203308684231" calcext:value-type="float">
            <text:p>1,13203308684231</text:p>
          </table:table-cell>
          <table:table-cell table:formula="of:=-0.0195*LN(1-1/[.A29])" office:value-type="float" office:value="0.0418999997894797" calcext:value-type="float">
            <text:p>0,04189999978948</text:p>
          </table:table-cell>
        </table:table-row>
        <table:table-row table:style-name="ro1">
          <table:table-cell table:formula="of:=[.A29]*1.0046" office:value-type="float" office:value="1.13724043904179" calcext:value-type="float">
            <text:p>1,13724043904179</text:p>
          </table:table-cell>
          <table:table-cell table:formula="of:=-0.0195*LN(1-1/[.A30])" office:value-type="float" office:value="0.0412351976841401" calcext:value-type="float">
            <text:p>0,04123519768414</text:p>
          </table:table-cell>
        </table:table-row>
        <table:table-row table:style-name="ro1">
          <table:table-cell table:formula="of:=[.A30]*1.0046" office:value-type="float" office:value="1.14247174506138" calcext:value-type="float">
            <text:p>1,14247174506138</text:p>
          </table:table-cell>
          <table:table-cell table:formula="of:=-0.0195*LN(1-1/[.A31])" office:value-type="float" office:value="0.040595210991764" calcext:value-type="float">
            <text:p>0,040595210991764</text:p>
          </table:table-cell>
        </table:table-row>
        <table:table-row table:style-name="ro1">
          <table:table-cell table:formula="of:=[.A31]*1.0046" office:value-type="float" office:value="1.14772711508866" calcext:value-type="float">
            <text:p>1,14772711508866</text:p>
          </table:table-cell>
          <table:table-cell table:formula="of:=-0.0195*LN(1-1/[.A32])" office:value-type="float" office:value="0.0399783557379166" calcext:value-type="float">
            <text:p>0,039978355737917</text:p>
          </table:table-cell>
        </table:table-row>
        <table:table-row table:style-name="ro1">
          <table:table-cell table:formula="of:=[.A32]*1.0046" office:value-type="float" office:value="1.15300665981807" calcext:value-type="float">
            <text:p>1,15300665981807</text:p>
          </table:table-cell>
          <table:table-cell table:formula="of:=-0.0195*LN(1-1/[.A33])" office:value-type="float" office:value="0.0393831135294229" calcext:value-type="float">
            <text:p>0,039383113529423</text:p>
          </table:table-cell>
        </table:table-row>
        <table:table-row table:style-name="ro1">
          <table:table-cell table:formula="of:=[.A33]*1.0046" office:value-type="float" office:value="1.15831049045323" calcext:value-type="float">
            <text:p>1,15831049045323</text:p>
          </table:table-cell>
          <table:table-cell table:formula="of:=-0.0195*LN(1-1/[.A34])" office:value-type="float" office:value="0.0388081105332862" calcext:value-type="float">
            <text:p>0,038808110533286</text:p>
          </table:table-cell>
        </table:table-row>
        <table:table-row table:style-name="ro1">
          <table:table-cell table:formula="of:=[.A34]*1.0046" office:value-type="float" office:value="1.16363871870932" calcext:value-type="float">
            <text:p>1,16363871870932</text:p>
          </table:table-cell>
          <table:table-cell table:formula="of:=-0.0195*LN(1-1/[.A35])" office:value-type="float" office:value="0.0382520996891143" calcext:value-type="float">
            <text:p>0,038252099689114</text:p>
          </table:table-cell>
        </table:table-row>
        <table:table-row table:style-name="ro1">
          <table:table-cell table:formula="of:=[.A35]*1.0046" office:value-type="float" office:value="1.16899145681538" calcext:value-type="float">
            <text:p>1,16899145681538</text:p>
          </table:table-cell>
          <table:table-cell table:formula="of:=-0.0195*LN(1-1/[.A36])" office:value-type="float" office:value="0.0377139455759604" calcext:value-type="float">
            <text:p>0,037713945575961</text:p>
          </table:table-cell>
        </table:table-row>
        <table:table-row table:style-name="ro1">
          <table:table-cell table:formula="of:=[.A36]*1.0046" office:value-type="float" office:value="1.17436881751673" calcext:value-type="float">
            <text:p>1,17436881751673</text:p>
          </table:table-cell>
          <table:table-cell table:formula="of:=-0.0195*LN(1-1/[.A37])" office:value-type="float" office:value="0.0371926114719867" calcext:value-type="float">
            <text:p>0,037192611471987</text:p>
          </table:table-cell>
        </table:table-row>
        <table:table-row table:style-name="ro1">
          <table:table-cell table:formula="of:=[.A37]*1.0046" office:value-type="float" office:value="1.17977091407731" calcext:value-type="float">
            <text:p>1,17977091407731</text:p>
          </table:table-cell>
          <table:table-cell table:formula="of:=-0.0195*LN(1-1/[.A38])" office:value-type="float" office:value="0.0366871482363701" calcext:value-type="float">
            <text:p>0,03668714823637</text:p>
          </table:table-cell>
        </table:table-row>
        <table:table-row table:style-name="ro1">
          <table:table-cell table:formula="of:=[.A38]*1.0046" office:value-type="float" office:value="1.18519786028206" calcext:value-type="float">
            <text:p>1,18519786028206</text:p>
          </table:table-cell>
          <table:table-cell table:formula="of:=-0.0195*LN(1-1/[.A39])" office:value-type="float" office:value="0.0361966847139413" calcext:value-type="float">
            <text:p>0,036196684713941</text:p>
          </table:table-cell>
        </table:table-row>
        <table:table-row table:style-name="ro1">
          <table:table-cell table:formula="of:=[.A39]*1.0046" office:value-type="float" office:value="1.19064977043936" calcext:value-type="float">
            <text:p>1,19064977043936</text:p>
          </table:table-cell>
          <table:table-cell table:formula="of:=-0.0195*LN(1-1/[.A40])" office:value-type="float" office:value="0.035720419418949" calcext:value-type="float">
            <text:p>0,035720419418949</text:p>
          </table:table-cell>
        </table:table-row>
        <table:table-row table:style-name="ro1">
          <table:table-cell table:formula="of:=[.A40]*1.0046" office:value-type="float" office:value="1.19612675938338" calcext:value-type="float">
            <text:p>1,19612675938338</text:p>
          </table:table-cell>
          <table:table-cell table:formula="of:=-0.0195*LN(1-1/[.A41])" office:value-type="float" office:value="0.0352576132986343" calcext:value-type="float">
            <text:p>0,035257613298634</text:p>
          </table:table-cell>
        </table:table-row>
        <table:table-row table:style-name="ro1">
          <table:table-cell table:formula="of:=[.A41]*1.0046" office:value-type="float" office:value="1.20162894247654" calcext:value-type="float">
            <text:p>1,20162894247654</text:p>
          </table:table-cell>
          <table:table-cell table:formula="of:=-0.0195*LN(1-1/[.A42])" office:value-type="float" office:value="0.034807583412617" calcext:value-type="float">
            <text:p>0,034807583412617</text:p>
          </table:table-cell>
        </table:table-row>
        <table:table-row table:style-name="ro1">
          <table:table-cell table:formula="of:=[.A42]*1.0046" office:value-type="float" office:value="1.20715643561194" calcext:value-type="float">
            <text:p>1,20715643561194</text:p>
          </table:table-cell>
          <table:table-cell table:formula="of:=-0.0195*LN(1-1/[.A43])" office:value-type="float" office:value="0.0343696973924384" calcext:value-type="float">
            <text:p>0,034369697392438</text:p>
          </table:table-cell>
        </table:table-row>
        <table:table-row table:style-name="ro1">
          <table:table-cell table:formula="of:=[.A43]*1.0046" office:value-type="float" office:value="1.21270935521575" calcext:value-type="float">
            <text:p>1,21270935521575</text:p>
          </table:table-cell>
          <table:table-cell table:formula="of:=-0.0195*LN(1-1/[.A44])" office:value-type="float" office:value="0.0339433685684848" calcext:value-type="float">
            <text:p>0,033943368568485</text:p>
          </table:table-cell>
        </table:table-row>
        <table:table-row table:style-name="ro1">
          <table:table-cell table:formula="of:=[.A44]*1.0046" office:value-type="float" office:value="1.21828781824974" calcext:value-type="float">
            <text:p>1,21828781824974</text:p>
          </table:table-cell>
          <table:table-cell table:formula="of:=-0.0195*LN(1-1/[.A45])" office:value-type="float" office:value="0.0335280516700898" calcext:value-type="float">
            <text:p>0,03352805167009</text:p>
          </table:table-cell>
        </table:table-row>
        <table:table-row table:style-name="ro1">
          <table:table-cell table:formula="of:=[.A45]*1.0046" office:value-type="float" office:value="1.22389194221369" calcext:value-type="float">
            <text:p>1,22389194221369</text:p>
          </table:table-cell>
          <table:table-cell table:formula="of:=-0.0195*LN(1-1/[.A46])" office:value-type="float" office:value="0.0331232390197682" calcext:value-type="float">
            <text:p>0,033123239019768</text:p>
          </table:table-cell>
        </table:table-row>
        <table:table-row table:style-name="ro1">
          <table:table-cell table:formula="of:=[.A46]*1.0046" office:value-type="float" office:value="1.22952184514788" calcext:value-type="float">
            <text:p>1,22952184514788</text:p>
          </table:table-cell>
          <table:table-cell table:formula="of:=-0.0195*LN(1-1/[.A47])" office:value-type="float" office:value="0.0327284571549694" calcext:value-type="float">
            <text:p>0,032728457154969</text:p>
          </table:table-cell>
        </table:table-row>
        <table:table-row table:style-name="ro1">
          <table:table-cell table:formula="of:=[.A47]*1.0046" office:value-type="float" office:value="1.23517764563556" calcext:value-type="float">
            <text:p>1,23517764563556</text:p>
          </table:table-cell>
          <table:table-cell table:formula="of:=-0.0195*LN(1-1/[.A48])" office:value-type="float" office:value="0.0323432638209841" calcext:value-type="float">
            <text:p>0,032343263820984</text:p>
          </table:table-cell>
        </table:table-row>
        <table:table-row table:style-name="ro1">
          <table:table-cell table:formula="of:=[.A48]*1.0046" office:value-type="float" office:value="1.24085946280548" calcext:value-type="float">
            <text:p>1,24085946280548</text:p>
          </table:table-cell>
          <table:table-cell table:formula="of:=-0.0195*LN(1-1/[.A49])" office:value-type="float" office:value="0.0319672452871218" calcext:value-type="float">
            <text:p>0,031967245287122</text:p>
          </table:table-cell>
        </table:table-row>
        <table:table-row table:style-name="ro1">
          <table:table-cell table:formula="of:=[.A49]*1.0046" office:value-type="float" office:value="1.24656741633438" calcext:value-type="float">
            <text:p>1,24656741633438</text:p>
          </table:table-cell>
          <table:table-cell table:formula="of:=-0.0195*LN(1-1/[.A50])" office:value-type="float" office:value="0.0316000139453324" calcext:value-type="float">
            <text:p>0,031600013945333</text:p>
          </table:table-cell>
        </table:table-row>
        <table:table-row table:style-name="ro1">
          <table:table-cell table:formula="of:=[.A50]*1.0046" office:value-type="float" office:value="1.25230162644952" calcext:value-type="float">
            <text:p>1,25230162644952</text:p>
          </table:table-cell>
          <table:table-cell table:formula="of:=-0.0195*LN(1-1/[.A51])" office:value-type="float" office:value="0.0312412061563371" calcext:value-type="float">
            <text:p>0,031241206156337</text:p>
          </table:table-cell>
        </table:table-row>
        <table:table-row table:style-name="ro1">
          <table:table-cell table:formula="of:=[.A51]*1.0046" office:value-type="float" office:value="1.25806221393119" calcext:value-type="float">
            <text:p>1,25806221393119</text:p>
          </table:table-cell>
          <table:table-cell table:formula="of:=-0.0195*LN(1-1/[.A52])" office:value-type="float" office:value="0.0308904803132725" calcext:value-type="float">
            <text:p>0,030890480313273</text:p>
          </table:table-cell>
        </table:table-row>
        <table:table-row table:style-name="ro1">
          <table:table-cell table:formula="of:=[.A52]*1.0046" office:value-type="float" office:value="1.26384930011527" calcext:value-type="float">
            <text:p>1,26384930011527</text:p>
          </table:table-cell>
          <table:table-cell table:formula="of:=-0.0195*LN(1-1/[.A53])" office:value-type="float" office:value="0.0305475150970108" calcext:value-type="float">
            <text:p>0,030547515097011</text:p>
          </table:table-cell>
        </table:table-row>
        <table:table-row table:style-name="ro1">
          <table:table-cell table:formula="of:=[.A53]*1.0046" office:value-type="float" office:value="1.2696630068958" calcext:value-type="float">
            <text:p>1,2696630068958</text:p>
          </table:table-cell>
          <table:table-cell table:formula="of:=-0.0195*LN(1-1/[.A54])" office:value-type="float" office:value="0.030212007900827" calcext:value-type="float">
            <text:p>0,030212007900827</text:p>
          </table:table-cell>
        </table:table-row>
        <table:table-row table:style-name="ro1">
          <table:table-cell table:formula="of:=[.A54]*1.0046" office:value-type="float" office:value="1.27550345672752" calcext:value-type="float">
            <text:p>1,27550345672752</text:p>
          </table:table-cell>
          <table:table-cell table:formula="of:=-0.0195*LN(1-1/[.A55])" office:value-type="float" office:value="0.0298836734050656" calcext:value-type="float">
            <text:p>0,029883673405066</text:p>
          </table:table-cell>
        </table:table-row>
        <table:table-row table:style-name="ro1">
          <table:table-cell table:formula="of:=[.A55]*1.0046" office:value-type="float" office:value="1.28137077262847" calcext:value-type="float">
            <text:p>1,28137077262847</text:p>
          </table:table-cell>
          <table:table-cell table:formula="of:=-0.0195*LN(1-1/[.A56])" office:value-type="float" office:value="0.0295622422849851" calcext:value-type="float">
            <text:p>0,029562242284985</text:p>
          </table:table-cell>
        </table:table-row>
        <table:table-row table:style-name="ro1">
          <table:table-cell table:formula="of:=[.A56]*1.0046" office:value-type="float" office:value="1.28726507818256" calcext:value-type="float">
            <text:p>1,28726507818256</text:p>
          </table:table-cell>
          <table:table-cell table:formula="of:=-0.0195*LN(1-1/[.A57])" office:value-type="float" office:value="0.0292474600371226" calcext:value-type="float">
            <text:p>0,029247460037123</text:p>
          </table:table-cell>
        </table:table-row>
        <table:table-row table:style-name="ro1">
          <table:table-cell table:formula="of:=[.A57]*1.0046" office:value-type="float" office:value="1.2931864975422" calcext:value-type="float">
            <text:p>1,2931864975422</text:p>
          </table:table-cell>
          <table:table-cell table:formula="of:=-0.0195*LN(1-1/[.A58])" office:value-type="float" office:value="0.0289390859113684" calcext:value-type="float">
            <text:p>0,028939085911369</text:p>
          </table:table-cell>
        </table:table-row>
        <table:table-row table:style-name="ro1">
          <table:table-cell table:formula="of:=[.A58]*1.0046" office:value-type="float" office:value="1.2991351554309" calcext:value-type="float">
            <text:p>1,2991351554309</text:p>
          </table:table-cell>
          <table:table-cell table:formula="of:=-0.0195*LN(1-1/[.A59])" office:value-type="float" office:value="0.0286368919375258" calcext:value-type="float">
            <text:p>0,028636891937526</text:p>
          </table:table-cell>
        </table:table-row>
        <table:table-row table:style-name="ro1">
          <table:table-cell table:formula="of:=[.A59]*1.0046" office:value-type="float" office:value="1.30511117714588" calcext:value-type="float">
            <text:p>1,30511117714588</text:p>
          </table:table-cell>
          <table:table-cell table:formula="of:=-0.0195*LN(1-1/[.A60])" office:value-type="float" office:value="0.0283406620364991" calcext:value-type="float">
            <text:p>0,028340662036499</text:p>
          </table:table-cell>
        </table:table-row>
        <table:table-row table:style-name="ro1">
          <table:table-cell table:formula="of:=[.A60]*1.0046" office:value-type="float" office:value="1.31111468856075" calcext:value-type="float">
            <text:p>1,31111468856075</text:p>
          </table:table-cell>
          <table:table-cell table:formula="of:=-0.0195*LN(1-1/[.A61])" office:value-type="float" office:value="0.028050191207432" calcext:value-type="float">
            <text:p>0,028050191207432</text:p>
          </table:table-cell>
        </table:table-row>
        <table:table-row table:style-name="ro1">
          <table:table-cell table:formula="of:=[.A61]*1.0046" office:value-type="float" office:value="1.31714581612813" calcext:value-type="float">
            <text:p>1,31714581612813</text:p>
          </table:table-cell>
          <table:table-cell table:formula="of:=-0.0195*LN(1-1/[.A62])" office:value-type="float" office:value="0.0277652847831388" calcext:value-type="float">
            <text:p>0,027765284783139</text:p>
          </table:table-cell>
        </table:table-row>
        <table:table-row table:style-name="ro1">
          <table:table-cell table:formula="of:=[.A62]*1.0046" office:value-type="float" office:value="1.32320468688232" calcext:value-type="float">
            <text:p>1,32320468688232</text:p>
          </table:table-cell>
          <table:table-cell table:formula="of:=-0.0195*LN(1-1/[.A63])" office:value-type="float" office:value="0.0274857577470567" calcext:value-type="float">
            <text:p>0,027485757747057</text:p>
          </table:table-cell>
        </table:table-row>
        <table:table-row table:style-name="ro1">
          <table:table-cell table:formula="of:=[.A63]*1.0046" office:value-type="float" office:value="1.32929142844198" calcext:value-type="float">
            <text:p>1,32929142844198</text:p>
          </table:table-cell>
          <table:table-cell table:formula="of:=-0.0195*LN(1-1/[.A64])" office:value-type="float" office:value="0.0272114341057183" calcext:value-type="float">
            <text:p>0,027211434105718</text:p>
          </table:table-cell>
        </table:table-row>
        <table:table-row table:style-name="ro1">
          <table:table-cell table:formula="of:=[.A64]*1.0046" office:value-type="float" office:value="1.33540616901281" calcext:value-type="float">
            <text:p>1,33540616901281</text:p>
          </table:table-cell>
          <table:table-cell table:formula="of:=-0.0195*LN(1-1/[.A65])" office:value-type="float" office:value="0.0269421463114158" calcext:value-type="float">
            <text:p>0,026942146311416</text:p>
          </table:table-cell>
        </table:table-row>
        <table:table-row table:style-name="ro1">
          <table:table-cell table:formula="of:=[.A65]*1.0046" office:value-type="float" office:value="1.34154903739027" calcext:value-type="float">
            <text:p>1,34154903739027</text:p>
          </table:table-cell>
          <table:table-cell table:formula="of:=-0.0195*LN(1-1/[.A66])" office:value-type="float" office:value="0.0266777347303145" calcext:value-type="float">
            <text:p>0,026677734730315</text:p>
          </table:table-cell>
        </table:table-row>
        <table:table-row table:style-name="ro1">
          <table:table-cell table:formula="of:=[.A66]*1.0046" office:value-type="float" office:value="1.34772016296226" calcext:value-type="float">
            <text:p>1,34772016296226</text:p>
          </table:table-cell>
          <table:table-cell table:formula="of:=-0.0195*LN(1-1/[.A67])" office:value-type="float" office:value="0.0264180471517899" calcext:value-type="float">
            <text:p>0,02641804715179</text:p>
          </table:table-cell>
        </table:table-row>
        <table:table-row table:style-name="ro1">
          <table:table-cell table:formula="of:=[.A67]*1.0046" office:value-type="float" office:value="1.35391967571189" calcext:value-type="float">
            <text:p>1,35391967571189</text:p>
          </table:table-cell>
          <table:table-cell table:formula="of:=-0.0195*LN(1-1/[.A68])" office:value-type="float" office:value="0.0261629383352109" calcext:value-type="float">
            <text:p>0,026162938335211</text:p>
          </table:table-cell>
        </table:table-row>
        <table:table-row table:style-name="ro1">
          <table:table-cell table:formula="of:=[.A68]*1.0046" office:value-type="float" office:value="1.36014770622016" calcext:value-type="float">
            <text:p>1,36014770622016</text:p>
          </table:table-cell>
          <table:table-cell table:formula="of:=-0.0195*LN(1-1/[.A69])" office:value-type="float" office:value="0.0259122695907931" calcext:value-type="float">
            <text:p>0,025912269590793</text:p>
          </table:table-cell>
        </table:table-row>
        <table:table-row table:style-name="ro1">
          <table:table-cell table:formula="of:=[.A69]*1.0046" office:value-type="float" office:value="1.36640438566878" calcext:value-type="float">
            <text:p>1,36640438566878</text:p>
          </table:table-cell>
          <table:table-cell table:formula="of:=-0.0195*LN(1-1/[.A70])" office:value-type="float" office:value="0.0256659083914935" calcext:value-type="float">
            <text:p>0,025665908391494</text:p>
          </table:table-cell>
        </table:table-row>
        <table:table-row table:style-name="ro1">
          <table:table-cell table:formula="of:=[.A70]*1.0046" office:value-type="float" office:value="1.37268984584285" calcext:value-type="float">
            <text:p>1,37268984584285</text:p>
          </table:table-cell>
          <table:table-cell table:formula="of:=-0.0195*LN(1-1/[.A71])" office:value-type="float" office:value="0.0254237280132277" calcext:value-type="float">
            <text:p>0,025423728013228</text:p>
          </table:table-cell>
        </table:table-row>
        <table:table-row table:style-name="ro1">
          <table:table-cell table:formula="of:=[.A71]*1.0046" office:value-type="float" office:value="1.37900421913373" calcext:value-type="float">
            <text:p>1,37900421913373</text:p>
          </table:table-cell>
          <table:table-cell table:formula="of:=-0.0195*LN(1-1/[.A72])" office:value-type="float" office:value="0.0251856072009661" calcext:value-type="float">
            <text:p>0,025185607200966</text:p>
          </table:table-cell>
        </table:table-row>
        <table:table-row table:style-name="ro1">
          <table:table-cell table:formula="of:=[.A72]*1.0046" office:value-type="float" office:value="1.38534763854175" calcext:value-type="float">
            <text:p>1,38534763854175</text:p>
          </table:table-cell>
          <table:table-cell table:formula="of:=-0.0195*LN(1-1/[.A73])" office:value-type="float" office:value="0.0249514298585053" calcext:value-type="float">
            <text:p>0,024951429858505</text:p>
          </table:table-cell>
        </table:table-row>
        <table:table-row table:style-name="ro1">
          <table:table-cell table:formula="of:=[.A73]*1.0046" office:value-type="float" office:value="1.39172023767904" calcext:value-type="float">
            <text:p>1,39172023767904</text:p>
          </table:table-cell>
          <table:table-cell table:formula="of:=-0.0195*LN(1-1/[.A74])" office:value-type="float" office:value="0.0247210847599308" calcext:value-type="float">
            <text:p>0,024721084759931</text:p>
          </table:table-cell>
        </table:table-row>
        <table:table-row table:style-name="ro1">
          <table:table-cell table:formula="of:=[.A74]*1.0046" office:value-type="float" office:value="1.39812215077236" calcext:value-type="float">
            <text:p>1,39812215077236</text:p>
          </table:table-cell>
          <table:table-cell table:formula="of:=-0.0195*LN(1-1/[.A75])" office:value-type="float" office:value="0.0244944652809736" calcext:value-type="float">
            <text:p>0,024494465280974</text:p>
          </table:table-cell>
        </table:table-row>
        <table:table-row table:style-name="ro1">
          <table:table-cell table:formula="of:=[.A75]*1.0046" office:value-type="float" office:value="1.40455351266591" calcext:value-type="float">
            <text:p>1,40455351266591</text:p>
          </table:table-cell>
          <table:table-cell table:formula="of:=-0.0195*LN(1-1/[.A76])" office:value-type="float" office:value="0.0242714691486388" calcext:value-type="float">
            <text:p>0,024271469148639</text:p>
          </table:table-cell>
        </table:table-row>
        <table:table-row table:style-name="ro1">
          <table:table-cell table:formula="of:=[.A76]*1.0046" office:value-type="float" office:value="1.41101445882418" calcext:value-type="float">
            <text:p>1,41101445882418</text:p>
          </table:table-cell>
          <table:table-cell table:formula="of:=-0.0195*LN(1-1/[.A77])" office:value-type="float" office:value="0.0240519982076341" calcext:value-type="float">
            <text:p>0,024051998207634</text:p>
          </table:table-cell>
        </table:table-row>
        <table:table-row table:style-name="ro1">
          <table:table-cell table:formula="of:=[.A77]*1.0046" office:value-type="float" office:value="1.41750512533477" calcext:value-type="float">
            <text:p>1,41750512533477</text:p>
          </table:table-cell>
          <table:table-cell table:formula="of:=-0.0195*LN(1-1/[.A78])" office:value-type="float" office:value="0.0238359582022638" calcext:value-type="float">
            <text:p>0,023835958202264</text:p>
          </table:table-cell>
        </table:table-row>
        <table:table-row table:style-name="ro1">
          <table:table-cell table:formula="of:=[.A78]*1.0046" office:value-type="float" office:value="1.42402564891131" calcext:value-type="float">
            <text:p>1,42402564891131</text:p>
          </table:table-cell>
          <table:table-cell table:formula="of:=-0.0195*LN(1-1/[.A79])" office:value-type="float" office:value="0.0236232585725747" calcext:value-type="float">
            <text:p>0,023623258572575</text:p>
          </table:table-cell>
        </table:table-row>
        <table:table-row table:style-name="ro1">
          <table:table-cell table:formula="of:=[.A79]*1.0046" office:value-type="float" office:value="1.4305761668963" calcext:value-type="float">
            <text:p>1,4305761668963</text:p>
          </table:table-cell>
          <table:table-cell table:formula="of:=-0.0195*LN(1-1/[.A80])" office:value-type="float" office:value="0.0234138122636521" calcext:value-type="float">
            <text:p>0,023413812263652</text:p>
          </table:table-cell>
        </table:table-row>
        <table:table-row table:style-name="ro1">
          <table:table-cell table:formula="of:=[.A80]*1.0046" office:value-type="float" office:value="1.43715681726402" calcext:value-type="float">
            <text:p>1,43715681726402</text:p>
          </table:table-cell>
          <table:table-cell table:formula="of:=-0.0195*LN(1-1/[.A81])" office:value-type="float" office:value="0.0232075355470596" calcext:value-type="float">
            <text:p>0,02320753554706</text:p>
          </table:table-cell>
        </table:table-row>
        <table:table-row table:style-name="ro1">
          <table:table-cell table:formula="of:=[.A81]*1.0046" office:value-type="float" office:value="1.44376773862344" calcext:value-type="float">
            <text:p>1,44376773862344</text:p>
          </table:table-cell>
          <table:table-cell table:formula="of:=-0.0195*LN(1-1/[.A82])" office:value-type="float" office:value="0.0230043478535072" calcext:value-type="float">
            <text:p>0,023004347853507</text:p>
          </table:table-cell>
        </table:table-row>
        <table:table-row table:style-name="ro1">
          <table:table-cell table:formula="of:=[.A82]*1.0046" office:value-type="float" office:value="1.4504090702211" calcext:value-type="float">
            <text:p>1,4504090702211</text:p>
          </table:table-cell>
          <table:table-cell table:formula="of:=-0.0195*LN(1-1/[.A83])" office:value-type="float" office:value="0.0228041716159105" calcext:value-type="float">
            <text:p>0,022804171615911</text:p>
          </table:table-cell>
        </table:table-row>
        <table:table-row table:style-name="ro1">
          <table:table-cell table:formula="of:=[.A83]*1.0046" office:value-type="float" office:value="1.45708095194412" calcext:value-type="float">
            <text:p>1,45708095194412</text:p>
          </table:table-cell>
          <table:table-cell table:formula="of:=-0.0195*LN(1-1/[.A84])" office:value-type="float" office:value="0.0226069321220767" calcext:value-type="float">
            <text:p>0,022606932122077</text:p>
          </table:table-cell>
        </table:table-row>
        <table:table-row table:style-name="ro1">
          <table:table-cell table:formula="of:=[.A84]*1.0046" office:value-type="float" office:value="1.46378352432306" calcext:value-type="float">
            <text:p>1,46378352432306</text:p>
          </table:table-cell>
          <table:table-cell table:formula="of:=-0.0195*LN(1-1/[.A85])" office:value-type="float" office:value="0.0224125573763164" calcext:value-type="float">
            <text:p>0,022412557376317</text:p>
          </table:table-cell>
        </table:table-row>
        <table:table-row table:style-name="ro1">
          <table:table-cell table:formula="of:=[.A85]*1.0046" office:value-type="float" office:value="1.47051692853495" calcext:value-type="float">
            <text:p>1,47051692853495</text:p>
          </table:table-cell>
          <table:table-cell table:formula="of:=-0.0195*LN(1-1/[.A86])" office:value-type="float" office:value="0.0222209779693416" calcext:value-type="float">
            <text:p>0,022220977969342</text:p>
          </table:table-cell>
        </table:table-row>
        <table:table-row table:style-name="ro1">
          <table:table-cell table:formula="of:=[.A86]*1.0046" office:value-type="float" office:value="1.47728130640621" calcext:value-type="float">
            <text:p>1,47728130640621</text:p>
          </table:table-cell>
          <table:table-cell table:formula="of:=-0.0195*LN(1-1/[.A87])" office:value-type="float" office:value="0.0220321269558593" calcext:value-type="float">
            <text:p>0,022032126955859</text:p>
          </table:table-cell>
        </table:table-row>
        <table:table-row table:style-name="ro1">
          <table:table-cell table:formula="of:=[.A87]*1.0046" office:value-type="float" office:value="1.48407680041568" calcext:value-type="float">
            <text:p>1,48407680041568</text:p>
          </table:table-cell>
          <table:table-cell table:formula="of:=-0.0195*LN(1-1/[.A88])" office:value-type="float" office:value="0.0218459397393233" calcext:value-type="float">
            <text:p>0,021845939739323</text:p>
          </table:table-cell>
        </table:table-row>
        <table:table-row table:style-name="ro1">
          <table:table-cell table:formula="of:=[.A88]*1.0046" office:value-type="float" office:value="1.49090355369759" calcext:value-type="float">
            <text:p>1,49090355369759</text:p>
          </table:table-cell>
          <table:table-cell table:formula="of:=-0.0195*LN(1-1/[.A89])" office:value-type="float" office:value="0.0216623539633454" calcext:value-type="float">
            <text:p>0,021662353963345</text:p>
          </table:table-cell>
        </table:table-row>
        <table:table-row table:style-name="ro1">
          <table:table-cell table:formula="of:=[.A89]*1.0046" office:value-type="float" office:value="1.4977617100446" calcext:value-type="float">
            <text:p>1,4977617100446</text:p>
          </table:table-cell>
          <table:table-cell table:formula="of:=-0.0195*LN(1-1/[.A90])" office:value-type="float" office:value="0.0214813094093116" calcext:value-type="float">
            <text:p>0,021481309409312</text:p>
          </table:table-cell>
        </table:table-row>
        <table:table-row table:style-name="ro1">
          <table:table-cell table:formula="of:=[.A90]*1.0046" office:value-type="float" office:value="1.50465141391081" calcext:value-type="float">
            <text:p>1,50465141391081</text:p>
          </table:table-cell>
          <table:table-cell table:formula="of:=-0.0195*LN(1-1/[.A91])" office:value-type="float" office:value="0.0213027478997809" calcext:value-type="float">
            <text:p>0,021302747899781</text:p>
          </table:table-cell>
        </table:table-row>
        <table:table-row table:style-name="ro1">
          <table:table-cell table:formula="of:=[.A91]*1.0046" office:value-type="float" office:value="1.51157281041479" calcext:value-type="float">
            <text:p>1,51157281041479</text:p>
          </table:table-cell>
          <table:table-cell table:formula="of:=-0.0195*LN(1-1/[.A92])" office:value-type="float" office:value="0.0211266132072801" calcext:value-type="float">
            <text:p>0,02112661320728</text:p>
          </table:table-cell>
        </table:table-row>
        <table:table-row table:style-name="ro1">
          <table:table-cell table:formula="of:=[.A92]*1.0046" office:value-type="float" office:value="1.5185260453427" calcext:value-type="float">
            <text:p>1,5185260453427</text:p>
          </table:table-cell>
          <table:table-cell table:formula="of:=-0.0195*LN(1-1/[.A93])" office:value-type="float" office:value="0.0209528509681364" calcext:value-type="float">
            <text:p>0,020952850968136</text:p>
          </table:table-cell>
        </table:table-row>
        <table:table-row table:style-name="ro1">
          <table:table-cell table:formula="of:=[.A93]*1.0046" office:value-type="float" office:value="1.52551126515128" calcext:value-type="float">
            <text:p>1,52551126515128</text:p>
          </table:table-cell>
          <table:table-cell table:formula="of:=-0.0195*LN(1-1/[.A94])" office:value-type="float" office:value="0.0207814086010186" calcext:value-type="float">
            <text:p>0,020781408601019</text:p>
          </table:table-cell>
        </table:table-row>
        <table:table-row table:style-name="ro1">
          <table:table-cell table:formula="of:=[.A94]*1.0046" office:value-type="float" office:value="1.53252861697097" calcext:value-type="float">
            <text:p>1,53252861697097</text:p>
          </table:table-cell>
          <table:table-cell table:formula="of:=-0.0195*LN(1-1/[.A95])" office:value-type="float" office:value="0.0206122352298795" calcext:value-type="float">
            <text:p>0,02061223522988</text:p>
          </table:table-cell>
        </table:table-row>
        <table:table-row table:style-name="ro1">
          <table:table-cell table:formula="of:=[.A95]*1.0046" office:value-type="float" office:value="1.53957824860904" calcext:value-type="float">
            <text:p>1,53957824860904</text:p>
          </table:table-cell>
          <table:table-cell table:formula="of:=-0.0195*LN(1-1/[.A96])" office:value-type="float" office:value="0.0204452816110193" calcext:value-type="float">
            <text:p>0,020445281611019</text:p>
          </table:table-cell>
        </table:table-row>
        <table:table-row table:style-name="ro1">
          <table:table-cell table:formula="of:=[.A96]*1.0046" office:value-type="float" office:value="1.54666030855264" calcext:value-type="float">
            <text:p>1,54666030855264</text:p>
          </table:table-cell>
          <table:table-cell table:formula="of:=-0.0195*LN(1-1/[.A97])" office:value-type="float" office:value="0.0202805000640069" calcext:value-type="float">
            <text:p>0,020280500064007</text:p>
          </table:table-cell>
        </table:table-row>
        <table:table-row table:style-name="ro1">
          <table:table-cell table:formula="of:=[.A97]*1.0046" office:value-type="float" office:value="1.55377494597198" calcext:value-type="float">
            <text:p>1,55377494597198</text:p>
          </table:table-cell>
          <table:table-cell table:formula="of:=-0.0195*LN(1-1/[.A98])" office:value-type="float" office:value="0.0201178444062173" calcext:value-type="float">
            <text:p>0,020117844406217</text:p>
          </table:table-cell>
        </table:table-row>
        <table:table-row table:style-name="ro1">
          <table:table-cell table:formula="of:=[.A98]*1.0046" office:value-type="float" office:value="1.56092231072346" calcext:value-type="float">
            <text:p>1,56092231072346</text:p>
          </table:table-cell>
          <table:table-cell table:formula="of:=-0.0195*LN(1-1/[.A99])" office:value-type="float" office:value="0.0199572698907604" calcext:value-type="float">
            <text:p>0,01995726989076</text:p>
          </table:table-cell>
        </table:table-row>
        <table:table-row table:style-name="ro1">
          <table:table-cell table:formula="of:=[.A99]*1.0046" office:value-type="float" office:value="1.56810255335278" calcext:value-type="float">
            <text:p>1,56810255335278</text:p>
          </table:table-cell>
          <table:table-cell table:formula="of:=-0.0195*LN(1-1/[.A100])" office:value-type="float" office:value="0.0197987331475924" calcext:value-type="float">
            <text:p>0,019798733147593</text:p>
          </table:table-cell>
        </table:table-row>
        <table:table-row table:style-name="ro1">
          <table:table-cell table:formula="of:=[.A100]*1.0046" office:value-type="float" office:value="1.57531582509821" calcext:value-type="float">
            <text:p>1,57531582509821</text:p>
          </table:table-cell>
          <table:table-cell table:formula="of:=-0.0195*LN(1-1/[.A101])" office:value-type="float" office:value="0.0196421921276161" calcext:value-type="float">
            <text:p>0,019642192127616</text:p>
          </table:table-cell>
        </table:table-row>
        <table:table-row table:style-name="ro1">
          <table:table-cell table:formula="of:=[.A101]*1.0046" office:value-type="float" office:value="1.58256227789366" calcext:value-type="float">
            <text:p>1,58256227789366</text:p>
          </table:table-cell>
          <table:table-cell table:formula="of:=-0.0195*LN(1-1/[.A102])" office:value-type="float" office:value="0.0194876060495888" calcext:value-type="float">
            <text:p>0,019487606049589</text:p>
          </table:table-cell>
        </table:table-row>
        <table:table-row table:style-name="ro1">
          <table:table-cell table:formula="of:=[.A102]*1.0046" office:value-type="float" office:value="1.58984206437197" calcext:value-type="float">
            <text:p>1,58984206437197</text:p>
          </table:table-cell>
          <table:table-cell table:formula="of:=-0.0195*LN(1-1/[.A103])" office:value-type="float" office:value="0.0193349353496728" calcext:value-type="float">
            <text:p>0,019334935349673</text:p>
          </table:table-cell>
        </table:table-row>
        <table:table-row table:style-name="ro1">
          <table:table-cell table:formula="of:=[.A103]*1.0046" office:value-type="float" office:value="1.59715533786808" calcext:value-type="float">
            <text:p>1,59715533786808</text:p>
          </table:table-cell>
          <table:table-cell table:formula="of:=-0.0195*LN(1-1/[.A104])" office:value-type="float" office:value="0.0191841416334695" calcext:value-type="float">
            <text:p>0,01918414163347</text:p>
          </table:table-cell>
        </table:table-row>
        <table:table-row table:style-name="ro1">
          <table:table-cell table:formula="of:=[.A104]*1.0046" office:value-type="float" office:value="1.60450225242227" calcext:value-type="float">
            <text:p>1,60450225242227</text:p>
          </table:table-cell>
          <table:table-cell table:formula="of:=-0.0195*LN(1-1/[.A105])" office:value-type="float" office:value="0.0190351876303929" calcext:value-type="float">
            <text:p>0,019035187630393</text:p>
          </table:table-cell>
        </table:table-row>
        <table:table-row table:style-name="ro1">
          <table:table-cell table:formula="of:=[.A105]*1.0046" office:value-type="float" office:value="1.61188296278341" calcext:value-type="float">
            <text:p>1,61188296278341</text:p>
          </table:table-cell>
          <table:table-cell table:formula="of:=-0.0195*LN(1-1/[.A106])" office:value-type="float" office:value="0.0188880371502474" calcext:value-type="float">
            <text:p>0,018888037150248</text:p>
          </table:table-cell>
        </table:table-row>
        <table:table-row table:style-name="ro1">
          <table:table-cell table:formula="of:=[.A106]*1.0046" office:value-type="float" office:value="1.61929762441222" calcext:value-type="float">
            <text:p>1,61929762441222</text:p>
          </table:table-cell>
          <table:table-cell table:formula="of:=-0.0195*LN(1-1/[.A107])" office:value-type="float" office:value="0.0187426550418832" calcext:value-type="float">
            <text:p>0,018742655041883</text:p>
          </table:table-cell>
        </table:table-row>
        <table:table-row table:style-name="ro1">
          <table:table-cell table:formula="of:=[.A107]*1.0046" office:value-type="float" office:value="1.62674639348451" calcext:value-type="float">
            <text:p>1,62674639348451</text:p>
          </table:table-cell>
          <table:table-cell table:formula="of:=-0.0195*LN(1-1/[.A108])" office:value-type="float" office:value="0.0185990071538094" calcext:value-type="float">
            <text:p>0,018599007153809</text:p>
          </table:table-cell>
        </table:table-row>
        <table:table-row table:style-name="ro1">
          <table:table-cell table:formula="of:=[.A108]*1.0046" office:value-type="float" office:value="1.63422942689454" calcext:value-type="float">
            <text:p>1,63422942689454</text:p>
          </table:table-cell>
          <table:table-cell table:formula="of:=-0.0195*LN(1-1/[.A109])" office:value-type="float" office:value="0.0184570602966577" calcext:value-type="float">
            <text:p>0,018457060296658</text:p>
          </table:table-cell>
        </table:table-row>
        <table:table-row table:style-name="ro1">
          <table:table-cell table:formula="of:=[.A109]*1.0046" office:value-type="float" office:value="1.64174688225826" calcext:value-type="float">
            <text:p>1,64174688225826</text:p>
          </table:table-cell>
          <table:table-cell table:formula="of:=-0.0195*LN(1-1/[.A110])" office:value-type="float" office:value="0.0183167822073906" calcext:value-type="float">
            <text:p>0,018316782207391</text:p>
          </table:table-cell>
        </table:table-row>
        <table:table-row table:style-name="ro1">
          <table:table-cell table:formula="of:=[.A110]*1.0046" office:value-type="float" office:value="1.64929891791665" calcext:value-type="float">
            <text:p>1,64929891791665</text:p>
          </table:table-cell>
          <table:table-cell table:formula="of:=-0.0195*LN(1-1/[.A111])" office:value-type="float" office:value="0.0181781415151588" calcext:value-type="float">
            <text:p>0,018178141515159</text:p>
          </table:table-cell>
        </table:table-row>
        <table:table-row table:style-name="ro1">
          <table:table-cell table:formula="of:=[.A111]*1.0046" office:value-type="float" office:value="1.65688569293906" calcext:value-type="float">
            <text:p>1,65688569293906</text:p>
          </table:table-cell>
          <table:table-cell table:formula="of:=-0.0195*LN(1-1/[.A112])" office:value-type="float" office:value="0.0180411077087182" calcext:value-type="float">
            <text:p>0,018041107708718</text:p>
          </table:table-cell>
        </table:table-row>
        <table:table-row table:style-name="ro1">
          <table:table-cell table:formula="of:=[.A112]*1.0046" office:value-type="float" office:value="1.66450736712658" calcext:value-type="float">
            <text:p>1,66450736712658</text:p>
          </table:table-cell>
          <table:table-cell table:formula="of:=-0.0195*LN(1-1/[.A113])" office:value-type="float" office:value="0.0179056511053195" calcext:value-type="float">
            <text:p>0,01790565110532</text:p>
          </table:table-cell>
        </table:table-row>
        <table:table-row table:style-name="ro1">
          <table:table-cell table:formula="of:=[.A113]*1.0046" office:value-type="float" office:value="1.67216410101536" calcext:value-type="float">
            <text:p>1,67216410101536</text:p>
          </table:table-cell>
          <table:table-cell table:formula="of:=-0.0195*LN(1-1/[.A114])" office:value-type="float" office:value="0.0177717428209945" calcext:value-type="float">
            <text:p>0,017771742820995</text:p>
          </table:table-cell>
        </table:table-row>
        <table:table-row table:style-name="ro1">
          <table:table-cell table:formula="of:=[.A114]*1.0046" office:value-type="float" office:value="1.67985605588003" calcext:value-type="float">
            <text:p>1,67985605588003</text:p>
          </table:table-cell>
          <table:table-cell table:formula="of:=-0.0195*LN(1-1/[.A115])" office:value-type="float" office:value="0.0176393547421612" calcext:value-type="float">
            <text:p>0,017639354742161</text:p>
          </table:table-cell>
        </table:table-row>
        <table:table-row table:style-name="ro1">
          <table:table-cell table:formula="of:=[.A115]*1.0046" office:value-type="float" office:value="1.68758339373708" calcext:value-type="float">
            <text:p>1,68758339373708</text:p>
          </table:table-cell>
          <table:table-cell table:formula="of:=-0.0195*LN(1-1/[.A116])" office:value-type="float" office:value="0.0175084594984807" calcext:value-type="float">
            <text:p>0,017508459498481</text:p>
          </table:table-cell>
        </table:table-row>
        <table:table-row table:style-name="ro1">
          <table:table-cell table:formula="of:=[.A116]*1.0046" office:value-type="float" office:value="1.69534627734827" calcext:value-type="float">
            <text:p>1,69534627734827</text:p>
          </table:table-cell>
          <table:table-cell table:formula="of:=-0.0195*LN(1-1/[.A117])" office:value-type="float" office:value="0.0173790304368984" calcext:value-type="float">
            <text:p>0,017379030436899</text:p>
          </table:table-cell>
        </table:table-row>
        <table:table-row table:style-name="ro1">
          <table:table-cell table:formula="of:=[.A117]*1.0046" office:value-type="float" office:value="1.70314487022408" calcext:value-type="float">
            <text:p>1,70314487022408</text:p>
          </table:table-cell>
          <table:table-cell table:formula="of:=-0.0195*LN(1-1/[.A118])" office:value-type="float" office:value="0.0172510415968095" calcext:value-type="float">
            <text:p>0,01725104159681</text:p>
          </table:table-cell>
        </table:table-row>
        <table:table-row table:style-name="ro1">
          <table:table-cell table:formula="of:=[.A118]*1.0046" office:value-type="float" office:value="1.71097933662711" calcext:value-type="float">
            <text:p>1,71097933662711</text:p>
          </table:table-cell>
          <table:table-cell table:formula="of:=-0.0195*LN(1-1/[.A119])" office:value-type="float" office:value="0.0171244676862895" calcext:value-type="float">
            <text:p>0,01712446768629</text:p>
          </table:table-cell>
        </table:table-row>
        <table:table-row table:style-name="ro1">
          <table:table-cell table:formula="of:=[.A119]*1.0046" office:value-type="float" office:value="1.71884984157559" calcext:value-type="float">
            <text:p>1,71884984157559</text:p>
          </table:table-cell>
          <table:table-cell table:formula="of:=-0.0195*LN(1-1/[.A120])" office:value-type="float" office:value="0.0169992840593365" calcext:value-type="float">
            <text:p>0,016999284059337</text:p>
          </table:table-cell>
        </table:table-row>
        <table:table-row table:style-name="ro1">
          <table:table-cell table:formula="of:=[.A120]*1.0046" office:value-type="float" office:value="1.72675655084684" calcext:value-type="float">
            <text:p>1,72675655084684</text:p>
          </table:table-cell>
          <table:table-cell table:formula="of:=-0.0195*LN(1-1/[.A121])" office:value-type="float" office:value="0.0168754666940736" calcext:value-type="float">
            <text:p>0,016875466694074</text:p>
          </table:table-cell>
        </table:table-row>
        <table:table-row table:style-name="ro1">
          <table:table-cell table:formula="of:=[.A121]*1.0046" office:value-type="float" office:value="1.73469963098073" calcext:value-type="float">
            <text:p>1,73469963098073</text:p>
          </table:table-cell>
          <table:table-cell table:formula="of:=-0.0195*LN(1-1/[.A122])" office:value-type="float" office:value="0.0167529921718628" calcext:value-type="float">
            <text:p>0,016752992171863</text:p>
          </table:table-cell>
        </table:table-row>
        <table:table-row table:style-name="ro1">
          <table:table-cell table:formula="of:=[.A122]*1.0046" office:value-type="float" office:value="1.74267924928324" calcext:value-type="float">
            <text:p>1,74267924928324</text:p>
          </table:table-cell>
          <table:table-cell table:formula="of:=-0.0195*LN(1-1/[.A123])" office:value-type="float" office:value="0.0166318376572857" calcext:value-type="float">
            <text:p>0,016631837657286</text:p>
          </table:table-cell>
        </table:table-row>
        <table:table-row table:style-name="ro1">
          <table:table-cell table:formula="of:=[.A123]*1.0046" office:value-type="float" office:value="1.75069557382995" calcext:value-type="float">
            <text:p>1,75069557382995</text:p>
          </table:table-cell>
          <table:table-cell table:formula="of:=-0.0195*LN(1-1/[.A124])" office:value-type="float" office:value="0.016511980878948" calcext:value-type="float">
            <text:p>0,016511980878948</text:p>
          </table:table-cell>
        </table:table-row>
        <table:table-row table:style-name="ro1">
          <table:table-cell table:formula="of:=[.A124]*1.0046" office:value-type="float" office:value="1.75874877346957" calcext:value-type="float">
            <text:p>1,75874877346957</text:p>
          </table:table-cell>
          <table:table-cell table:formula="of:=-0.0195*LN(1-1/[.A125])" office:value-type="float" office:value="0.0163934001110672" calcext:value-type="float">
            <text:p>0,016393400111067</text:p>
          </table:table-cell>
        </table:table-row>
        <table:table-row table:style-name="ro1">
          <table:table-cell table:formula="of:=[.A125]*1.0046" office:value-type="float" office:value="1.76683901782753" calcext:value-type="float">
            <text:p>1,76683901782753</text:p>
          </table:table-cell>
          <table:table-cell table:formula="of:=-0.0195*LN(1-1/[.A126])" office:value-type="float" office:value="0.0162760741558057" calcext:value-type="float">
            <text:p>0,016276074155806</text:p>
          </table:table-cell>
        </table:table-row>
        <table:table-row table:style-name="ro1">
          <table:table-cell table:formula="of:=[.A126]*1.0046" office:value-type="float" office:value="1.77496647730953" calcext:value-type="float">
            <text:p>1,77496647730953</text:p>
          </table:table-cell>
          <table:table-cell table:formula="of:=-0.0195*LN(1-1/[.A127])" office:value-type="float" office:value="0.0161599823263131" calcext:value-type="float">
            <text:p>0,016159982326313</text:p>
          </table:table-cell>
        </table:table-row>
        <table:table-row table:style-name="ro1">
          <table:table-cell table:formula="of:=[.A127]*1.0046" office:value-type="float" office:value="1.78313132310516" calcext:value-type="float">
            <text:p>1,78313132310516</text:p>
          </table:table-cell>
          <table:table-cell table:formula="of:=-0.0195*LN(1-1/[.A128])" office:value-type="float" office:value="0.0160451044304444" calcext:value-type="float">
            <text:p>0,016045104430444</text:p>
          </table:table-cell>
        </table:table-row>
        <table:table-row table:style-name="ro1">
          <table:table-cell table:formula="of:=[.A128]*1.0046" office:value-type="float" office:value="1.79133372719144" calcext:value-type="float">
            <text:p>1,79133372719144</text:p>
          </table:table-cell>
          <table:table-cell table:formula="of:=-0.0195*LN(1-1/[.A129])" office:value-type="float" office:value="0.0159314207551213" calcext:value-type="float">
            <text:p>0,015931420755121</text:p>
          </table:table-cell>
        </table:table-row>
        <table:table-row table:style-name="ro1">
          <table:table-cell table:formula="of:=[.A129]*1.0046" office:value-type="float" office:value="1.79957386233652" calcext:value-type="float">
            <text:p>1,79957386233652</text:p>
          </table:table-cell>
          <table:table-cell table:formula="of:=-0.0195*LN(1-1/[.A130])" office:value-type="float" office:value="0.0158189120513071" calcext:value-type="float">
            <text:p>0,015818912051307</text:p>
          </table:table-cell>
        </table:table-row>
        <table:table-row table:style-name="ro1">
          <table:table-cell table:formula="of:=[.A130]*1.0046" office:value-type="float" office:value="1.80785190210327" calcext:value-type="float">
            <text:p>1,80785190210327</text:p>
          </table:table-cell>
          <table:table-cell table:formula="of:=-0.0195*LN(1-1/[.A131])" office:value-type="float" office:value="0.0157075595195655" calcext:value-type="float">
            <text:p>0,015707559519566</text:p>
          </table:table-cell>
        </table:table-row>
        <table:table-row table:style-name="ro1">
          <table:table-cell table:formula="of:=[.A131]*1.0046" office:value-type="float" office:value="1.81616802085294" calcext:value-type="float">
            <text:p>1,81616802085294</text:p>
          </table:table-cell>
          <table:table-cell table:formula="of:=-0.0195*LN(1-1/[.A132])" office:value-type="float" office:value="0.0155973447961775" calcext:value-type="float">
            <text:p>0,015597344796178</text:p>
          </table:table-cell>
        </table:table-row>
        <table:table-row table:style-name="ro1">
          <table:table-cell table:formula="of:=[.A132]*1.0046" office:value-type="float" office:value="1.82452239374887" calcext:value-type="float">
            <text:p>1,82452239374887</text:p>
          </table:table-cell>
          <table:table-cell table:formula="of:=-0.0195*LN(1-1/[.A133])" office:value-type="float" office:value="0.0154882499397899" calcext:value-type="float">
            <text:p>0,01548824993979</text:p>
          </table:table-cell>
        </table:table-row>
        <table:table-row table:style-name="ro1">
          <table:table-cell table:formula="of:=[.A133]*1.0046" office:value-type="float" office:value="1.83291519676011" calcext:value-type="float">
            <text:p>1,83291519676011</text:p>
          </table:table-cell>
          <table:table-cell table:formula="of:=-0.0195*LN(1-1/[.A134])" office:value-type="float" office:value="0.0153802574185715" calcext:value-type="float">
            <text:p>0,015380257418572</text:p>
          </table:table-cell>
        </table:table-row>
        <table:table-row table:style-name="ro1">
          <table:table-cell table:formula="of:=[.A134]*1.0046" office:value-type="float" office:value="1.84134660666521" calcext:value-type="float">
            <text:p>1,84134660666521</text:p>
          </table:table-cell>
          <table:table-cell table:formula="of:=-0.0195*LN(1-1/[.A135])" office:value-type="float" office:value="0.0152733500978537" calcext:value-type="float">
            <text:p>0,015273350097854</text:p>
          </table:table-cell>
        </table:table-row>
        <table:table-row table:style-name="ro1">
          <table:table-cell table:formula="of:=[.A135]*1.0046" office:value-type="float" office:value="1.84981680105587" calcext:value-type="float">
            <text:p>1,84981680105587</text:p>
          </table:table-cell>
          <table:table-cell table:formula="of:=-0.0195*LN(1-1/[.A136])" office:value-type="float" office:value="0.0151675112282339" calcext:value-type="float">
            <text:p>0,015167511228234</text:p>
          </table:table-cell>
        </table:table-row>
        <table:table-row table:style-name="ro1">
          <table:table-cell table:formula="of:=[.A136]*1.0046" office:value-type="float" office:value="1.85832595834072" calcext:value-type="float">
            <text:p>1,85832595834072</text:p>
          </table:table-cell>
          <table:table-cell table:formula="of:=-0.0195*LN(1-1/[.A137])" office:value-type="float" office:value="0.0150627244341216" calcext:value-type="float">
            <text:p>0,015062724434122</text:p>
          </table:table-cell>
        </table:table-row>
        <table:table-row table:style-name="ro1">
          <table:table-cell table:formula="of:=[.A137]*1.0046" office:value-type="float" office:value="1.86687425774909" calcext:value-type="float">
            <text:p>1,86687425774909</text:p>
          </table:table-cell>
          <table:table-cell table:formula="of:=-0.0195*LN(1-1/[.A138])" office:value-type="float" office:value="0.0149589737027066" calcext:value-type="float">
            <text:p>0,014958973702707</text:p>
          </table:table-cell>
        </table:table-row>
        <table:table-row table:style-name="ro1">
          <table:table-cell table:formula="of:=[.A138]*1.0046" office:value-type="float" office:value="1.87546187933474" calcext:value-type="float">
            <text:p>1,87546187933474</text:p>
          </table:table-cell>
          <table:table-cell table:formula="of:=-0.0195*LN(1-1/[.A139])" office:value-type="float" office:value="0.014856243373331" calcext:value-type="float">
            <text:p>0,014856243373331</text:p>
          </table:table-cell>
        </table:table-row>
        <table:table-row table:style-name="ro1">
          <table:table-cell table:formula="of:=[.A139]*1.0046" office:value-type="float" office:value="1.88408900397968" calcext:value-type="float">
            <text:p>1,88408900397968</text:p>
          </table:table-cell>
          <table:table-cell table:formula="of:=-0.0195*LN(1-1/[.A140])" office:value-type="float" office:value="0.0147545181272485" calcext:value-type="float">
            <text:p>0,014754518127249</text:p>
          </table:table-cell>
        </table:table-row>
        <table:table-row table:style-name="ro1">
          <table:table-cell table:formula="of:=[.A140]*1.0046" office:value-type="float" office:value="1.89275581339798" calcext:value-type="float">
            <text:p>1,89275581339798</text:p>
          </table:table-cell>
          <table:table-cell table:formula="of:=-0.0195*LN(1-1/[.A141])" office:value-type="float" office:value="0.0146537829777527" calcext:value-type="float">
            <text:p>0,014653782977753</text:p>
          </table:table-cell>
        </table:table-row>
        <table:table-row table:style-name="ro1">
          <table:table-cell table:formula="of:=[.A141]*1.0046" office:value-type="float" office:value="1.90146249013961" calcext:value-type="float">
            <text:p>1,90146249013961</text:p>
          </table:table-cell>
          <table:table-cell table:formula="of:=-0.0195*LN(1-1/[.A142])" office:value-type="float" office:value="0.0145540232606591" calcext:value-type="float">
            <text:p>0,014554023260659</text:p>
          </table:table-cell>
        </table:table-row>
        <table:table-row table:style-name="ro1">
          <table:table-cell table:formula="of:=[.A142]*1.0046" office:value-type="float" office:value="1.91020921759425" calcext:value-type="float">
            <text:p>1,91020921759425</text:p>
          </table:table-cell>
          <table:table-cell table:formula="of:=-0.0195*LN(1-1/[.A143])" office:value-type="float" office:value="0.014455224625126" calcext:value-type="float">
            <text:p>0,014455224625126</text:p>
          </table:table-cell>
        </table:table-row>
        <table:table-row table:style-name="ro1">
          <table:table-cell table:formula="of:=[.A143]*1.0046" office:value-type="float" office:value="1.91899617999519" calcext:value-type="float">
            <text:p>1,91899617999519</text:p>
          </table:table-cell>
          <table:table-cell table:formula="of:=-0.0195*LN(1-1/[.A144])" office:value-type="float" office:value="0.0143573730248002" calcext:value-type="float">
            <text:p>0,0143573730248</text:p>
          </table:table-cell>
        </table:table-row>
        <table:table-row table:style-name="ro1">
          <table:table-cell table:formula="of:=[.A144]*1.0046" office:value-type="float" office:value="1.92782356242317" calcext:value-type="float">
            <text:p>1,92782356242317</text:p>
          </table:table-cell>
          <table:table-cell table:formula="of:=-0.0195*LN(1-1/[.A145])" office:value-type="float" office:value="0.0142604547092719" calcext:value-type="float">
            <text:p>0,014260454709272</text:p>
          </table:table-cell>
        </table:table-row>
        <table:table-row table:style-name="ro1">
          <table:table-cell table:formula="of:=[.A145]*1.0046" office:value-type="float" office:value="1.93669155081031" calcext:value-type="float">
            <text:p>1,93669155081031</text:p>
          </table:table-cell>
          <table:table-cell table:formula="of:=-0.0195*LN(1-1/[.A146])" office:value-type="float" office:value="0.0141644562158291" calcext:value-type="float">
            <text:p>0,014164456215829</text:p>
          </table:table-cell>
        </table:table-row>
        <table:table-row table:style-name="ro1">
          <table:table-cell table:formula="of:=[.A146]*1.0046" office:value-type="float" office:value="1.94560033194404" calcext:value-type="float">
            <text:p>1,94560033194404</text:p>
          </table:table-cell>
          <table:table-cell table:formula="of:=-0.0195*LN(1-1/[.A147])" office:value-type="float" office:value="0.0140693643614959" calcext:value-type="float">
            <text:p>0,014069364361496</text:p>
          </table:table-cell>
        </table:table-row>
        <table:table-row table:style-name="ro1">
          <table:table-cell table:formula="of:=[.A147]*1.0046" office:value-type="float" office:value="1.95455009347098" calcext:value-type="float">
            <text:p>1,95455009347098</text:p>
          </table:table-cell>
          <table:table-cell table:formula="of:=-0.0195*LN(1-1/[.A148])" office:value-type="float" office:value="0.0139751662353449" calcext:value-type="float">
            <text:p>0,013975166235345</text:p>
          </table:table-cell>
        </table:table-row>
        <table:table-row table:style-name="ro1">
          <table:table-cell table:formula="of:=[.A148]*1.0046" office:value-type="float" office:value="1.96354102390095" calcext:value-type="float">
            <text:p>1,96354102390095</text:p>
          </table:table-cell>
          <table:table-cell table:formula="of:=-0.0195*LN(1-1/[.A149])" office:value-type="float" office:value="0.013881849191072" calcext:value-type="float">
            <text:p>0,013881849191072</text:p>
          </table:table-cell>
        </table:table-row>
        <table:table-row table:style-name="ro1">
          <table:table-cell table:formula="of:=[.A149]*1.0046" office:value-type="float" office:value="1.97257331261089" calcext:value-type="float">
            <text:p>1,97257331261089</text:p>
          </table:table-cell>
          <table:table-cell table:formula="of:=-0.0195*LN(1-1/[.A150])" office:value-type="float" office:value="0.0137894008398229" calcext:value-type="float">
            <text:p>0,013789400839823</text:p>
          </table:table-cell>
        </table:table-row>
        <table:table-row table:style-name="ro1">
          <table:table-cell table:formula="of:=[.A150]*1.0046" office:value-type="float" office:value="1.9816471498489" calcext:value-type="float">
            <text:p>1,9816471498489</text:p>
          </table:table-cell>
          <table:table-cell table:formula="of:=-0.0195*LN(1-1/[.A151])" office:value-type="float" office:value="0.0136978090432604" calcext:value-type="float">
            <text:p>0,01369780904326</text:p>
          </table:table-cell>
        </table:table-row>
        <table:table-row table:style-name="ro1">
          <table:table-cell table:formula="of:=[.A151]*1.0046" office:value-type="float" office:value="1.99076272673821" calcext:value-type="float">
            <text:p>1,99076272673821</text:p>
          </table:table-cell>
          <table:table-cell table:formula="of:=-0.0195*LN(1-1/[.A152])" office:value-type="float" office:value="0.0136070619068646" calcext:value-type="float">
            <text:p>0,013607061906865</text:p>
          </table:table-cell>
        </table:table-row>
        <table:table-row table:style-name="ro1">
          <table:table-cell table:formula="of:=[.A152]*1.0046" office:value-type="float" office:value="1.9999202352812" calcext:value-type="float">
            <text:p>1,9999202352812</text:p>
          </table:table-cell>
          <table:table-cell table:formula="of:=-0.0195*LN(1-1/[.A153])" office:value-type="float" office:value="0.0135171477734552" calcext:value-type="float">
            <text:p>0,013517147773455</text:p>
          </table:table-cell>
        </table:table-row>
        <table:table-row table:style-name="ro1">
          <table:table-cell table:formula="of:=[.A153]*1.0046" office:value-type="float" office:value="2.0091198683635" calcext:value-type="float">
            <text:p>2,0091198683635</text:p>
          </table:table-cell>
          <table:table-cell table:formula="of:=-0.0195*LN(1-1/[.A154])" office:value-type="float" office:value="0.013428055216927" calcext:value-type="float">
            <text:p>0,013428055216927</text:p>
          </table:table-cell>
        </table:table-row>
        <table:table-row table:style-name="ro1">
          <table:table-cell table:formula="of:=[.A154]*1.0046" office:value-type="float" office:value="2.01836181975797" calcext:value-type="float">
            <text:p>2,01836181975797</text:p>
          </table:table-cell>
          <table:table-cell table:formula="of:=-0.0195*LN(1-1/[.A155])" office:value-type="float" office:value="0.0133397730361915" calcext:value-type="float">
            <text:p>0,013339773036192</text:p>
          </table:table-cell>
        </table:table-row>
        <table:table-row table:style-name="ro1">
          <table:table-cell table:formula="of:=[.A155]*1.0046" office:value-type="float" office:value="2.02764628412886" calcext:value-type="float">
            <text:p>2,02764628412886</text:p>
          </table:table-cell>
          <table:table-cell table:formula="of:=-0.0195*LN(1-1/[.A156])" office:value-type="float" office:value="0.0132522902493158" calcext:value-type="float">
            <text:p>0,013252290249316</text:p>
          </table:table-cell>
        </table:table-row>
        <table:table-row table:style-name="ro1">
          <table:table-cell table:formula="of:=[.A156]*1.0046" office:value-type="float" office:value="2.03697345703585" calcext:value-type="float">
            <text:p>2,03697345703585</text:p>
          </table:table-cell>
          <table:table-cell table:formula="of:=-0.0195*LN(1-1/[.A157])" office:value-type="float" office:value="0.0131655960878506" calcext:value-type="float">
            <text:p>0,013165596087851</text:p>
          </table:table-cell>
        </table:table-row>
        <table:table-row table:style-name="ro1">
          <table:table-cell table:formula="of:=[.A157]*1.0046" office:value-type="float" office:value="2.04634353493821" calcext:value-type="float">
            <text:p>2,04634353493821</text:p>
          </table:table-cell>
          <table:table-cell table:formula="of:=-0.0195*LN(1-1/[.A158])" office:value-type="float" office:value="0.0130796799913412" calcext:value-type="float">
            <text:p>0,013079679991341</text:p>
          </table:table-cell>
        </table:table-row>
        <table:table-row table:style-name="ro1">
          <table:table-cell table:formula="of:=[.A158]*1.0046" office:value-type="float" office:value="2.05575671519893" calcext:value-type="float">
            <text:p>2,05575671519893</text:p>
          </table:table-cell>
          <table:table-cell table:formula="of:=-0.0195*LN(1-1/[.A159])" office:value-type="float" office:value="0.0129945316020129" calcext:value-type="float">
            <text:p>0,012994531602013</text:p>
          </table:table-cell>
        </table:table-row>
        <table:table-row table:style-name="ro1">
          <table:table-cell table:formula="of:=[.A159]*1.0046" office:value-type="float" office:value="2.06521319608884" calcext:value-type="float">
            <text:p>2,06521319608884</text:p>
          </table:table-cell>
          <table:table-cell table:formula="of:=-0.0195*LN(1-1/[.A160])" office:value-type="float" office:value="0.0129101407596267" calcext:value-type="float">
            <text:p>0,012910140759627</text:p>
          </table:table-cell>
        </table:table-row>
        <table:table-row table:style-name="ro1">
          <table:table-cell table:formula="of:=[.A160]*1.0046" office:value-type="float" office:value="2.07471317679085" calcext:value-type="float">
            <text:p>2,07471317679085</text:p>
          </table:table-cell>
          <table:table-cell table:formula="of:=-0.0195*LN(1-1/[.A161])" office:value-type="float" office:value="0.0128264974964952" calcext:value-type="float">
            <text:p>0,012826497496495</text:p>
          </table:table-cell>
        </table:table-row>
        <table:table-row table:style-name="ro1">
          <table:table-cell table:formula="of:=[.A161]*1.0046" office:value-type="float" office:value="2.08425685740409" calcext:value-type="float">
            <text:p>2,08425685740409</text:p>
          </table:table-cell>
          <table:table-cell table:formula="of:=-0.0195*LN(1-1/[.A162])" office:value-type="float" office:value="0.0127435920326566" calcext:value-type="float">
            <text:p>0,012743592032657</text:p>
          </table:table-cell>
        </table:table-row>
        <table:table-row table:style-name="ro1">
          <table:table-cell table:formula="of:=[.A162]*1.0046" office:value-type="float" office:value="2.09384443894815" calcext:value-type="float">
            <text:p>2,09384443894815</text:p>
          </table:table-cell>
          <table:table-cell table:formula="of:=-0.0195*LN(1-1/[.A163])" office:value-type="float" office:value="0.0126614147711979" calcext:value-type="float">
            <text:p>0,012661414771198</text:p>
          </table:table-cell>
        </table:table-row>
        <table:table-row table:style-name="ro1">
          <table:table-cell table:formula="of:=[.A163]*1.0046" office:value-type="float" office:value="2.10347612336731" calcext:value-type="float">
            <text:p>2,10347612336731</text:p>
          </table:table-cell>
          <table:table-cell table:formula="of:=-0.0195*LN(1-1/[.A164])" office:value-type="float" office:value="0.0125799562937231" calcext:value-type="float">
            <text:p>0,012579956293723</text:p>
          </table:table-cell>
        </table:table-row>
        <table:table-row table:style-name="ro1">
          <table:table-cell table:formula="of:=[.A164]*1.0046" office:value-type="float" office:value="2.1131521135348" calcext:value-type="float">
            <text:p>2,1131521135348</text:p>
          </table:table-cell>
          <table:table-cell table:formula="of:=-0.0195*LN(1-1/[.A165])" office:value-type="float" office:value="0.0124992073559611" calcext:value-type="float">
            <text:p>0,012499207355961</text:p>
          </table:table-cell>
        </table:table-row>
        <table:table-row table:style-name="ro1">
          <table:table-cell table:formula="of:=[.A165]*1.0046" office:value-type="float" office:value="2.12287261325706" calcext:value-type="float">
            <text:p>2,12287261325706</text:p>
          </table:table-cell>
          <table:table-cell table:formula="of:=-0.0195*LN(1-1/[.A166])" office:value-type="float" office:value="0.0124191588835076" calcext:value-type="float">
            <text:p>0,012419158883508</text:p>
          </table:table-cell>
        </table:table-row>
        <table:table-row table:style-name="ro1">
          <table:table-cell table:formula="of:=[.A166]*1.0046" office:value-type="float" office:value="2.13263782727804" calcext:value-type="float">
            <text:p>2,13263782727804</text:p>
          </table:table-cell>
          <table:table-cell table:formula="of:=-0.0195*LN(1-1/[.A167])" office:value-type="float" office:value="0.0123398019676965" calcext:value-type="float">
            <text:p>0,012339801967697</text:p>
          </table:table-cell>
        </table:table-row>
        <table:table-row table:style-name="ro1">
          <table:table-cell table:formula="of:=[.A167]*1.0046" office:value-type="float" office:value="2.14244796128352" calcext:value-type="float">
            <text:p>2,14244796128352</text:p>
          </table:table-cell>
          <table:table-cell table:formula="of:=-0.0195*LN(1-1/[.A168])" office:value-type="float" office:value="0.0122611278615961" calcext:value-type="float">
            <text:p>0,012261127861596</text:p>
          </table:table-cell>
        </table:table-row>
        <table:table-row table:style-name="ro1">
          <table:table-cell table:formula="of:=[.A168]*1.0046" office:value-type="float" office:value="2.15230322190542" calcext:value-type="float">
            <text:p>2,15230322190542</text:p>
          </table:table-cell>
          <table:table-cell table:formula="of:=-0.0195*LN(1-1/[.A169])" office:value-type="float" office:value="0.0121831279761254" calcext:value-type="float">
            <text:p>0,012183127976125</text:p>
          </table:table-cell>
        </table:table-row>
        <table:table-row table:style-name="ro1">
          <table:table-cell table:formula="of:=[.A169]*1.0046" office:value-type="float" office:value="2.16220381672619" calcext:value-type="float">
            <text:p>2,16220381672619</text:p>
          </table:table-cell>
          <table:table-cell table:formula="of:=-0.0195*LN(1-1/[.A170])" office:value-type="float" office:value="0.0121057938762862" calcext:value-type="float">
            <text:p>0,012105793876286</text:p>
          </table:table-cell>
        </table:table-row>
        <table:table-row table:style-name="ro1">
          <table:table-cell table:formula="of:=[.A170]*1.0046" office:value-type="float" office:value="2.17214995428313" calcext:value-type="float">
            <text:p>2,17214995428313</text:p>
          </table:table-cell>
          <table:table-cell table:formula="of:=-0.0195*LN(1-1/[.A171])" office:value-type="float" office:value="0.0120291172775074" calcext:value-type="float">
            <text:p>0,012029117277507</text:p>
          </table:table-cell>
        </table:table-row>
        <table:table-row table:style-name="ro1">
          <table:table-cell table:formula="of:=[.A171]*1.0046" office:value-type="float" office:value="2.18214184407283" calcext:value-type="float">
            <text:p>2,18214184407283</text:p>
          </table:table-cell>
          <table:table-cell table:formula="of:=-0.0195*LN(1-1/[.A172])" office:value-type="float" office:value="0.0119530900420967" calcext:value-type="float">
            <text:p>0,011953090042097</text:p>
          </table:table-cell>
        </table:table-row>
        <table:table-row table:style-name="ro1">
          <table:table-cell table:formula="of:=[.A172]*1.0046" office:value-type="float" office:value="2.19217969655557" calcext:value-type="float">
            <text:p>2,19217969655557</text:p>
          </table:table-cell>
          <table:table-cell table:formula="of:=-0.0195*LN(1-1/[.A173])" office:value-type="float" office:value="0.0118777041757967" calcext:value-type="float">
            <text:p>0,011877704175797</text:p>
          </table:table-cell>
        </table:table-row>
        <table:table-row table:style-name="ro1">
          <table:table-cell table:formula="of:=[.A173]*1.0046" office:value-type="float" office:value="2.20226372315972" calcext:value-type="float">
            <text:p>2,20226372315972</text:p>
          </table:table-cell>
          <table:table-cell table:formula="of:=-0.0195*LN(1-1/[.A174])" office:value-type="float" office:value="0.0118029518244409" calcext:value-type="float">
            <text:p>0,011802951824441</text:p>
          </table:table-cell>
        </table:table-row>
        <table:table-row table:style-name="ro1">
          <table:table-cell table:formula="of:=[.A174]*1.0046" office:value-type="float" office:value="2.21239413628626" calcext:value-type="float">
            <text:p>2,21239413628626</text:p>
          </table:table-cell>
          <table:table-cell table:formula="of:=-0.0195*LN(1-1/[.A175])" office:value-type="float" office:value="0.0117288252707071" calcext:value-type="float">
            <text:p>0,011728825270707</text:p>
          </table:table-cell>
        </table:table-row>
        <table:table-row table:style-name="ro1">
          <table:table-cell table:formula="of:=[.A175]*1.0046" office:value-type="float" office:value="2.22257114931317" calcext:value-type="float">
            <text:p>2,22257114931317</text:p>
          </table:table-cell>
          <table:table-cell table:formula="of:=-0.0195*LN(1-1/[.A176])" office:value-type="float" office:value="0.0116553169309643" calcext:value-type="float">
            <text:p>0,011655316930964</text:p>
          </table:table-cell>
        </table:table-row>
        <table:table-row table:style-name="ro1">
          <table:table-cell table:formula="of:=[.A176]*1.0046" office:value-type="float" office:value="2.23279497660001" calcext:value-type="float">
            <text:p>2,23279497660001</text:p>
          </table:table-cell>
          <table:table-cell table:formula="of:=-0.0195*LN(1-1/[.A177])" office:value-type="float" office:value="0.0115824193522093" calcext:value-type="float">
            <text:p>0,011582419352209</text:p>
          </table:table-cell>
        </table:table-row>
        <table:table-row table:style-name="ro1">
          <table:table-cell table:formula="of:=[.A177]*1.0046" office:value-type="float" office:value="2.24306583349237" calcext:value-type="float">
            <text:p>2,24306583349237</text:p>
          </table:table-cell>
          <table:table-cell table:formula="of:=-0.0195*LN(1-1/[.A178])" office:value-type="float" office:value="0.0115101252090916" calcext:value-type="float">
            <text:p>0,011510125209092</text:p>
          </table:table-cell>
        </table:table-row>
        <table:table-row table:style-name="ro1">
          <table:table-cell table:formula="of:=[.A178]*1.0046" office:value-type="float" office:value="2.25338393632644" calcext:value-type="float">
            <text:p>2,25338393632644</text:p>
          </table:table-cell>
          <table:table-cell table:formula="of:=-0.0195*LN(1-1/[.A179])" office:value-type="float" office:value="0.0114384273010218" calcext:value-type="float">
            <text:p>0,011438427301022</text:p>
          </table:table-cell>
        </table:table-row>
        <table:table-row table:style-name="ro1">
          <table:table-cell table:formula="of:=[.A179]*1.0046" office:value-type="float" office:value="2.26374950243354" calcext:value-type="float">
            <text:p>2,26374950243354</text:p>
          </table:table-cell>
          <table:table-cell table:formula="of:=-0.0195*LN(1-1/[.A180])" office:value-type="float" office:value="0.0113673185493617" calcext:value-type="float">
            <text:p>0,011367318549362</text:p>
          </table:table-cell>
        </table:table-row>
        <table:table-row table:style-name="ro1">
          <table:table-cell table:formula="of:=[.A180]*1.0046" office:value-type="float" office:value="2.27416275014473" calcext:value-type="float">
            <text:p>2,27416275014473</text:p>
          </table:table-cell>
          <table:table-cell table:formula="of:=-0.0195*LN(1-1/[.A181])" office:value-type="float" office:value="0.0112967919946928" calcext:value-type="float">
            <text:p>0,011296791994693</text:p>
          </table:table-cell>
        </table:table-row>
        <table:table-row table:style-name="ro1">
          <table:table-cell table:formula="of:=[.A181]*1.0046" office:value-type="float" office:value="2.2846238987954" calcext:value-type="float">
            <text:p>2,2846238987954</text:p>
          </table:table-cell>
          <table:table-cell table:formula="of:=-0.0195*LN(1-1/[.A182])" office:value-type="float" office:value="0.0112268407941617" calcext:value-type="float">
            <text:p>0,011226840794162</text:p>
          </table:table-cell>
        </table:table-row>
        <table:table-row table:style-name="ro1">
          <table:table-cell table:formula="of:=[.A182]*1.0046" office:value-type="float" office:value="2.29513316872986" calcext:value-type="float">
            <text:p>2,29513316872986</text:p>
          </table:table-cell>
          <table:table-cell table:formula="of:=-0.0195*LN(1-1/[.A183])" office:value-type="float" office:value="0.0111574582188978" calcext:value-type="float">
            <text:p>0,011157458218898</text:p>
          </table:table-cell>
        </table:table-row>
        <table:table-row table:style-name="ro1">
          <table:table-cell table:formula="of:=[.A183]*1.0046" office:value-type="float" office:value="2.30569078130601" calcext:value-type="float">
            <text:p>2,30569078130601</text:p>
          </table:table-cell>
          <table:table-cell table:formula="of:=-0.0195*LN(1-1/[.A184])" office:value-type="float" office:value="0.0110886376515034" calcext:value-type="float">
            <text:p>0,011088637651503</text:p>
          </table:table-cell>
        </table:table-row>
        <table:table-row table:style-name="ro1">
          <table:table-cell table:formula="of:=[.A184]*1.0046" office:value-type="float" office:value="2.31629695890002" calcext:value-type="float">
            <text:p>2,31629695890002</text:p>
          </table:table-cell>
          <table:table-cell table:formula="of:=-0.0195*LN(1-1/[.A185])" office:value-type="float" office:value="0.0110203725836114" calcext:value-type="float">
            <text:p>0,011020372583611</text:p>
          </table:table-cell>
        </table:table-row>
        <table:table-row table:style-name="ro1">
          <table:table-cell table:formula="of:=[.A185]*1.0046" office:value-type="float" office:value="2.32695192491096" calcext:value-type="float">
            <text:p>2,32695192491096</text:p>
          </table:table-cell>
          <table:table-cell table:formula="of:=-0.0195*LN(1-1/[.A186])" office:value-type="float" office:value="0.0109526566135105" calcext:value-type="float">
            <text:p>0,010952656613511</text:p>
          </table:table-cell>
        </table:table-row>
        <table:table-row table:style-name="ro1">
          <table:table-cell table:formula="of:=[.A186]*1.0046" office:value-type="float" office:value="2.33765590376555" calcext:value-type="float">
            <text:p>2,33765590376555</text:p>
          </table:table-cell>
          <table:table-cell table:formula="of:=-0.0195*LN(1-1/[.A187])" office:value-type="float" office:value="0.0108854834438341" calcext:value-type="float">
            <text:p>0,010885483443834</text:p>
          </table:table-cell>
        </table:table-row>
        <table:table-row table:style-name="ro1">
          <table:table-cell table:formula="of:=[.A187]*1.0046" office:value-type="float" office:value="2.34840912092287" calcext:value-type="float">
            <text:p>2,34840912092287</text:p>
          </table:table-cell>
          <table:table-cell table:formula="of:=-0.0195*LN(1-1/[.A188])" office:value-type="float" office:value="0.0108188468793117" calcext:value-type="float">
            <text:p>0,010818846879312</text:p>
          </table:table-cell>
        </table:table-row>
        <table:table-row table:style-name="ro1">
          <table:table-cell table:formula="of:=[.A188]*1.0046" office:value-type="float" office:value="2.35921180287912" calcext:value-type="float">
            <text:p>2,35921180287912</text:p>
          </table:table-cell>
          <table:table-cell table:formula="of:=-0.0195*LN(1-1/[.A189])" office:value-type="float" office:value="0.0107527408245808" calcext:value-type="float">
            <text:p>0,010752740824581</text:p>
          </table:table-cell>
        </table:table-row>
        <table:table-row table:style-name="ro1">
          <table:table-cell table:formula="of:=[.A189]*1.0046" office:value-type="float" office:value="2.37006417717236" calcext:value-type="float">
            <text:p>2,37006417717236</text:p>
          </table:table-cell>
          <table:table-cell table:formula="of:=-0.0195*LN(1-1/[.A190])" office:value-type="float" office:value="0.0106871592820566" calcext:value-type="float">
            <text:p>0,010687159282057</text:p>
          </table:table-cell>
        </table:table-row>
        <table:table-row table:style-name="ro1">
          <table:table-cell table:formula="of:=[.A190]*1.0046" office:value-type="float" office:value="2.38096647238735" calcext:value-type="float">
            <text:p>2,38096647238735</text:p>
          </table:table-cell>
          <table:table-cell table:formula="of:=-0.0195*LN(1-1/[.A191])" office:value-type="float" office:value="0.0106220963498587" calcext:value-type="float">
            <text:p>0,010622096349859</text:p>
          </table:table-cell>
        </table:table-row>
        <table:table-row table:style-name="ro1">
          <table:table-cell table:formula="of:=[.A191]*1.0046" office:value-type="float" office:value="2.39191891816034" calcext:value-type="float">
            <text:p>2,39191891816034</text:p>
          </table:table-cell>
          <table:table-cell table:formula="of:=-0.0195*LN(1-1/[.A192])" office:value-type="float" office:value="0.0105575462197924" calcext:value-type="float">
            <text:p>0,010557546219792</text:p>
          </table:table-cell>
        </table:table-row>
        <table:table-row table:style-name="ro1">
          <table:table-cell table:formula="of:=[.A192]*1.0046" office:value-type="float" office:value="2.40292174518387" calcext:value-type="float">
            <text:p>2,40292174518387</text:p>
          </table:table-cell>
          <table:table-cell table:formula="of:=-0.0195*LN(1-1/[.A193])" office:value-type="float" office:value="0.0104935031753827" calcext:value-type="float">
            <text:p>0,010493503175383</text:p>
          </table:table-cell>
        </table:table-row>
        <table:table-row table:style-name="ro1">
          <table:table-cell table:formula="of:=[.A193]*1.0046" office:value-type="float" office:value="2.41397518521172" calcext:value-type="float">
            <text:p>2,41397518521172</text:p>
          </table:table-cell>
          <table:table-cell table:formula="of:=-0.0195*LN(1-1/[.A194])" office:value-type="float" office:value="0.0104299615899599" calcext:value-type="float">
            <text:p>0,01042996158996</text:p>
          </table:table-cell>
        </table:table-row>
        <table:table-row table:style-name="ro1">
          <table:table-cell table:formula="of:=[.A194]*1.0046" office:value-type="float" office:value="2.42507947106369" calcext:value-type="float">
            <text:p>2,42507947106369</text:p>
          </table:table-cell>
          <table:table-cell table:formula="of:=-0.0195*LN(1-1/[.A195])" office:value-type="float" office:value="0.010366915924795" calcext:value-type="float">
            <text:p>0,010366915924795</text:p>
          </table:table-cell>
        </table:table-row>
        <table:table-row table:style-name="ro1">
          <table:table-cell table:formula="of:=[.A195]*1.0046" office:value-type="float" office:value="2.43623483663059" calcext:value-type="float">
            <text:p>2,43623483663059</text:p>
          </table:table-cell>
          <table:table-cell table:formula="of:=-0.0195*LN(1-1/[.A196])" office:value-type="float" office:value="0.0103043607272827" calcext:value-type="float">
            <text:p>0,010304360727283</text:p>
          </table:table-cell>
        </table:table-row>
        <table:table-row table:style-name="ro1">
          <table:table-cell table:formula="of:=[.A196]*1.0046" office:value-type="float" office:value="2.44744151687909" calcext:value-type="float">
            <text:p>2,44744151687909</text:p>
          </table:table-cell>
          <table:table-cell table:formula="of:=-0.0195*LN(1-1/[.A197])" office:value-type="float" office:value="0.0102422906291718" calcext:value-type="float">
            <text:p>0,010242290629172</text:p>
          </table:table-cell>
        </table:table-row>
        <table:table-row table:style-name="ro1">
          <table:table-cell table:formula="of:=[.A197]*1.0046" office:value-type="float" office:value="2.45869974785673" calcext:value-type="float">
            <text:p>2,45869974785673</text:p>
          </table:table-cell>
          <table:table-cell table:formula="of:=-0.0195*LN(1-1/[.A198])" office:value-type="float" office:value="0.0101807003448406" calcext:value-type="float">
            <text:p>0,010180700344841</text:p>
          </table:table-cell>
        </table:table-row>
        <table:table-row table:style-name="ro1">
          <table:table-cell table:formula="of:=[.A198]*1.0046" office:value-type="float" office:value="2.47000976669687" calcext:value-type="float">
            <text:p>2,47000976669687</text:p>
          </table:table-cell>
          <table:table-cell table:formula="of:=-0.0195*LN(1-1/[.A199])" office:value-type="float" office:value="0.010119584669616" calcext:value-type="float">
            <text:p>0,010119584669616</text:p>
          </table:table-cell>
        </table:table-row>
        <table:table-row table:style-name="ro1">
          <table:table-cell table:formula="of:=[.A199]*1.0046" office:value-type="float" office:value="2.48137181162368" calcext:value-type="float">
            <text:p>2,48137181162368</text:p>
          </table:table-cell>
          <table:table-cell table:formula="of:=-0.0195*LN(1-1/[.A200])" office:value-type="float" office:value="0.010058938478135" calcext:value-type="float">
            <text:p>0,010058938478135</text:p>
          </table:table-cell>
        </table:table-row>
        <table:table-row table:style-name="ro1">
          <table:table-cell table:formula="of:=[.A200]*1.0046" office:value-type="float" office:value="2.49278612195715" calcext:value-type="float">
            <text:p>2,49278612195715</text:p>
          </table:table-cell>
          <table:table-cell table:formula="of:=-0.0195*LN(1-1/[.A201])" office:value-type="float" office:value="0.00999875672274851" calcext:value-type="float">
            <text:p>0,009998756722749</text:p>
          </table:table-cell>
        </table:table-row>
        <table:table-row table:style-name="ro1">
          <table:table-cell table:formula="of:=[.A201]*1.0046" office:value-type="float" office:value="2.50425293811815" calcext:value-type="float">
            <text:p>2,50425293811815</text:p>
          </table:table-cell>
          <table:table-cell table:formula="of:=-0.0195*LN(1-1/[.A202])" office:value-type="float" office:value="0.00993903443196354" calcext:value-type="float">
            <text:p>0,009939034431964</text:p>
          </table:table-cell>
        </table:table-row>
        <table:table-row table:style-name="ro1">
          <table:table-cell table:formula="of:=[.A202]*1.0046" office:value-type="float" office:value="2.51577250163349" calcext:value-type="float">
            <text:p>2,51577250163349</text:p>
          </table:table-cell>
          <table:table-cell table:formula="of:=-0.0195*LN(1-1/[.A203])" office:value-type="float" office:value="0.00987976670892561" calcext:value-type="float">
            <text:p>0,009879766708926</text:p>
          </table:table-cell>
        </table:table-row>
        <table:table-row table:style-name="ro1">
          <table:table-cell table:formula="of:=[.A203]*1.0046" office:value-type="float" office:value="2.52734505514101" calcext:value-type="float">
            <text:p>2,52734505514101</text:p>
          </table:table-cell>
          <table:table-cell table:formula="of:=-0.0195*LN(1-1/[.A204])" office:value-type="float" office:value="0.00982094872993808" calcext:value-type="float">
            <text:p>0,009820948729938</text:p>
          </table:table-cell>
        </table:table-row>
        <table:table-row table:style-name="ro1">
          <table:table-cell table:formula="of:=[.A204]*1.0046" office:value-type="float" office:value="2.53897084239465" calcext:value-type="float">
            <text:p>2,53897084239465</text:p>
          </table:table-cell>
          <table:table-cell table:formula="of:=-0.0195*LN(1-1/[.A205])" office:value-type="float" office:value="0.00976257574301826" calcext:value-type="float">
            <text:p>0,009762575743018</text:p>
          </table:table-cell>
        </table:table-row>
        <table:table-row table:style-name="ro1">
          <table:table-cell table:formula="of:=[.A205]*1.0046" office:value-type="float" office:value="2.55065010826967" calcext:value-type="float">
            <text:p>2,55065010826967</text:p>
          </table:table-cell>
          <table:table-cell table:formula="of:=-0.0195*LN(1-1/[.A206])" office:value-type="float" office:value="0.00970464306648897" calcext:value-type="float">
            <text:p>0,009704643066489</text:p>
          </table:table-cell>
        </table:table-row>
        <table:table-row table:style-name="ro1">
          <table:table-cell table:formula="of:=[.A206]*1.0046" office:value-type="float" office:value="2.56238309876771" calcext:value-type="float">
            <text:p>2,56238309876771</text:p>
          </table:table-cell>
          <table:table-cell table:formula="of:=-0.0195*LN(1-1/[.A207])" office:value-type="float" office:value="0.00964714608760453" calcext:value-type="float">
            <text:p>0,009647146087605</text:p>
          </table:table-cell>
        </table:table-row>
        <table:table-row table:style-name="ro1">
          <table:table-cell table:formula="of:=[.A207]*1.0046" office:value-type="float" office:value="2.57417006102204" calcext:value-type="float">
            <text:p>2,57417006102204</text:p>
          </table:table-cell>
          <table:table-cell table:formula="of:=-0.0195*LN(1-1/[.A208])" office:value-type="float" office:value="0.00959008026121014" calcext:value-type="float">
            <text:p>0,00959008026121</text:p>
          </table:table-cell>
        </table:table-row>
        <table:table-row table:style-name="ro1">
          <table:table-cell table:formula="of:=[.A208]*1.0046" office:value-type="float" office:value="2.58601124330274" calcext:value-type="float">
            <text:p>2,58601124330274</text:p>
          </table:table-cell>
          <table:table-cell table:formula="of:=-0.0195*LN(1-1/[.A209])" office:value-type="float" office:value="0.00953344110843375" calcext:value-type="float">
            <text:p>0,009533441108434</text:p>
          </table:table-cell>
        </table:table-row>
        <table:table-row table:style-name="ro1">
          <table:table-cell table:formula="of:=[.A209]*1.0046" office:value-type="float" office:value="2.59790689502193" calcext:value-type="float">
            <text:p>2,59790689502193</text:p>
          </table:table-cell>
          <table:table-cell table:formula="of:=-0.0195*LN(1-1/[.A210])" office:value-type="float" office:value="0.00947722421540943" calcext:value-type="float">
            <text:p>0,009477224215409</text:p>
          </table:table-cell>
        </table:table-row>
        <table:table-row table:style-name="ro1">
          <table:table-cell table:formula="of:=[.A210]*1.0046" office:value-type="float" office:value="2.60985726673904" calcext:value-type="float">
            <text:p>2,60985726673904</text:p>
          </table:table-cell>
          <table:table-cell table:formula="of:=-0.0195*LN(1-1/[.A211])" office:value-type="float" office:value="0.00942142523203136" calcext:value-type="float">
            <text:p>0,009421425232031</text:p>
          </table:table-cell>
        </table:table-row>
        <table:table-row table:style-name="ro1">
          <table:table-cell table:formula="of:=[.A211]*1.0046" office:value-type="float" office:value="2.62186261016603" calcext:value-type="float">
            <text:p>2,62186261016603</text:p>
          </table:table-cell>
          <table:table-cell table:formula="of:=-0.0195*LN(1-1/[.A212])" office:value-type="float" office:value="0.00936603987073753" calcext:value-type="float">
            <text:p>0,009366039870738</text:p>
          </table:table-cell>
        </table:table-row>
        <table:table-row table:style-name="ro1">
          <table:table-cell table:formula="of:=[.A212]*1.0046" office:value-type="float" office:value="2.6339231781728" calcext:value-type="float">
            <text:p>2,6339231781728</text:p>
          </table:table-cell>
          <table:table-cell table:formula="of:=-0.0195*LN(1-1/[.A213])" office:value-type="float" office:value="0.00931106390532234" calcext:value-type="float">
            <text:p>0,009311063905322</text:p>
          </table:table-cell>
        </table:table-row>
        <table:table-row table:style-name="ro1">
          <table:table-cell table:formula="of:=[.A213]*1.0046" office:value-type="float" office:value="2.64603922479239" calcext:value-type="float">
            <text:p>2,64603922479239</text:p>
          </table:table-cell>
          <table:table-cell table:formula="of:=-0.0195*LN(1-1/[.A214])" office:value-type="float" office:value="0.00925649316977729" calcext:value-type="float">
            <text:p>0,009256493169777</text:p>
          </table:table-cell>
        </table:table-row>
        <table:table-row table:style-name="ro1">
          <table:table-cell table:formula="of:=[.A214]*1.0046" office:value-type="float" office:value="2.65821100522644" calcext:value-type="float">
            <text:p>2,65821100522644</text:p>
          </table:table-cell>
          <table:table-cell table:formula="of:=-0.0195*LN(1-1/[.A215])" office:value-type="float" office:value="0.00920232355715884" calcext:value-type="float">
            <text:p>0,009202323557159</text:p>
          </table:table-cell>
        </table:table-row>
        <table:table-row table:style-name="ro1">
          <table:table-cell table:formula="of:=[.A215]*1.0046" office:value-type="float" office:value="2.67043877585048" calcext:value-type="float">
            <text:p>2,67043877585048</text:p>
          </table:table-cell>
          <table:table-cell table:formula="of:=-0.0195*LN(1-1/[.A216])" office:value-type="float" office:value="0.00914855101848295" calcext:value-type="float">
            <text:p>0,009148551018483</text:p>
          </table:table-cell>
        </table:table-row>
        <table:table-row table:style-name="ro1">
          <table:table-cell table:formula="of:=[.A216]*1.0046" office:value-type="float" office:value="2.68272279421939" calcext:value-type="float">
            <text:p>2,68272279421939</text:p>
          </table:table-cell>
          <table:table-cell table:formula="of:=-0.0195*LN(1-1/[.A217])" office:value-type="float" office:value="0.00909517156164522" calcext:value-type="float">
            <text:p>0,009095171561645</text:p>
          </table:table-cell>
        </table:table-row>
        <table:table-row table:style-name="ro1">
          <table:table-cell table:formula="of:=[.A217]*1.0046" office:value-type="float" office:value="2.6950633190728" calcext:value-type="float">
            <text:p>2,6950633190728</text:p>
          </table:table-cell>
          <table:table-cell table:formula="of:=-0.0195*LN(1-1/[.A218])" office:value-type="float" office:value="0.00904218125036615" calcext:value-type="float">
            <text:p>0,009042181250366</text:p>
          </table:table-cell>
        </table:table-row>
        <table:table-row table:style-name="ro1">
          <table:table-cell table:formula="of:=[.A218]*1.0046" office:value-type="float" office:value="2.70746061034054" calcext:value-type="float">
            <text:p>2,70746061034054</text:p>
          </table:table-cell>
          <table:table-cell table:formula="of:=-0.0195*LN(1-1/[.A219])" office:value-type="float" office:value="0.00898957620316076" calcext:value-type="float">
            <text:p>0,008989576203161</text:p>
          </table:table-cell>
        </table:table-row>
        <table:table-row table:style-name="ro1">
          <table:table-cell table:formula="of:=[.A219]*1.0046" office:value-type="float" office:value="2.7199149291481" calcext:value-type="float">
            <text:p>2,7199149291481</text:p>
          </table:table-cell>
          <table:table-cell table:formula="of:=-0.0195*LN(1-1/[.A220])" office:value-type="float" office:value="0.00893735259233189" calcext:value-type="float">
            <text:p>0,008937352592332</text:p>
          </table:table-cell>
        </table:table-row>
        <table:table-row table:style-name="ro1">
          <table:table-cell table:formula="of:=[.A220]*1.0046" office:value-type="float" office:value="2.73242653782218" calcext:value-type="float">
            <text:p>2,73242653782218</text:p>
          </table:table-cell>
          <table:table-cell table:formula="of:=-0.0195*LN(1-1/[.A221])" office:value-type="float" office:value="0.00888550664298649" calcext:value-type="float">
            <text:p>0,008885506642986</text:p>
          </table:table-cell>
        </table:table-row>
        <table:table-row table:style-name="ro1">
          <table:table-cell table:formula="of:=[.A221]*1.0046" office:value-type="float" office:value="2.74499569989616" calcext:value-type="float">
            <text:p>2,74499569989616</text:p>
          </table:table-cell>
          <table:table-cell table:formula="of:=-0.0195*LN(1-1/[.A222])" office:value-type="float" office:value="0.00883403463207435" calcext:value-type="float">
            <text:p>0,008834034632074</text:p>
          </table:table-cell>
        </table:table-row>
        <table:table-row table:style-name="ro1">
          <table:table-cell table:formula="of:=[.A222]*1.0046" office:value-type="float" office:value="2.75762268011569" calcext:value-type="float">
            <text:p>2,75762268011569</text:p>
          </table:table-cell>
          <table:table-cell table:formula="of:=-0.0195*LN(1-1/[.A223])" office:value-type="float" office:value="0.00878293288744865" calcext:value-type="float">
            <text:p>0,008782932887449</text:p>
          </table:table-cell>
        </table:table-row>
        <table:table-row table:style-name="ro1">
          <table:table-cell table:formula="of:=[.A223]*1.0046" office:value-type="float" office:value="2.77030774444422" calcext:value-type="float">
            <text:p>2,77030774444422</text:p>
          </table:table-cell>
          <table:table-cell table:formula="of:=-0.0195*LN(1-1/[.A224])" office:value-type="float" office:value="0.00873219778694761" calcext:value-type="float">
            <text:p>0,008732197786948</text:p>
          </table:table-cell>
        </table:table-row>
        <table:table-row table:style-name="ro1">
          <table:table-cell table:formula="of:=[.A224]*1.0046" office:value-type="float" office:value="2.78305116006866" calcext:value-type="float">
            <text:p>2,78305116006866</text:p>
          </table:table-cell>
          <table:table-cell table:formula="of:=-0.0195*LN(1-1/[.A225])" office:value-type="float" office:value="0.00868182575749691" calcext:value-type="float">
            <text:p>0,008681825757497</text:p>
          </table:table-cell>
        </table:table-row>
        <table:table-row table:style-name="ro1">
          <table:table-cell table:formula="of:=[.A225]*1.0046" office:value-type="float" office:value="2.79585319540498" calcext:value-type="float">
            <text:p>2,79585319540498</text:p>
          </table:table-cell>
          <table:table-cell table:formula="of:=-0.0195*LN(1-1/[.A226])" office:value-type="float" office:value="0.00863181327423205" calcext:value-type="float">
            <text:p>0,008631813274232</text:p>
          </table:table-cell>
        </table:table-row>
        <table:table-row table:style-name="ro1">
          <table:table-cell table:formula="of:=[.A226]*1.0046" office:value-type="float" office:value="2.80871412010384" calcext:value-type="float">
            <text:p>2,80871412010384</text:p>
          </table:table-cell>
          <table:table-cell table:formula="of:=-0.0195*LN(1-1/[.A227])" office:value-type="float" office:value="0.00858215685964034" calcext:value-type="float">
            <text:p>0,00858215685964</text:p>
          </table:table-cell>
        </table:table-row>
        <table:table-row table:style-name="ro1">
          <table:table-cell table:formula="of:=[.A227]*1.0046" office:value-type="float" office:value="2.82163420505632" calcext:value-type="float">
            <text:p>2,82163420505632</text:p>
          </table:table-cell>
          <table:table-cell table:formula="of:=-0.0195*LN(1-1/[.A228])" office:value-type="float" office:value="0.0085328530827219" calcext:value-type="float">
            <text:p>0,008532853082722</text:p>
          </table:table-cell>
        </table:table-row>
        <table:table-row table:style-name="ro1">
          <table:table-cell table:formula="of:=[.A228]*1.0046" office:value-type="float" office:value="2.83461372239958" calcext:value-type="float">
            <text:p>2,83461372239958</text:p>
          </table:table-cell>
          <table:table-cell table:formula="of:=-0.0195*LN(1-1/[.A229])" office:value-type="float" office:value="0.00848389855816914" calcext:value-type="float">
            <text:p>0,008483898558169</text:p>
          </table:table-cell>
        </table:table-row>
        <table:table-row table:style-name="ro1">
          <table:table-cell table:formula="of:=[.A229]*1.0046" office:value-type="float" office:value="2.84765294552261" calcext:value-type="float">
            <text:p>2,84765294552261</text:p>
          </table:table-cell>
          <table:table-cell table:formula="of:=-0.0195*LN(1-1/[.A230])" office:value-type="float" office:value="0.00843528994556429" calcext:value-type="float">
            <text:p>0,008435289945564</text:p>
          </table:table-cell>
        </table:table-row>
        <table:table-row table:style-name="ro1">
          <table:table-cell table:formula="of:=[.A230]*1.0046" office:value-type="float" office:value="2.86075214907202" calcext:value-type="float">
            <text:p>2,86075214907202</text:p>
          </table:table-cell>
          <table:table-cell table:formula="of:=-0.0195*LN(1-1/[.A231])" office:value-type="float" office:value="0.00838702394859446" calcext:value-type="float">
            <text:p>0,008387023948594</text:p>
          </table:table-cell>
        </table:table-row>
        <table:table-row table:style-name="ro1">
          <table:table-cell table:formula="of:=[.A231]*1.0046" office:value-type="float" office:value="2.87391160895775" calcext:value-type="float">
            <text:p>2,87391160895775</text:p>
          </table:table-cell>
          <table:table-cell table:formula="of:=-0.0195*LN(1-1/[.A232])" office:value-type="float" office:value="0.00833909731428388" calcext:value-type="float">
            <text:p>0,008339097314284</text:p>
          </table:table-cell>
        </table:table-row>
        <table:table-row table:style-name="ro1">
          <table:table-cell table:formula="of:=[.A232]*1.0046" office:value-type="float" office:value="2.88713160235896" calcext:value-type="float">
            <text:p>2,88713160235896</text:p>
          </table:table-cell>
          <table:table-cell table:formula="of:=-0.0195*LN(1-1/[.A233])" office:value-type="float" office:value="0.00829150683224267" calcext:value-type="float">
            <text:p>0,008291506832243</text:p>
          </table:table-cell>
        </table:table-row>
        <table:table-row table:style-name="ro1">
          <table:table-cell table:formula="of:=[.A233]*1.0046" office:value-type="float" office:value="2.90041240772981" calcext:value-type="float">
            <text:p>2,90041240772981</text:p>
          </table:table-cell>
          <table:table-cell table:formula="of:=-0.0195*LN(1-1/[.A234])" office:value-type="float" office:value="0.00824424933393192" calcext:value-type="float">
            <text:p>0,008244249333932</text:p>
          </table:table-cell>
        </table:table-row>
        <table:table-row table:style-name="ro1">
          <table:table-cell table:formula="of:=[.A234]*1.0046" office:value-type="float" office:value="2.91375430480536" calcext:value-type="float">
            <text:p>2,91375430480536</text:p>
          </table:table-cell>
          <table:table-cell table:formula="of:=-0.0195*LN(1-1/[.A235])" office:value-type="float" office:value="0.00819732169194452" calcext:value-type="float">
            <text:p>0,008197321691945</text:p>
          </table:table-cell>
        </table:table-row>
        <table:table-row table:style-name="ro1">
          <table:table-cell table:formula="of:=[.A235]*1.0046" office:value-type="float" office:value="2.92715757460747" calcext:value-type="float">
            <text:p>2,92715757460747</text:p>
          </table:table-cell>
          <table:table-cell table:formula="of:=-0.0195*LN(1-1/[.A236])" office:value-type="float" office:value="0.00815072081930142" calcext:value-type="float">
            <text:p>0,008150720819301</text:p>
          </table:table-cell>
        </table:table-row>
        <table:table-row table:style-name="ro1">
          <table:table-cell table:formula="of:=[.A236]*1.0046" office:value-type="float" office:value="2.94062249945066" calcext:value-type="float">
            <text:p>2,94062249945066</text:p>
          </table:table-cell>
          <table:table-cell table:formula="of:=-0.0195*LN(1-1/[.A237])" office:value-type="float" office:value="0.00810444366876288" calcext:value-type="float">
            <text:p>0,008104443668763</text:p>
          </table:table-cell>
        </table:table-row>
        <table:table-row table:style-name="ro1">
          <table:table-cell table:formula="of:=[.A237]*1.0046" office:value-type="float" office:value="2.95414936294813" calcext:value-type="float">
            <text:p>2,95414936294813</text:p>
          </table:table-cell>
          <table:table-cell table:formula="of:=-0.0195*LN(1-1/[.A238])" office:value-type="float" office:value="0.0080584872321543" calcext:value-type="float">
            <text:p>0,008058487232154</text:p>
          </table:table-cell>
        </table:table-row>
        <table:table-row table:style-name="ro1">
          <table:table-cell table:formula="of:=[.A238]*1.0046" office:value-type="float" office:value="2.9677384500177" calcext:value-type="float">
            <text:p>2,9677384500177</text:p>
          </table:table-cell>
          <table:table-cell table:formula="of:=-0.0195*LN(1-1/[.A239])" office:value-type="float" office:value="0.00801284853970637" calcext:value-type="float">
            <text:p>0,008012848539706</text:p>
          </table:table-cell>
        </table:table-row>
        <table:table-row table:style-name="ro1">
          <table:table-cell table:formula="of:=[.A239]*1.0046" office:value-type="float" office:value="2.98139004688778" calcext:value-type="float">
            <text:p>2,98139004688778</text:p>
          </table:table-cell>
          <table:table-cell table:formula="of:=-0.0195*LN(1-1/[.A240])" office:value-type="float" office:value="0.00796752465940904" calcext:value-type="float">
            <text:p>0,007967524659409</text:p>
          </table:table-cell>
        </table:table-row>
        <table:table-row table:style-name="ro1">
          <table:table-cell table:formula="of:=[.A240]*1.0046" office:value-type="float" office:value="2.99510444110346" calcext:value-type="float">
            <text:p>2,99510444110346</text:p>
          </table:table-cell>
          <table:table-cell table:formula="of:=-0.0195*LN(1-1/[.A241])" office:value-type="float" office:value="0.0079225126963791" calcext:value-type="float">
            <text:p>0,007922512696379</text:p>
          </table:table-cell>
        </table:table-row>
        <table:table-row table:style-name="ro1">
          <table:table-cell table:formula="of:=[.A241]*1.0046" office:value-type="float" office:value="3.00888192153254" calcext:value-type="float">
            <text:p>3,00888192153254</text:p>
          </table:table-cell>
          <table:table-cell table:formula="of:=-0.0195*LN(1-1/[.A242])" office:value-type="float" office:value="0.00787780979224086" calcext:value-type="float">
            <text:p>0,007877809792241</text:p>
          </table:table-cell>
        </table:table-row>
        <table:table-row table:style-name="ro1">
          <table:table-cell table:formula="of:=[.A242]*1.0046" office:value-type="float" office:value="3.02272277837159" calcext:value-type="float">
            <text:p>3,02272277837159</text:p>
          </table:table-cell>
          <table:table-cell table:formula="of:=-0.0195*LN(1-1/[.A243])" office:value-type="float" office:value="0.00783341312451981" calcext:value-type="float">
            <text:p>0,00783341312452</text:p>
          </table:table-cell>
        </table:table-row>
        <table:table-row table:style-name="ro1">
          <table:table-cell table:formula="of:=[.A243]*1.0046" office:value-type="float" office:value="3.03662730315209" calcext:value-type="float">
            <text:p>3,03662730315209</text:p>
          </table:table-cell>
          <table:table-cell table:formula="of:=-0.0195*LN(1-1/[.A244])" office:value-type="float" office:value="0.00778931990604874" calcext:value-type="float">
            <text:p>0,007789319906049</text:p>
          </table:table-cell>
        </table:table-row>
        <table:table-row table:style-name="ro1">
          <table:table-cell table:formula="of:=[.A244]*1.0046" office:value-type="float" office:value="3.05059578874659" calcext:value-type="float">
            <text:p>3,05059578874659</text:p>
          </table:table-cell>
          <table:table-cell table:formula="of:=-0.0195*LN(1-1/[.A245])" office:value-type="float" office:value="0.00774552738438617" calcext:value-type="float">
            <text:p>0,007745527384386</text:p>
          </table:table-cell>
        </table:table-row>
        <table:table-row table:style-name="ro1">
          <table:table-cell table:formula="of:=[.A245]*1.0046" office:value-type="float" office:value="3.06462852937483" calcext:value-type="float">
            <text:p>3,06462852937483</text:p>
          </table:table-cell>
          <table:table-cell table:formula="of:=-0.0195*LN(1-1/[.A246])" office:value-type="float" office:value="0.00770203284124665" calcext:value-type="float">
            <text:p>0,007702032841247</text:p>
          </table:table-cell>
        </table:table-row>
        <table:table-row table:style-name="ro1">
          <table:table-cell table:formula="of:=[.A246]*1.0046" office:value-type="float" office:value="3.07872582060995" calcext:value-type="float">
            <text:p>3,07872582060995</text:p>
          </table:table-cell>
          <table:table-cell table:formula="of:=-0.0195*LN(1-1/[.A247])" office:value-type="float" office:value="0.0076588335919428" calcext:value-type="float">
            <text:p>0,007658833591943</text:p>
          </table:table-cell>
        </table:table-row>
        <table:table-row table:style-name="ro1">
          <table:table-cell table:formula="of:=[.A247]*1.0046" office:value-type="float" office:value="3.09288795938476" calcext:value-type="float">
            <text:p>3,09288795938476</text:p>
          </table:table-cell>
          <table:table-cell table:formula="of:=-0.0195*LN(1-1/[.A248])" office:value-type="float" office:value="0.00761592698483858" calcext:value-type="float">
            <text:p>0,007615926984839</text:p>
          </table:table-cell>
        </table:table-row>
        <table:table-row table:style-name="ro1">
          <table:table-cell table:formula="of:=[.A248]*1.0046" office:value-type="float" office:value="3.10711524399793" calcext:value-type="float">
            <text:p>3,10711524399793</text:p>
          </table:table-cell>
          <table:table-cell table:formula="of:=-0.0195*LN(1-1/[.A249])" office:value-type="float" office:value="0.00757331040081376" calcext:value-type="float">
            <text:p>0,007573310400814</text:p>
          </table:table-cell>
        </table:table-row>
        <table:table-row table:style-name="ro1">
          <table:table-cell table:formula="of:=[.A249]*1.0046" office:value-type="float" office:value="3.12140797412032" calcext:value-type="float">
            <text:p>3,12140797412032</text:p>
          </table:table-cell>
          <table:table-cell table:formula="of:=-0.0195*LN(1-1/[.A250])" office:value-type="float" office:value="0.00753098125273918" calcext:value-type="float">
            <text:p>0,007530981252739</text:p>
          </table:table-cell>
        </table:table-row>
        <table:table-row table:style-name="ro1">
          <table:table-cell table:formula="of:=[.A250]*1.0046" office:value-type="float" office:value="3.13576645080127" calcext:value-type="float">
            <text:p>3,13576645080127</text:p>
          </table:table-cell>
          <table:table-cell table:formula="of:=-0.0195*LN(1-1/[.A251])" office:value-type="float" office:value="0.0074889369849625" calcext:value-type="float">
            <text:p>0,007488936984963</text:p>
          </table:table-cell>
        </table:table-row>
        <table:table-row table:style-name="ro1">
          <table:table-cell table:formula="of:=[.A251]*1.0046" office:value-type="float" office:value="3.15019097647496" calcext:value-type="float">
            <text:p>3,15019097647496</text:p>
          </table:table-cell>
          <table:table-cell table:formula="of:=-0.0195*LN(1-1/[.A252])" office:value-type="float" office:value="0.00744717507280432" calcext:value-type="float">
            <text:p>0,007447175072804</text:p>
          </table:table-cell>
        </table:table-row>
        <table:table-row table:style-name="ro1">
          <table:table-cell table:formula="of:=[.A252]*1.0046" office:value-type="float" office:value="3.16468185496674" calcext:value-type="float">
            <text:p>3,16468185496674</text:p>
          </table:table-cell>
          <table:table-cell table:formula="of:=-0.0195*LN(1-1/[.A253])" office:value-type="float" office:value="0.00740569302206436" calcext:value-type="float">
            <text:p>0,007405693022064</text:p>
          </table:table-cell>
        </table:table-row>
        <table:table-row table:style-name="ro1">
          <table:table-cell table:formula="of:=[.A253]*1.0046" office:value-type="float" office:value="3.17923939149959" calcext:value-type="float">
            <text:p>3,17923939149959</text:p>
          </table:table-cell>
          <table:table-cell table:formula="of:=-0.0195*LN(1-1/[.A254])" office:value-type="float" office:value="0.00736448836853736" calcext:value-type="float">
            <text:p>0,007364488368537</text:p>
          </table:table-cell>
        </table:table-row>
        <table:table-row table:style-name="ro1">
          <table:table-cell table:formula="of:=[.A254]*1.0046" office:value-type="float" office:value="3.19386389270049" calcext:value-type="float">
            <text:p>3,19386389270049</text:p>
          </table:table-cell>
          <table:table-cell table:formula="of:=-0.0195*LN(1-1/[.A255])" office:value-type="float" office:value="0.0073235586775387" calcext:value-type="float">
            <text:p>0,007323558677539</text:p>
          </table:table-cell>
        </table:table-row>
        <table:table-row table:style-name="ro1">
          <table:table-cell table:formula="of:=[.A255]*1.0046" office:value-type="float" office:value="3.20855566660691" calcext:value-type="float">
            <text:p>3,20855566660691</text:p>
          </table:table-cell>
          <table:table-cell table:formula="of:=-0.0195*LN(1-1/[.A256])" office:value-type="float" office:value="0.00728290154343924" calcext:value-type="float">
            <text:p>0,007282901543439</text:p>
          </table:table-cell>
        </table:table-row>
        <table:table-row table:style-name="ro1">
          <table:table-cell table:formula="of:=[.A256]*1.0046" office:value-type="float" office:value="3.2233150226733" calcext:value-type="float">
            <text:p>3,2233150226733</text:p>
          </table:table-cell>
          <table:table-cell table:formula="of:=-0.0195*LN(1-1/[.A257])" office:value-type="float" office:value="0.00724251458920941" calcext:value-type="float">
            <text:p>0,007242514589209</text:p>
          </table:table-cell>
        </table:table-row>
        <table:table-row table:style-name="ro1">
          <table:table-cell table:formula="of:=[.A257]*1.0046" office:value-type="float" office:value="3.2381422717776" calcext:value-type="float">
            <text:p>3,2381422717776</text:p>
          </table:table-cell>
          <table:table-cell table:formula="of:=-0.0195*LN(1-1/[.A258])" office:value-type="float" office:value="0.00720239546597211" calcext:value-type="float">
            <text:p>0,007202395465972</text:p>
          </table:table-cell>
        </table:table-row>
        <table:table-row table:style-name="ro1">
          <table:table-cell table:formula="of:=[.A258]*1.0046" office:value-type="float" office:value="3.25303772622777" calcext:value-type="float">
            <text:p>3,25303772622777</text:p>
          </table:table-cell>
          <table:table-cell table:formula="of:=-0.0195*LN(1-1/[.A259])" office:value-type="float" office:value="0.00716254185256442" calcext:value-type="float">
            <text:p>0,007162541852564</text:p>
          </table:table-cell>
        </table:table-row>
        <table:table-row table:style-name="ro1">
          <table:table-cell table:formula="of:=[.A259]*1.0046" office:value-type="float" office:value="3.26800169976842" calcext:value-type="float">
            <text:p>3,26800169976842</text:p>
          </table:table-cell>
          <table:table-cell table:formula="of:=-0.0195*LN(1-1/[.A260])" office:value-type="float" office:value="0.00712295145510773" calcext:value-type="float">
            <text:p>0,007122951455108</text:p>
          </table:table-cell>
        </table:table-row>
        <table:table-row table:style-name="ro1">
          <table:table-cell table:formula="of:=[.A260]*1.0046" office:value-type="float" office:value="3.28303450758736" calcext:value-type="float">
            <text:p>3,28303450758736</text:p>
          </table:table-cell>
          <table:table-cell table:formula="of:=-0.0195*LN(1-1/[.A261])" office:value-type="float" office:value="0.00708362200658626" calcext:value-type="float">
            <text:p>0,007083622006586</text:p>
          </table:table-cell>
        </table:table-row>
        <table:table-row table:style-name="ro1">
          <table:table-cell table:formula="of:=[.A261]*1.0046" office:value-type="float" office:value="3.29813646632226" calcext:value-type="float">
            <text:p>3,29813646632226</text:p>
          </table:table-cell>
          <table:table-cell table:formula="of:=-0.0195*LN(1-1/[.A262])" office:value-type="float" office:value="0.00704455126643366" calcext:value-type="float">
            <text:p>0,007044551266434</text:p>
          </table:table-cell>
        </table:table-row>
        <table:table-row table:style-name="ro1">
          <table:table-cell table:formula="of:=[.A262]*1.0046" office:value-type="float" office:value="3.31330789406734" calcext:value-type="float">
            <text:p>3,31330789406734</text:p>
          </table:table-cell>
          <table:table-cell table:formula="of:=-0.0195*LN(1-1/[.A263])" office:value-type="float" office:value="0.00700573702012748" calcext:value-type="float">
            <text:p>0,007005737020127</text:p>
          </table:table-cell>
        </table:table-row>
        <table:table-row table:style-name="ro1">
          <table:table-cell table:formula="of:=[.A263]*1.0046" office:value-type="float" office:value="3.32854911038005" calcext:value-type="float">
            <text:p>3,32854911038005</text:p>
          </table:table-cell>
          <table:table-cell table:formula="of:=-0.0195*LN(1-1/[.A264])" office:value-type="float" office:value="0.00696717707879153" calcext:value-type="float">
            <text:p>0,006967177078792</text:p>
          </table:table-cell>
        </table:table-row>
        <table:table-row table:style-name="ro1">
          <table:table-cell table:formula="of:=[.A264]*1.0046" office:value-type="float" office:value="3.3438604362878" calcext:value-type="float">
            <text:p>3,3438604362878</text:p>
          </table:table-cell>
          <table:table-cell table:formula="of:=-0.0195*LN(1-1/[.A265])" office:value-type="float" office:value="0.0069288692788057" calcext:value-type="float">
            <text:p>0,006928869278806</text:p>
          </table:table-cell>
        </table:table-row>
        <table:table-row table:style-name="ro1">
          <table:table-cell table:formula="of:=[.A265]*1.0046" office:value-type="float" office:value="3.35924219429472" calcext:value-type="float">
            <text:p>3,35924219429472</text:p>
          </table:table-cell>
          <table:table-cell table:formula="of:=-0.0195*LN(1-1/[.A266])" office:value-type="float" office:value="0.0068908114814232" calcext:value-type="float">
            <text:p>0,006890811481423</text:p>
          </table:table-cell>
        </table:table-row>
        <table:table-row table:style-name="ro1">
          <table:table-cell table:formula="of:=[.A266]*1.0046" office:value-type="float" office:value="3.37469470838848" calcext:value-type="float">
            <text:p>3,37469470838848</text:p>
          </table:table-cell>
          <table:table-cell table:formula="of:=-0.0195*LN(1-1/[.A267])" office:value-type="float" office:value="0.00685300157239505" calcext:value-type="float">
            <text:p>0,006853001572395</text:p>
          </table:table-cell>
        </table:table-row>
        <table:table-row table:style-name="ro1">
          <table:table-cell table:formula="of:=[.A267]*1.0046" office:value-type="float" office:value="3.39021830404706" calcext:value-type="float">
            <text:p>3,39021830404706</text:p>
          </table:table-cell>
          <table:table-cell table:formula="of:=-0.0195*LN(1-1/[.A268])" office:value-type="float" office:value="0.00681543746160164" calcext:value-type="float">
            <text:p>0,006815437461602</text:p>
          </table:table-cell>
        </table:table-row>
        <table:table-row table:style-name="ro1">
          <table:table-cell table:formula="of:=[.A268]*1.0046" office:value-type="float" office:value="3.40581330824568" calcext:value-type="float">
            <text:p>3,40581330824568</text:p>
          </table:table-cell>
          <table:table-cell table:formula="of:=-0.0195*LN(1-1/[.A269])" office:value-type="float" office:value="0.0067781170826912" calcext:value-type="float">
            <text:p>0,006778117082691</text:p>
          </table:table-cell>
        </table:table-row>
        <table:table-row table:style-name="ro1">
          <table:table-cell table:formula="of:=[.A269]*1.0046" office:value-type="float" office:value="3.42148004946361" calcext:value-type="float">
            <text:p>3,42148004946361</text:p>
          </table:table-cell>
          <table:table-cell table:formula="of:=-0.0195*LN(1-1/[.A270])" office:value-type="float" office:value="0.00674103839272496" calcext:value-type="float">
            <text:p>0,006741038392725</text:p>
          </table:table-cell>
        </table:table-row>
        <table:table-row table:style-name="ro1">
          <table:table-cell table:formula="of:=[.A270]*1.0046" office:value-type="float" office:value="3.43721885769114" calcext:value-type="float">
            <text:p>3,43721885769114</text:p>
          </table:table-cell>
          <table:table-cell table:formula="of:=-0.0195*LN(1-1/[.A271])" office:value-type="float" office:value="0.00670419937182907" calcext:value-type="float">
            <text:p>0,006704199371829</text:p>
          </table:table-cell>
        </table:table-row>
        <table:table-row table:style-name="ro1">
          <table:table-cell table:formula="of:=[.A271]*1.0046" office:value-type="float" office:value="3.45303006443652" calcext:value-type="float">
            <text:p>3,45303006443652</text:p>
          </table:table-cell>
          <table:table-cell table:formula="of:=-0.0195*LN(1-1/[.A272])" office:value-type="float" office:value="0.00666759802285276" calcext:value-type="float">
            <text:p>0,006667598022853</text:p>
          </table:table-cell>
        </table:table-row>
        <table:table-row table:style-name="ro1">
          <table:table-cell table:formula="of:=[.A272]*1.0046" office:value-type="float" office:value="3.46891400273293" calcext:value-type="float">
            <text:p>3,46891400273293</text:p>
          </table:table-cell>
          <table:table-cell table:formula="of:=-0.0195*LN(1-1/[.A273])" office:value-type="float" office:value="0.00663123237103302" calcext:value-type="float">
            <text:p>0,006631232371033</text:p>
          </table:table-cell>
        </table:table-row>
        <table:table-row table:style-name="ro1">
          <table:table-cell table:formula="of:=[.A273]*1.0046" office:value-type="float" office:value="3.4848710071455" calcext:value-type="float">
            <text:p>3,4848710071455</text:p>
          </table:table-cell>
          <table:table-cell table:formula="of:=-0.0195*LN(1-1/[.A274])" office:value-type="float" office:value="0.0065951004636653" calcext:value-type="float">
            <text:p>0,006595100463665</text:p>
          </table:table-cell>
        </table:table-row>
        <table:table-row table:style-name="ro1">
          <table:table-cell table:formula="of:=[.A274]*1.0046" office:value-type="float" office:value="3.50090141377837" calcext:value-type="float">
            <text:p>3,50090141377837</text:p>
          </table:table-cell>
          <table:table-cell table:formula="of:=-0.0195*LN(1-1/[.A275])" office:value-type="float" office:value="0.00655920036978035" calcext:value-type="float">
            <text:p>0,00655920036978</text:p>
          </table:table-cell>
        </table:table-row>
        <table:table-row table:style-name="ro1">
          <table:table-cell table:formula="of:=[.A275]*1.0046" office:value-type="float" office:value="3.51700556028175" calcext:value-type="float">
            <text:p>3,51700556028175</text:p>
          </table:table-cell>
          <table:table-cell table:formula="of:=-0.0195*LN(1-1/[.A276])" office:value-type="float" office:value="0.0065235301798269" calcext:value-type="float">
            <text:p>0,006523530179827</text:p>
          </table:table-cell>
        </table:table-row>
        <table:table-row table:style-name="ro1">
          <table:table-cell table:formula="of:=[.A276]*1.0046" office:value-type="float" office:value="3.53318378585905" calcext:value-type="float">
            <text:p>3,53318378585905</text:p>
          </table:table-cell>
          <table:table-cell table:formula="of:=-0.0195*LN(1-1/[.A277])" office:value-type="float" office:value="0.00648808800536014" calcext:value-type="float">
            <text:p>0,00648808800536</text:p>
          </table:table-cell>
        </table:table-row>
        <table:table-row table:style-name="ro1">
          <table:table-cell table:formula="of:=[.A277]*1.0046" office:value-type="float" office:value="3.549436431274" calcext:value-type="float">
            <text:p>3,549436431274</text:p>
          </table:table-cell>
          <table:table-cell table:formula="of:=-0.0195*LN(1-1/[.A278])" office:value-type="float" office:value="0.00645287197873588" calcext:value-type="float">
            <text:p>0,006452871978736</text:p>
          </table:table-cell>
        </table:table-row>
        <table:table-row table:style-name="ro1">
          <table:table-cell table:formula="of:=[.A278]*1.0046" office:value-type="float" office:value="3.56576383885786" calcext:value-type="float">
            <text:p>3,56576383885786</text:p>
          </table:table-cell>
          <table:table-cell table:formula="of:=-0.0195*LN(1-1/[.A279])" office:value-type="float" office:value="0.00641788025281016" calcext:value-type="float">
            <text:p>0,00641788025281</text:p>
          </table:table-cell>
        </table:table-row>
        <table:table-row table:style-name="ro1">
          <table:table-cell table:formula="of:=[.A279]*1.0046" office:value-type="float" office:value="3.5821663525166" calcext:value-type="float">
            <text:p>3,5821663525166</text:p>
          </table:table-cell>
          <table:table-cell table:formula="of:=-0.0195*LN(1-1/[.A280])" office:value-type="float" office:value="0.00638311100064435" calcext:value-type="float">
            <text:p>0,006383111000644</text:p>
          </table:table-cell>
        </table:table-row>
        <table:table-row table:style-name="ro1">
          <table:table-cell table:formula="of:=[.A280]*1.0046" office:value-type="float" office:value="3.59864431773818" calcext:value-type="float">
            <text:p>3,59864431773818</text:p>
          </table:table-cell>
          <table:table-cell table:formula="of:=-0.0195*LN(1-1/[.A281])" office:value-type="float" office:value="0.00634856241521553" calcext:value-type="float">
            <text:p>0,006348562415216</text:p>
          </table:table-cell>
        </table:table-row>
        <table:table-row table:style-name="ro1">
          <table:table-cell table:formula="of:=[.A281]*1.0046" office:value-type="float" office:value="3.61519808159977" calcext:value-type="float">
            <text:p>3,61519808159977</text:p>
          </table:table-cell>
          <table:table-cell table:formula="of:=-0.0195*LN(1-1/[.A282])" office:value-type="float" office:value="0.00631423270913196" calcext:value-type="float">
            <text:p>0,006314232709132</text:p>
          </table:table-cell>
        </table:table-row>
        <table:table-row table:style-name="ro1">
          <table:table-cell table:formula="of:=[.A282]*1.0046" office:value-type="float" office:value="3.63182799277513" calcext:value-type="float">
            <text:p>3,63182799277513</text:p>
          </table:table-cell>
          <table:table-cell table:formula="of:=-0.0195*LN(1-1/[.A283])" office:value-type="float" office:value="0.00628012011435373" calcext:value-type="float">
            <text:p>0,006280120114354</text:p>
          </table:table-cell>
        </table:table-row>
        <table:table-row table:style-name="ro1">
          <table:table-cell table:formula="of:=[.A283]*1.0046" office:value-type="float" office:value="3.6485344015419" calcext:value-type="float">
            <text:p>3,6485344015419</text:p>
          </table:table-cell>
          <table:table-cell table:formula="of:=-0.0195*LN(1-1/[.A284])" office:value-type="float" office:value="0.00624622288191833" calcext:value-type="float">
            <text:p>0,006246222881918</text:p>
          </table:table-cell>
        </table:table-row>
        <table:table-row table:style-name="ro1">
          <table:table-cell table:formula="of:=[.A284]*1.0046" office:value-type="float" office:value="3.66531765978899" calcext:value-type="float">
            <text:p>3,66531765978899</text:p>
          </table:table-cell>
          <table:table-cell table:formula="of:=-0.0195*LN(1-1/[.A285])" office:value-type="float" office:value="0.00621253928167104" calcext:value-type="float">
            <text:p>0,006212539281671</text:p>
          </table:table-cell>
        </table:table-row>
        <table:table-row table:style-name="ro1">
          <table:table-cell table:formula="of:=[.A285]*1.0046" office:value-type="float" office:value="3.68217812102402" calcext:value-type="float">
            <text:p>3,68217812102402</text:p>
          </table:table-cell>
          <table:table-cell table:formula="of:=-0.0195*LN(1-1/[.A286])" office:value-type="float" office:value="0.00617906760200012" calcext:value-type="float">
            <text:p>0,006179067602</text:p>
          </table:table-cell>
        </table:table-row>
        <table:table-row table:style-name="ro1">
          <table:table-cell table:formula="of:=[.A286]*1.0046" office:value-type="float" office:value="3.69911614038073" calcext:value-type="float">
            <text:p>3,69911614038073</text:p>
          </table:table-cell>
          <table:table-cell table:formula="of:=-0.0195*LN(1-1/[.A287])" office:value-type="float" office:value="0.0061458061495766" calcext:value-type="float">
            <text:p>0,006145806149577</text:p>
          </table:table-cell>
        </table:table-row>
        <table:table-row table:style-name="ro1">
          <table:table-cell table:formula="of:=[.A287]*1.0046" office:value-type="float" office:value="3.71613207462648" calcext:value-type="float">
            <text:p>3,71613207462648</text:p>
          </table:table-cell>
          <table:table-cell table:formula="of:=-0.0195*LN(1-1/[.A288])" office:value-type="float" office:value="0.00611275324909869" calcext:value-type="float">
            <text:p>0,006112753249099</text:p>
          </table:table-cell>
        </table:table-row>
        <table:table-row table:style-name="ro1">
          <table:table-cell table:formula="of:=[.A288]*1.0046" office:value-type="float" office:value="3.73322628216976" calcext:value-type="float">
            <text:p>3,73322628216976</text:p>
          </table:table-cell>
          <table:table-cell table:formula="of:=-0.0195*LN(1-1/[.A289])" office:value-type="float" office:value="0.00607990724304059" calcext:value-type="float">
            <text:p>0,006079907243041</text:p>
          </table:table-cell>
        </table:table-row>
        <table:table-row table:style-name="ro1">
          <table:table-cell table:formula="of:=[.A289]*1.0046" office:value-type="float" office:value="3.75039912306774" calcext:value-type="float">
            <text:p>3,75039912306774</text:p>
          </table:table-cell>
          <table:table-cell table:formula="of:=-0.0195*LN(1-1/[.A290])" office:value-type="float" office:value="0.0060472664914057" calcext:value-type="float">
            <text:p>0,006047266491406</text:p>
          </table:table-cell>
        </table:table-row>
        <table:table-row table:style-name="ro1">
          <table:table-cell table:formula="of:=[.A290]*1.0046" office:value-type="float" office:value="3.76765095903385" calcext:value-type="float">
            <text:p>3,76765095903385</text:p>
          </table:table-cell>
          <table:table-cell table:formula="of:=-0.0195*LN(1-1/[.A291])" office:value-type="float" office:value="0.00601482937148406" calcext:value-type="float">
            <text:p>0,006014829371484</text:p>
          </table:table-cell>
        </table:table-row>
        <table:table-row table:style-name="ro1">
          <table:table-cell table:formula="of:=[.A291]*1.0046" office:value-type="float" office:value="3.78498215344541" calcext:value-type="float">
            <text:p>3,78498215344541</text:p>
          </table:table-cell>
          <table:table-cell table:formula="of:=-0.0195*LN(1-1/[.A292])" office:value-type="float" office:value="0.00598259427761402" calcext:value-type="float">
            <text:p>0,005982594277614</text:p>
          </table:table-cell>
        </table:table-row>
        <table:table-row table:style-name="ro1">
          <table:table-cell table:formula="of:=[.A292]*1.0046" office:value-type="float" office:value="3.80239307135126" calcext:value-type="float">
            <text:p>3,80239307135126</text:p>
          </table:table-cell>
          <table:table-cell table:formula="of:=-0.0195*LN(1-1/[.A293])" office:value-type="float" office:value="0.00595055962094804" calcext:value-type="float">
            <text:p>0,005950559620948</text:p>
          </table:table-cell>
        </table:table-row>
        <table:table-row table:style-name="ro1">
          <table:table-cell table:formula="of:=[.A293]*1.0046" office:value-type="float" office:value="3.81988407947947" calcext:value-type="float">
            <text:p>3,81988407947947</text:p>
          </table:table-cell>
          <table:table-cell table:formula="of:=-0.0195*LN(1-1/[.A294])" office:value-type="float" office:value="0.00591872382922238" calcext:value-type="float">
            <text:p>0,005918723829222</text:p>
          </table:table-cell>
        </table:table-row>
        <table:table-row table:style-name="ro1">
          <table:table-cell table:formula="of:=[.A294]*1.0046" office:value-type="float" office:value="3.83745554624508" calcext:value-type="float">
            <text:p>3,83745554624508</text:p>
          </table:table-cell>
          <table:table-cell table:formula="of:=-0.0195*LN(1-1/[.A295])" office:value-type="float" office:value="0.00588708534653085" calcext:value-type="float">
            <text:p>0,005887085346531</text:p>
          </table:table-cell>
        </table:table-row>
        <table:table-row table:style-name="ro1">
          <table:table-cell table:formula="of:=[.A295]*1.0046" office:value-type="float" office:value="3.85510784175781" calcext:value-type="float">
            <text:p>3,85510784175781</text:p>
          </table:table-cell>
          <table:table-cell table:formula="of:=-0.0195*LN(1-1/[.A296])" office:value-type="float" office:value="0.00585564263310238" calcext:value-type="float">
            <text:p>0,005855642633102</text:p>
          </table:table-cell>
        </table:table-row>
        <table:table-row table:style-name="ro1">
          <table:table-cell table:formula="of:=[.A296]*1.0046" office:value-type="float" office:value="3.87284133782989" calcext:value-type="float">
            <text:p>3,87284133782989</text:p>
          </table:table-cell>
          <table:table-cell table:formula="of:=-0.0195*LN(1-1/[.A297])" office:value-type="float" office:value="0.0058243941650823" calcext:value-type="float">
            <text:p>0,005824394165082</text:p>
          </table:table-cell>
        </table:table-row>
        <table:table-row table:style-name="ro1">
          <table:table-cell table:formula="of:=[.A297]*1.0046" office:value-type="float" office:value="3.89065640798391" calcext:value-type="float">
            <text:p>3,89065640798391</text:p>
          </table:table-cell>
          <table:table-cell table:formula="of:=-0.0195*LN(1-1/[.A298])" office:value-type="float" office:value="0.0057933384343174" calcext:value-type="float">
            <text:p>0,005793338434317</text:p>
          </table:table-cell>
        </table:table-row>
        <table:table-row table:style-name="ro1">
          <table:table-cell table:formula="of:=[.A298]*1.0046" office:value-type="float" office:value="3.90855342746064" calcext:value-type="float">
            <text:p>3,90855342746064</text:p>
          </table:table-cell>
          <table:table-cell table:formula="of:=-0.0195*LN(1-1/[.A299])" office:value-type="float" office:value="0.00576247394814455" calcext:value-type="float">
            <text:p>0,005762473948145</text:p>
          </table:table-cell>
        </table:table-row>
        <table:table-row table:style-name="ro1">
          <table:table-cell table:formula="of:=[.A299]*1.0046" office:value-type="float" office:value="3.92653277322695" calcext:value-type="float">
            <text:p>3,92653277322695</text:p>
          </table:table-cell>
          <table:table-cell table:formula="of:=-0.0195*LN(1-1/[.A300])" office:value-type="float" office:value="0.00573179922918294" calcext:value-type="float">
            <text:p>0,005731799229183</text:p>
          </table:table-cell>
        </table:table-row>
        <table:table-row table:style-name="ro1">
          <table:table-cell table:formula="of:=[.A300]*1.0046" office:value-type="float" office:value="3.9445948239838" calcext:value-type="float">
            <text:p>3,9445948239838</text:p>
          </table:table-cell>
          <table:table-cell table:formula="of:=-0.0195*LN(1-1/[.A301])" office:value-type="float" office:value="0.0057013128151297" calcext:value-type="float">
            <text:p>0,00570131281513</text:p>
          </table:table-cell>
        </table:table-row>
        <table:table-row table:style-name="ro1">
          <table:table-cell table:formula="of:=[.A301]*1.0046" office:value-type="float" office:value="3.96273996017412" calcext:value-type="float">
            <text:p>3,96273996017412</text:p>
          </table:table-cell>
          <table:table-cell table:formula="of:=-0.0195*LN(1-1/[.A302])" office:value-type="float" office:value="0.00567101325855902" calcext:value-type="float">
            <text:p>0,005671013258559</text:p>
          </table:table-cell>
        </table:table-row>
        <table:table-row table:style-name="ro1">
          <table:table-cell table:formula="of:=[.A302]*1.0046" office:value-type="float" office:value="3.98096856399092" calcext:value-type="float">
            <text:p>3,98096856399092</text:p>
          </table:table-cell>
          <table:table-cell table:formula="of:=-0.0195*LN(1-1/[.A303])" office:value-type="float" office:value="0.00564089912672456" calcext:value-type="float">
            <text:p>0,005640899126725</text:p>
          </table:table-cell>
        </table:table-row>
        <table:table-row table:style-name="ro1">
          <table:table-cell table:formula="of:=[.A303]*1.0046" office:value-type="float" office:value="3.99928101938528" calcext:value-type="float">
            <text:p>3,99928101938528</text:p>
          </table:table-cell>
          <table:table-cell table:formula="of:=-0.0195*LN(1-1/[.A304])" office:value-type="float" office:value="0.00561096900136515" calcext:value-type="float">
            <text:p>0,005610969001365</text:p>
          </table:table-cell>
        </table:table-row>
        <table:table-row table:style-name="ro1">
          <table:table-cell table:formula="of:=[.A304]*1.0046" office:value-type="float" office:value="4.01767771207445" calcext:value-type="float">
            <text:p>4,01767771207445</text:p>
          </table:table-cell>
          <table:table-cell table:formula="of:=-0.0195*LN(1-1/[.A305])" office:value-type="float" office:value="0.00558122147851367" calcext:value-type="float">
            <text:p>0,005581221478514</text:p>
          </table:table-cell>
        </table:table-row>
        <table:table-row table:style-name="ro1">
          <table:table-cell table:formula="of:=[.A305]*1.0046" office:value-type="float" office:value="4.03615902955" calcext:value-type="float">
            <text:p>4,03615902955</text:p>
          </table:table-cell>
          <table:table-cell table:formula="of:=-0.0195*LN(1-1/[.A306])" office:value-type="float" office:value="0.00555165516830915" calcext:value-type="float">
            <text:p>0,005551655168309</text:p>
          </table:table-cell>
        </table:table-row>
        <table:table-row table:style-name="ro1">
          <table:table-cell table:formula="of:=[.A306]*1.0046" office:value-type="float" office:value="4.05472536108593" calcext:value-type="float">
            <text:p>4,05472536108593</text:p>
          </table:table-cell>
          <table:table-cell table:formula="of:=-0.0195*LN(1-1/[.A307])" office:value-type="float" office:value="0.00552226869481184" calcext:value-type="float">
            <text:p>0,005522268694812</text:p>
          </table:table-cell>
        </table:table-row>
        <table:table-row table:style-name="ro1">
          <table:table-cell table:formula="of:=[.A307]*1.0046" office:value-type="float" office:value="4.07337709774692" calcext:value-type="float">
            <text:p>4,07337709774692</text:p>
          </table:table-cell>
          <table:table-cell table:formula="of:=-0.0195*LN(1-1/[.A308])" office:value-type="float" office:value="0.00549306069582142" calcext:value-type="float">
            <text:p>0,005493060695821</text:p>
          </table:table-cell>
        </table:table-row>
        <table:table-row table:style-name="ro1">
          <table:table-cell table:formula="of:=[.A308]*1.0046" office:value-type="float" office:value="4.09211463239656" calcext:value-type="float">
            <text:p>4,09211463239656</text:p>
          </table:table-cell>
          <table:table-cell table:formula="of:=-0.0195*LN(1-1/[.A309])" office:value-type="float" office:value="0.0054640298226981" calcext:value-type="float">
            <text:p>0,005464029822698</text:p>
          </table:table-cell>
        </table:table-row>
        <table:table-row table:style-name="ro1">
          <table:table-cell table:formula="of:=[.A309]*1.0046" office:value-type="float" office:value="4.11093835970558" calcext:value-type="float">
            <text:p>4,11093835970558</text:p>
          </table:table-cell>
          <table:table-cell table:formula="of:=-0.0195*LN(1-1/[.A310])" office:value-type="float" office:value="0.00543517474018662" calcext:value-type="float">
            <text:p>0,005435174740187</text:p>
          </table:table-cell>
        </table:table-row>
        <table:table-row table:style-name="ro1">
          <table:table-cell table:formula="of:=[.A310]*1.0046" office:value-type="float" office:value="4.12984867616023" calcext:value-type="float">
            <text:p>4,12984867616023</text:p>
          </table:table-cell>
          <table:table-cell table:formula="of:=-0.0195*LN(1-1/[.A311])" office:value-type="float" office:value="0.00540649412624316" calcext:value-type="float">
            <text:p>0,005406494126243</text:p>
          </table:table-cell>
        </table:table-row>
        <table:table-row table:style-name="ro1">
          <table:table-cell table:formula="of:=[.A311]*1.0046" office:value-type="float" office:value="4.14884598007056" calcext:value-type="float">
            <text:p>4,14884598007056</text:p>
          </table:table-cell>
          <table:table-cell table:formula="of:=-0.0195*LN(1-1/[.A312])" office:value-type="float" office:value="0.00537798667186499" calcext:value-type="float">
            <text:p>0,005377986671865</text:p>
          </table:table-cell>
        </table:table-row>
        <table:table-row table:style-name="ro1">
          <table:table-cell table:formula="of:=[.A312]*1.0046" office:value-type="float" office:value="4.16793067157889" calcext:value-type="float">
            <text:p>4,16793067157889</text:p>
          </table:table-cell>
          <table:table-cell table:formula="of:=-0.0195*LN(1-1/[.A313])" office:value-type="float" office:value="0.0053496510809229" calcext:value-type="float">
            <text:p>0,005349651080923</text:p>
          </table:table-cell>
        </table:table-row>
        <table:table-row table:style-name="ro1">
          <table:table-cell table:formula="of:=[.A313]*1.0046" office:value-type="float" office:value="4.18710315266815" calcext:value-type="float">
            <text:p>4,18710315266815</text:p>
          </table:table-cell>
          <table:table-cell table:formula="of:=-0.0195*LN(1-1/[.A314])" office:value-type="float" office:value="0.00532148606999624" calcext:value-type="float">
            <text:p>0,005321486069996</text:p>
          </table:table-cell>
        </table:table-row>
        <table:table-row table:style-name="ro1">
          <table:table-cell table:formula="of:=[.A314]*1.0046" office:value-type="float" office:value="4.20636382717042" calcext:value-type="float">
            <text:p>4,20636382717042</text:p>
          </table:table-cell>
          <table:table-cell table:formula="of:=-0.0195*LN(1-1/[.A315])" office:value-type="float" office:value="0.00529349036821072" calcext:value-type="float">
            <text:p>0,005293490368211</text:p>
          </table:table-cell>
        </table:table-row>
        <table:table-row table:style-name="ro1">
          <table:table-cell table:formula="of:=[.A315]*1.0046" office:value-type="float" office:value="4.22571310077541" calcext:value-type="float">
            <text:p>4,22571310077541</text:p>
          </table:table-cell>
          <table:table-cell table:formula="of:=-0.0195*LN(1-1/[.A316])" office:value-type="float" office:value="0.00526566271707868" calcext:value-type="float">
            <text:p>0,005265662717079</text:p>
          </table:table-cell>
        </table:table-row>
        <table:table-row table:style-name="ro1">
          <table:table-cell table:formula="of:=[.A316]*1.0046" office:value-type="float" office:value="4.24515138103897" calcext:value-type="float">
            <text:p>4,24515138103897</text:p>
          </table:table-cell>
          <table:table-cell table:formula="of:=-0.0195*LN(1-1/[.A317])" office:value-type="float" office:value="0.00523800187034197" calcext:value-type="float">
            <text:p>0,005238001870342</text:p>
          </table:table-cell>
        </table:table-row>
        <table:table-row table:style-name="ro1">
          <table:table-cell table:formula="of:=[.A317]*1.0046" office:value-type="float" office:value="4.26467907739175" calcext:value-type="float">
            <text:p>4,26467907739175</text:p>
          </table:table-cell>
          <table:table-cell table:formula="of:=-0.0195*LN(1-1/[.A318])" office:value-type="float" office:value="0.00521050659381725" calcext:value-type="float">
            <text:p>0,005210506593817</text:p>
          </table:table-cell>
        </table:table-row>
        <table:table-row table:style-name="ro1">
          <table:table-cell table:formula="of:=[.A318]*1.0046" office:value-type="float" office:value="4.28429660114776" calcext:value-type="float">
            <text:p>4,28429660114776</text:p>
          </table:table-cell>
          <table:table-cell table:formula="of:=-0.0195*LN(1-1/[.A319])" office:value-type="float" office:value="0.00518317566524382" calcext:value-type="float">
            <text:p>0,005183175665244</text:p>
          </table:table-cell>
        </table:table-row>
        <table:table-row table:style-name="ro1">
          <table:table-cell table:formula="of:=[.A319]*1.0046" office:value-type="float" office:value="4.30400436551303" calcext:value-type="float">
            <text:p>4,30400436551303</text:p>
          </table:table-cell>
          <table:table-cell table:formula="of:=-0.0195*LN(1-1/[.A320])" office:value-type="float" office:value="0.00515600787413376" calcext:value-type="float">
            <text:p>0,005156007874134</text:p>
          </table:table-cell>
        </table:table-row>
        <table:table-row table:style-name="ro1">
          <table:table-cell table:formula="of:=[.A320]*1.0046" office:value-type="float" office:value="4.32380278559439" calcext:value-type="float">
            <text:p>4,32380278559439</text:p>
          </table:table-cell>
          <table:table-cell table:formula="of:=-0.0195*LN(1-1/[.A321])" office:value-type="float" office:value="0.00512900202162446" calcext:value-type="float">
            <text:p>0,005129002021624</text:p>
          </table:table-cell>
        </table:table-row>
        <table:table-row table:style-name="ro1">
          <table:table-cell table:formula="of:=[.A321]*1.0046" office:value-type="float" office:value="4.34369227840813" calcext:value-type="float">
            <text:p>4,34369227840813</text:p>
          </table:table-cell>
          <table:table-cell table:formula="of:=-0.0195*LN(1-1/[.A322])" office:value-type="float" office:value="0.00510215692033346" calcext:value-type="float">
            <text:p>0,005102156920333</text:p>
          </table:table-cell>
        </table:table-row>
        <table:table-row table:style-name="ro1">
          <table:table-cell table:formula="of:=[.A322]*1.0046" office:value-type="float" office:value="4.3636732628888" calcext:value-type="float">
            <text:p>4,3636732628888</text:p>
          </table:table-cell>
          <table:table-cell table:formula="of:=-0.0195*LN(1-1/[.A323])" office:value-type="float" office:value="0.00507547139421555" calcext:value-type="float">
            <text:p>0,005075471394216</text:p>
          </table:table-cell>
        </table:table-row>
        <table:table-row table:style-name="ro1">
          <table:table-cell table:formula="of:=[.A323]*1.0046" office:value-type="float" office:value="4.38374615989809" calcext:value-type="float">
            <text:p>4,38374615989809</text:p>
          </table:table-cell>
          <table:table-cell table:formula="of:=-0.0195*LN(1-1/[.A324])" office:value-type="float" office:value="0.00504894427842203" calcext:value-type="float">
            <text:p>0,005048944278422</text:p>
          </table:table-cell>
        </table:table-row>
        <table:table-row table:style-name="ro1">
          <table:table-cell table:formula="of:=[.A324]*1.0046" office:value-type="float" office:value="4.40391139223362" calcext:value-type="float">
            <text:p>4,40391139223362</text:p>
          </table:table-cell>
          <table:table-cell table:formula="of:=-0.0195*LN(1-1/[.A325])" office:value-type="float" office:value="0.00502257441916225" calcext:value-type="float">
            <text:p>0,005022574419162</text:p>
          </table:table-cell>
        </table:table-row>
        <table:table-row table:style-name="ro1">
          <table:table-cell table:formula="of:=[.A325]*1.0046" office:value-type="float" office:value="4.4241693846379" calcext:value-type="float">
            <text:p>4,4241693846379</text:p>
          </table:table-cell>
          <table:table-cell table:formula="of:=-0.0195*LN(1-1/[.A326])" office:value-type="float" office:value="0.00499636067356723" calcext:value-type="float">
            <text:p>0,004996360673567</text:p>
          </table:table-cell>
        </table:table-row>
        <table:table-row table:style-name="ro1">
          <table:table-cell table:formula="of:=[.A326]*1.0046" office:value-type="float" office:value="4.44452056380723" calcext:value-type="float">
            <text:p>4,44452056380723</text:p>
          </table:table-cell>
          <table:table-cell table:formula="of:=-0.0195*LN(1-1/[.A327])" office:value-type="float" office:value="0.00497030190955537" calcext:value-type="float">
            <text:p>0,004970301909555</text:p>
          </table:table-cell>
        </table:table-row>
        <table:table-row table:style-name="ro1">
          <table:table-cell table:formula="of:=[.A327]*1.0046" office:value-type="float" office:value="4.46496535840075" calcext:value-type="float">
            <text:p>4,46496535840075</text:p>
          </table:table-cell>
          <table:table-cell table:formula="of:=-0.0195*LN(1-1/[.A328])" office:value-type="float" office:value="0.00494439700570024" calcext:value-type="float">
            <text:p>0,0049443970057</text:p>
          </table:table-cell>
        </table:table-row>
        <table:table-row table:style-name="ro1">
          <table:table-cell table:formula="of:=[.A328]*1.0046" office:value-type="float" office:value="4.48550419904939" calcext:value-type="float">
            <text:p>4,48550419904939</text:p>
          </table:table-cell>
          <table:table-cell table:formula="of:=-0.0195*LN(1-1/[.A329])" office:value-type="float" office:value="0.0049186448511004" calcext:value-type="float">
            <text:p>0,0049186448511</text:p>
          </table:table-cell>
        </table:table-row>
        <table:table-row table:style-name="ro1">
          <table:table-cell table:formula="of:=[.A329]*1.0046" office:value-type="float" office:value="4.50613751836502" calcext:value-type="float">
            <text:p>4,50613751836502</text:p>
          </table:table-cell>
          <table:table-cell table:formula="of:=-0.0195*LN(1-1/[.A330])" office:value-type="float" office:value="0.00489304434525117" calcext:value-type="float">
            <text:p>0,004893044345251</text:p>
          </table:table-cell>
        </table:table-row>
        <table:table-row table:style-name="ro1">
          <table:table-cell table:formula="of:=[.A330]*1.0046" office:value-type="float" office:value="4.52686575094949" calcext:value-type="float">
            <text:p>4,52686575094949</text:p>
          </table:table-cell>
          <table:table-cell table:formula="of:=-0.0195*LN(1-1/[.A331])" office:value-type="float" office:value="0.00486759439791839" calcext:value-type="float">
            <text:p>0,004867594397918</text:p>
          </table:table-cell>
        </table:table-row>
        <table:table-row table:style-name="ro1">
          <table:table-cell table:formula="of:=[.A331]*1.0046" office:value-type="float" office:value="4.54768933340386" calcext:value-type="float">
            <text:p>4,54768933340386</text:p>
          </table:table-cell>
          <table:table-cell table:formula="of:=-0.0195*LN(1-1/[.A332])" office:value-type="float" office:value="0.00484229392901409" calcext:value-type="float">
            <text:p>0,004842293929014</text:p>
          </table:table-cell>
        </table:table-row>
        <table:table-row table:style-name="ro1">
          <table:table-cell table:formula="of:=[.A332]*1.0046" office:value-type="float" office:value="4.56860870433752" calcext:value-type="float">
            <text:p>4,56860870433752</text:p>
          </table:table-cell>
          <table:table-cell table:formula="of:=-0.0195*LN(1-1/[.A333])" office:value-type="float" office:value="0.00481714186847398" calcext:value-type="float">
            <text:p>0,004817141868474</text:p>
          </table:table-cell>
        </table:table-row>
        <table:table-row table:style-name="ro1">
          <table:table-cell table:formula="of:=[.A333]*1.0046" office:value-type="float" office:value="4.58962430437747" calcext:value-type="float">
            <text:p>4,58962430437747</text:p>
          </table:table-cell>
          <table:table-cell table:formula="of:=-0.0195*LN(1-1/[.A334])" office:value-type="float" office:value="0.00479213715613685" calcext:value-type="float">
            <text:p>0,004792137156137</text:p>
          </table:table-cell>
        </table:table-row>
        <table:table-row table:style-name="ro1">
          <table:table-cell table:formula="of:=[.A334]*1.0046" office:value-type="float" office:value="4.61073657617761" calcext:value-type="float">
            <text:p>4,61073657617761</text:p>
          </table:table-cell>
          <table:table-cell table:formula="of:=-0.0195*LN(1-1/[.A335])" office:value-type="float" office:value="0.00476727874162577" calcext:value-type="float">
            <text:p>0,004767278741626</text:p>
          </table:table-cell>
        </table:table-row>
        <table:table-row table:style-name="ro1">
          <table:table-cell table:formula="of:=[.A335]*1.0046" office:value-type="float" office:value="4.63194596442802" calcext:value-type="float">
            <text:p>4,63194596442802</text:p>
          </table:table-cell>
          <table:table-cell table:formula="of:=-0.0195*LN(1-1/[.A336])" office:value-type="float" office:value="0.00474256558423106" calcext:value-type="float">
            <text:p>0,004742565584231</text:p>
          </table:table-cell>
        </table:table-row>
        <table:table-row table:style-name="ro1">
          <table:table-cell table:formula="of:=[.A336]*1.0046" office:value-type="float" office:value="4.65325291586439" calcext:value-type="float">
            <text:p>4,65325291586439</text:p>
          </table:table-cell>
          <table:table-cell table:formula="of:=-0.0195*LN(1-1/[.A337])" office:value-type="float" office:value="0.00471799665279496" calcext:value-type="float">
            <text:p>0,004717996652795</text:p>
          </table:table-cell>
        </table:table-row>
        <table:table-row table:style-name="ro1">
          <table:table-cell table:formula="of:=[.A337]*1.0046" office:value-type="float" office:value="4.67465787927737" calcext:value-type="float">
            <text:p>4,67465787927737</text:p>
          </table:table-cell>
          <table:table-cell table:formula="of:=-0.0195*LN(1-1/[.A338])" office:value-type="float" office:value="0.00469357092559814" calcext:value-type="float">
            <text:p>0,004693570925598</text:p>
          </table:table-cell>
        </table:table-row>
        <table:table-row table:style-name="ro1">
          <table:table-cell table:formula="of:=[.A338]*1.0046" office:value-type="float" office:value="4.69616130552204" calcext:value-type="float">
            <text:p>4,69616130552204</text:p>
          </table:table-cell>
          <table:table-cell table:formula="of:=-0.0195*LN(1-1/[.A339])" office:value-type="float" office:value="0.00466928739024772" calcext:value-type="float">
            <text:p>0,004669287390248</text:p>
          </table:table-cell>
        </table:table-row>
        <table:table-row table:style-name="ro1">
          <table:table-cell table:formula="of:=[.A339]*1.0046" office:value-type="float" office:value="4.71776364752744" calcext:value-type="float">
            <text:p>4,71776364752744</text:p>
          </table:table-cell>
          <table:table-cell table:formula="of:=-0.0195*LN(1-1/[.A340])" office:value-type="float" office:value="0.00464514504356711" calcext:value-type="float">
            <text:p>0,004645145043567</text:p>
          </table:table-cell>
        </table:table-row>
        <table:table-row table:style-name="ro1">
          <table:table-cell table:formula="of:=[.A340]*1.0046" office:value-type="float" office:value="4.73946536030607" calcext:value-type="float">
            <text:p>4,73946536030607</text:p>
          </table:table-cell>
          <table:table-cell table:formula="of:=-0.0195*LN(1-1/[.A341])" office:value-type="float" office:value="0.0046211428914874" calcext:value-type="float">
            <text:p>0,004621142891487</text:p>
          </table:table-cell>
        </table:table-row>
        <table:table-row table:style-name="ro1">
          <table:table-cell table:formula="of:=[.A341]*1.0046" office:value-type="float" office:value="4.76126690096348" calcext:value-type="float">
            <text:p>4,76126690096348</text:p>
          </table:table-cell>
          <table:table-cell table:formula="of:=-0.0195*LN(1-1/[.A342])" office:value-type="float" office:value="0.0045972799489403" calcext:value-type="float">
            <text:p>0,00459727994894</text:p>
          </table:table-cell>
        </table:table-row>
        <table:table-row table:style-name="ro1">
          <table:table-cell table:formula="of:=[.A342]*1.0046" office:value-type="float" office:value="4.78316872870791" calcext:value-type="float">
            <text:p>4,78316872870791</text:p>
          </table:table-cell>
          <table:table-cell table:formula="of:=-0.0195*LN(1-1/[.A343])" office:value-type="float" office:value="0.00457355523975278" calcext:value-type="float">
            <text:p>0,004573555239753</text:p>
          </table:table-cell>
        </table:table-row>
        <table:table-row table:style-name="ro1">
          <table:table-cell table:formula="of:=[.A343]*1.0046" office:value-type="float" office:value="4.80517130485997" calcext:value-type="float">
            <text:p>4,80517130485997</text:p>
          </table:table-cell>
          <table:table-cell table:formula="of:=-0.0195*LN(1-1/[.A344])" office:value-type="float" office:value="0.00454996779654309" calcext:value-type="float">
            <text:p>0,004549967796543</text:p>
          </table:table-cell>
        </table:table-row>
        <table:table-row table:style-name="ro1">
          <table:table-cell table:formula="of:=[.A344]*1.0046" office:value-type="float" office:value="4.82727509286232" calcext:value-type="float">
            <text:p>4,82727509286232</text:p>
          </table:table-cell>
          <table:table-cell table:formula="of:=-0.0195*LN(1-1/[.A345])" office:value-type="float" office:value="0.00452651666061844" calcext:value-type="float">
            <text:p>0,004526516660618</text:p>
          </table:table-cell>
        </table:table-row>
        <table:table-row table:style-name="ro1">
          <table:table-cell table:formula="of:=[.A345]*1.0046" office:value-type="float" office:value="4.84948055828949" calcext:value-type="float">
            <text:p>4,84948055828949</text:p>
          </table:table-cell>
          <table:table-cell table:formula="of:=-0.0195*LN(1-1/[.A346])" office:value-type="float" office:value="0.00450320088187409" calcext:value-type="float">
            <text:p>0,004503200881874</text:p>
          </table:table-cell>
        </table:table-row>
        <table:table-row table:style-name="ro1">
          <table:table-cell table:formula="of:=[.A346]*1.0046" office:value-type="float" office:value="4.87178816885762" calcext:value-type="float">
            <text:p>4,87178816885762</text:p>
          </table:table-cell>
          <table:table-cell table:formula="of:=-0.0195*LN(1-1/[.A347])" office:value-type="float" office:value="0.00448001951869389" calcext:value-type="float">
            <text:p>0,004480019518694</text:p>
          </table:table-cell>
        </table:table-row>
        <table:table-row table:style-name="ro1">
          <table:table-cell table:formula="of:=[.A347]*1.0046" office:value-type="float" office:value="4.89419839443436" calcext:value-type="float">
            <text:p>4,89419839443436</text:p>
          </table:table-cell>
          <table:table-cell table:formula="of:=-0.0195*LN(1-1/[.A348])" office:value-type="float" office:value="0.0044569716378523" calcext:value-type="float">
            <text:p>0,004456971637852</text:p>
          </table:table-cell>
        </table:table-row>
        <table:table-row table:style-name="ro1">
          <table:table-cell table:formula="of:=[.A348]*1.0046" office:value-type="float" office:value="4.91671170704876" calcext:value-type="float">
            <text:p>4,91671170704876</text:p>
          </table:table-cell>
          <table:table-cell table:formula="of:=-0.0195*LN(1-1/[.A349])" office:value-type="float" office:value="0.00443405631441782" calcext:value-type="float">
            <text:p>0,004434056314418</text:p>
          </table:table-cell>
        </table:table-row>
        <table:table-row table:style-name="ro1">
          <table:table-cell table:formula="of:=[.A349]*1.0046" office:value-type="float" office:value="4.93932858090119" calcext:value-type="float">
            <text:p>4,93932858090119</text:p>
          </table:table-cell>
          <table:table-cell table:formula="of:=-0.0195*LN(1-1/[.A350])" office:value-type="float" office:value="0.00441127263165779" calcext:value-type="float">
            <text:p>0,004411272631658</text:p>
          </table:table-cell>
        </table:table-row>
        <table:table-row table:style-name="ro1">
          <table:table-cell table:formula="of:=[.A350]*1.0046" office:value-type="float" office:value="4.96204949237333" calcext:value-type="float">
            <text:p>4,96204949237333</text:p>
          </table:table-cell>
          <table:table-cell table:formula="of:=-0.0195*LN(1-1/[.A351])" office:value-type="float" office:value="0.0043886196809445" calcext:value-type="float">
            <text:p>0,004388619680945</text:p>
          </table:table-cell>
        </table:table-row>
        <table:table-row table:style-name="ro1">
          <table:table-cell table:formula="of:=[.A351]*1.0046" office:value-type="float" office:value="4.98487492003825" calcext:value-type="float">
            <text:p>4,98487492003825</text:p>
          </table:table-cell>
          <table:table-cell table:formula="of:=-0.0195*LN(1-1/[.A352])" office:value-type="float" office:value="0.00436609656166279" calcext:value-type="float">
            <text:p>0,004366096561663</text:p>
          </table:table-cell>
        </table:table-row>
        <table:table-row table:style-name="ro1">
          <table:table-cell table:formula="of:=[.A352]*1.0046" office:value-type="float" office:value="5.00780534467042" calcext:value-type="float">
            <text:p>5,00780534467042</text:p>
          </table:table-cell>
          <table:table-cell table:formula="of:=-0.0195*LN(1-1/[.A353])" office:value-type="float" office:value="0.00434370238111878" calcext:value-type="float">
            <text:p>0,004343702381119</text:p>
          </table:table-cell>
        </table:table-row>
        <table:table-row table:style-name="ro1">
          <table:table-cell table:formula="of:=[.A353]*1.0046" office:value-type="float" office:value="5.03084124925591" calcext:value-type="float">
            <text:p>5,03084124925591</text:p>
          </table:table-cell>
          <table:table-cell table:formula="of:=-0.0195*LN(1-1/[.A354])" office:value-type="float" office:value="0.00432143625445006" calcext:value-type="float">
            <text:p>0,00432143625445</text:p>
          </table:table-cell>
        </table:table-row>
        <table:table-row table:style-name="ro1">
          <table:table-cell table:formula="of:=[.A354]*1.0046" office:value-type="float" office:value="5.05398311900248" calcext:value-type="float">
            <text:p>5,05398311900248</text:p>
          </table:table-cell>
          <table:table-cell table:formula="of:=-0.0195*LN(1-1/[.A355])" office:value-type="float" office:value="0.00429929730453702" calcext:value-type="float">
            <text:p>0,004299297304537</text:p>
          </table:table-cell>
        </table:table-row>
        <table:table-row table:style-name="ro1">
          <table:table-cell table:formula="of:=[.A355]*1.0046" office:value-type="float" office:value="5.0772314413499" calcext:value-type="float">
            <text:p>5,0772314413499</text:p>
          </table:table-cell>
          <table:table-cell table:formula="of:=-0.0195*LN(1-1/[.A356])" office:value-type="float" office:value="0.00427728466191554" calcext:value-type="float">
            <text:p>0,004277284661916</text:p>
          </table:table-cell>
        </table:table-row>
        <table:table-row table:style-name="ro1">
          <table:table-cell table:formula="of:=[.A356]*1.0046" office:value-type="float" office:value="5.1005867059801" calcext:value-type="float">
            <text:p>5,1005867059801</text:p>
          </table:table-cell>
          <table:table-cell table:formula="of:=-0.0195*LN(1-1/[.A357])" office:value-type="float" office:value="0.00425539746469083" calcext:value-type="float">
            <text:p>0,004255397464691</text:p>
          </table:table-cell>
        </table:table-row>
        <table:table-row table:style-name="ro1">
          <table:table-cell table:formula="of:=[.A357]*1.0046" office:value-type="float" office:value="5.12404940482761" calcext:value-type="float">
            <text:p>5,12404940482761</text:p>
          </table:table-cell>
          <table:table-cell table:formula="of:=-0.0195*LN(1-1/[.A358])" office:value-type="float" office:value="0.00423363485845251" calcext:value-type="float">
            <text:p>0,004233634858453</text:p>
          </table:table-cell>
        </table:table-row>
        <table:table-row table:style-name="ro1">
          <table:table-cell table:formula="of:=[.A358]*1.0046" office:value-type="float" office:value="5.14762003208982" calcext:value-type="float">
            <text:p>5,14762003208982</text:p>
          </table:table-cell>
          <table:table-cell table:formula="of:=-0.0195*LN(1-1/[.A359])" office:value-type="float" office:value="0.00421199599619089" calcext:value-type="float">
            <text:p>0,004211995996191</text:p>
          </table:table-cell>
        </table:table-row>
        <table:table-row table:style-name="ro1">
          <table:table-cell table:formula="of:=[.A359]*1.0046" office:value-type="float" office:value="5.17129908423743" calcext:value-type="float">
            <text:p>5,17129908423743</text:p>
          </table:table-cell>
          <table:table-cell table:formula="of:=-0.0195*LN(1-1/[.A360])" office:value-type="float" office:value="0.0041904800382144" calcext:value-type="float">
            <text:p>0,004190480038214</text:p>
          </table:table-cell>
        </table:table-row>
        <table:table-row table:style-name="ro1">
          <table:table-cell table:formula="of:=[.A360]*1.0046" office:value-type="float" office:value="5.19508706002492" calcext:value-type="float">
            <text:p>5,19508706002492</text:p>
          </table:table-cell>
          <table:table-cell table:formula="of:=-0.0195*LN(1-1/[.A361])" office:value-type="float" office:value="0.00416908615206819" calcext:value-type="float">
            <text:p>0,004169086152068</text:p>
          </table:table-cell>
        </table:table-row>
        <table:table-row table:style-name="ro1">
          <table:table-cell table:formula="of:=[.A361]*1.0046" office:value-type="float" office:value="5.21898446050104" calcext:value-type="float">
            <text:p>5,21898446050104</text:p>
          </table:table-cell>
          <table:table-cell table:formula="of:=-0.0195*LN(1-1/[.A362])" office:value-type="float" office:value="0.00414781351245381" calcext:value-type="float">
            <text:p>0,004147813512454</text:p>
          </table:table-cell>
        </table:table-row>
        <table:table-row table:style-name="ro1">
          <table:table-cell table:formula="of:=[.A362]*1.0046" office:value-type="float" office:value="5.24299178901934" calcext:value-type="float">
            <text:p>5,24299178901934</text:p>
          </table:table-cell>
          <table:table-cell table:formula="of:=-0.0195*LN(1-1/[.A363])" office:value-type="float" office:value="0.00412666130115007" calcext:value-type="float">
            <text:p>0,00412666130115</text:p>
          </table:table-cell>
        </table:table-row>
        <table:table-row table:style-name="ro1">
          <table:table-cell table:formula="of:=[.A363]*1.0046" office:value-type="float" office:value="5.26710955124883" calcext:value-type="float">
            <text:p>5,26710955124883</text:p>
          </table:table-cell>
          <table:table-cell table:formula="of:=-0.0195*LN(1-1/[.A364])" office:value-type="float" office:value="0.00410562870693496" calcext:value-type="float">
            <text:p>0,004105628706935</text:p>
          </table:table-cell>
        </table:table-row>
        <table:table-row table:style-name="ro1">
          <table:table-cell table:formula="of:=[.A364]*1.0046" office:value-type="float" office:value="5.29133825518458" calcext:value-type="float">
            <text:p>5,29133825518458</text:p>
          </table:table-cell>
          <table:table-cell table:formula="of:=-0.0195*LN(1-1/[.A365])" office:value-type="float" office:value="0.00408471492550861" calcext:value-type="float">
            <text:p>0,004084714925509</text:p>
          </table:table-cell>
        </table:table-row>
        <table:table-row table:style-name="ro1">
          <table:table-cell table:formula="of:=[.A365]*1.0046" office:value-type="float" office:value="5.31567841115842" calcext:value-type="float">
            <text:p>5,31567841115842</text:p>
          </table:table-cell>
          <table:table-cell table:formula="of:=-0.0195*LN(1-1/[.A366])" office:value-type="float" office:value="0.00406391915941737" calcext:value-type="float">
            <text:p>0,004063919159417</text:p>
          </table:table-cell>
        </table:table-row>
        <table:table-row table:style-name="ro1">
          <table:table-cell table:formula="of:=[.A366]*1.0046" office:value-type="float" office:value="5.34013053184975" calcext:value-type="float">
            <text:p>5,34013053184975</text:p>
          </table:table-cell>
          <table:table-cell table:formula="of:=-0.0195*LN(1-1/[.A367])" office:value-type="float" office:value="0.00404324061797892" calcext:value-type="float">
            <text:p>0,004043240617979</text:p>
          </table:table-cell>
        </table:table-row>
        <table:table-row table:style-name="ro1">
          <table:table-cell table:formula="of:=[.A367]*1.0046" office:value-type="float" office:value="5.36469513229626" calcext:value-type="float">
            <text:p>5,36469513229626</text:p>
          </table:table-cell>
          <table:table-cell table:formula="of:=-0.0195*LN(1-1/[.A368])" office:value-type="float" office:value="0.00402267851720832" calcext:value-type="float">
            <text:p>0,004022678517208</text:p>
          </table:table-cell>
        </table:table-row>
        <table:table-row table:style-name="ro1">
          <table:table-cell table:formula="of:=[.A368]*1.0046" office:value-type="float" office:value="5.38937272990482" calcext:value-type="float">
            <text:p>5,38937272990482</text:p>
          </table:table-cell>
          <table:table-cell table:formula="of:=-0.0195*LN(1-1/[.A369])" office:value-type="float" office:value="0.00400223207974519" calcext:value-type="float">
            <text:p>0,004002232079745</text:p>
          </table:table-cell>
        </table:table-row>
        <table:table-row table:style-name="ro1">
          <table:table-cell table:formula="of:=[.A369]*1.0046" office:value-type="float" office:value="5.41416384446239" calcext:value-type="float">
            <text:p>5,41416384446239</text:p>
          </table:table-cell>
          <table:table-cell table:formula="of:=-0.0195*LN(1-1/[.A370])" office:value-type="float" office:value="0.00398190053478178" calcext:value-type="float">
            <text:p>0,003981900534782</text:p>
          </table:table-cell>
        </table:table-row>
        <table:table-row table:style-name="ro1">
          <table:table-cell table:formula="of:=[.A370]*1.0046" office:value-type="float" office:value="5.43906899814691" calcext:value-type="float">
            <text:p>5,43906899814691</text:p>
          </table:table-cell>
          <table:table-cell table:formula="of:=-0.0195*LN(1-1/[.A371])" office:value-type="float" office:value="0.00396168311799209" calcext:value-type="float">
            <text:p>0,003961683117992</text:p>
          </table:table-cell>
        </table:table-row>
        <table:table-row table:style-name="ro1">
          <table:table-cell table:formula="of:=[.A371]*1.0046" office:value-type="float" office:value="5.46408871553839" calcext:value-type="float">
            <text:p>5,46408871553839</text:p>
          </table:table-cell>
          <table:table-cell table:formula="of:=-0.0195*LN(1-1/[.A372])" office:value-type="float" office:value="0.00394157907146185" calcext:value-type="float">
            <text:p>0,003941579071462</text:p>
          </table:table-cell>
        </table:table-row>
        <table:table-row table:style-name="ro1">
          <table:table-cell table:formula="of:=[.A372]*1.0046" office:value-type="float" office:value="5.48922352362986" calcext:value-type="float">
            <text:p>5,48922352362986</text:p>
          </table:table-cell>
          <table:table-cell table:formula="of:=-0.0195*LN(1-1/[.A373])" office:value-type="float" office:value="0.00392158764361956" calcext:value-type="float">
            <text:p>0,00392158764362</text:p>
          </table:table-cell>
        </table:table-row>
        <table:table-row table:style-name="ro1">
          <table:table-cell table:formula="of:=[.A373]*1.0046" office:value-type="float" office:value="5.51447395183856" calcext:value-type="float">
            <text:p>5,51447395183856</text:p>
          </table:table-cell>
          <table:table-cell table:formula="of:=-0.0195*LN(1-1/[.A374])" office:value-type="float" office:value="0.00390170808916837" calcext:value-type="float">
            <text:p>0,003901708089168</text:p>
          </table:table-cell>
        </table:table-row>
        <table:table-row table:style-name="ro1">
          <table:table-cell table:formula="of:=[.A374]*1.0046" office:value-type="float" office:value="5.53984053201702" calcext:value-type="float">
            <text:p>5,53984053201702</text:p>
          </table:table-cell>
          <table:table-cell table:formula="of:=-0.0195*LN(1-1/[.A375])" office:value-type="float" office:value="0.00388193966901889" calcext:value-type="float">
            <text:p>0,003881939669019</text:p>
          </table:table-cell>
        </table:table-row>
        <table:table-row table:style-name="ro1">
          <table:table-cell table:formula="of:=[.A375]*1.0046" office:value-type="float" office:value="5.5653237984643" calcext:value-type="float">
            <text:p>5,5653237984643</text:p>
          </table:table-cell>
          <table:table-cell table:formula="of:=-0.0195*LN(1-1/[.A376])" office:value-type="float" office:value="0.00386228165022293" calcext:value-type="float">
            <text:p>0,003862281650223</text:p>
          </table:table-cell>
        </table:table-row>
        <table:table-row table:style-name="ro1">
          <table:table-cell table:formula="of:=[.A376]*1.0046" office:value-type="float" office:value="5.59092428793723" calcext:value-type="float">
            <text:p>5,59092428793723</text:p>
          </table:table-cell>
          <table:table-cell table:formula="of:=-0.0195*LN(1-1/[.A377])" office:value-type="float" office:value="0.00384273330590807" calcext:value-type="float">
            <text:p>0,003842733305908</text:p>
          </table:table-cell>
        </table:table-row>
        <table:table-row table:style-name="ro1">
          <table:table-cell table:formula="of:=[.A377]*1.0046" office:value-type="float" office:value="5.61664253966174" calcext:value-type="float">
            <text:p>5,61664253966174</text:p>
          </table:table-cell>
          <table:table-cell table:formula="of:=-0.0195*LN(1-1/[.A378])" office:value-type="float" office:value="0.00382329391521317" calcext:value-type="float">
            <text:p>0,003823293915213</text:p>
          </table:table-cell>
        </table:table-row>
        <table:table-row table:style-name="ro1">
          <table:table-cell table:formula="of:=[.A378]*1.0046" office:value-type="float" office:value="5.64247909534419" calcext:value-type="float">
            <text:p>5,64247909534419</text:p>
          </table:table-cell>
          <table:table-cell table:formula="of:=-0.0195*LN(1-1/[.A379])" office:value-type="float" office:value="0.00380396276322464" calcext:value-type="float">
            <text:p>0,003803962763225</text:p>
          </table:table-cell>
        </table:table-row>
        <table:table-row table:style-name="ro1">
          <table:table-cell table:formula="of:=[.A379]*1.0046" office:value-type="float" office:value="5.66843449918277" calcext:value-type="float">
            <text:p>5,66843449918277</text:p>
          </table:table-cell>
          <table:table-cell table:formula="of:=-0.0195*LN(1-1/[.A380])" office:value-type="float" office:value="0.00378473914091364" calcext:value-type="float">
            <text:p>0,003784739140914</text:p>
          </table:table-cell>
        </table:table-row>
        <table:table-row table:style-name="ro1">
          <table:table-cell table:formula="of:=[.A380]*1.0046" office:value-type="float" office:value="5.69450929787901" calcext:value-type="float">
            <text:p>5,69450929787901</text:p>
          </table:table-cell>
          <table:table-cell table:formula="of:=-0.0195*LN(1-1/[.A381])" office:value-type="float" office:value="0.00376562234507406" calcext:value-type="float">
            <text:p>0,003765622345074</text:p>
          </table:table-cell>
        </table:table-row>
        <table:table-row table:style-name="ro1">
          <table:table-cell table:formula="of:=[.A381]*1.0046" office:value-type="float" office:value="5.72070404064925" calcext:value-type="float">
            <text:p>5,72070404064925</text:p>
          </table:table-cell>
          <table:table-cell table:formula="of:=-0.0195*LN(1-1/[.A382])" office:value-type="float" office:value="0.00374661167826135" calcext:value-type="float">
            <text:p>0,003746611678261</text:p>
          </table:table-cell>
        </table:table-row>
        <table:table-row table:style-name="ro1">
          <table:table-cell table:formula="of:=[.A382]*1.0046" office:value-type="float" office:value="5.74701927923624" calcext:value-type="float">
            <text:p>5,74701927923624</text:p>
          </table:table-cell>
          <table:table-cell table:formula="of:=-0.0195*LN(1-1/[.A383])" office:value-type="float" office:value="0.00372770644873207" calcext:value-type="float">
            <text:p>0,003727706448732</text:p>
          </table:table-cell>
        </table:table-row>
        <table:table-row table:style-name="ro1">
          <table:table-cell table:formula="of:=[.A383]*1.0046" office:value-type="float" office:value="5.77345556792072" calcext:value-type="float">
            <text:p>5,77345556792072</text:p>
          </table:table-cell>
          <table:table-cell table:formula="of:=-0.0195*LN(1-1/[.A384])" office:value-type="float" office:value="0.00370890597038434" calcext:value-type="float">
            <text:p>0,003708905970384</text:p>
          </table:table-cell>
        </table:table-row>
        <table:table-row table:style-name="ro1">
          <table:table-cell table:formula="of:=[.A384]*1.0046" office:value-type="float" office:value="5.80001346353316" calcext:value-type="float">
            <text:p>5,80001346353316</text:p>
          </table:table-cell>
          <table:table-cell table:formula="of:=-0.0195*LN(1-1/[.A385])" office:value-type="float" office:value="0.00369020956269902" calcext:value-type="float">
            <text:p>0,003690209562699</text:p>
          </table:table-cell>
        </table:table-row>
        <table:table-row table:style-name="ro1">
          <table:table-cell table:formula="of:=[.A385]*1.0046" office:value-type="float" office:value="5.82669352546541" calcext:value-type="float">
            <text:p>5,82669352546541</text:p>
          </table:table-cell>
          <table:table-cell table:formula="of:=-0.0195*LN(1-1/[.A386])" office:value-type="float" office:value="0.00367161655068158" calcext:value-type="float">
            <text:p>0,003671616550682</text:p>
          </table:table-cell>
        </table:table-row>
        <table:table-row table:style-name="ro1">
          <table:table-cell table:formula="of:=[.A386]*1.0046" office:value-type="float" office:value="5.85349631568255" calcext:value-type="float">
            <text:p>5,85349631568255</text:p>
          </table:table-cell>
          <table:table-cell table:formula="of:=-0.0195*LN(1-1/[.A387])" office:value-type="float" office:value="0.00365312626480489" calcext:value-type="float">
            <text:p>0,003653126264805</text:p>
          </table:table-cell>
        </table:table-row>
        <table:table-row table:style-name="ro1">
          <table:table-cell table:formula="of:=[.A387]*1.0046" office:value-type="float" office:value="5.88042239873469" calcext:value-type="float">
            <text:p>5,88042239873469</text:p>
          </table:table-cell>
          <table:table-cell table:formula="of:=-0.0195*LN(1-1/[.A388])" office:value-type="float" office:value="0.00363473804095257" calcext:value-type="float">
            <text:p>0,003634738040953</text:p>
          </table:table-cell>
        </table:table-row>
        <table:table-row table:style-name="ro1">
          <table:table-cell table:formula="of:=[.A388]*1.0046" office:value-type="float" office:value="5.90747234176887" calcext:value-type="float">
            <text:p>5,90747234176887</text:p>
          </table:table-cell>
          <table:table-cell table:formula="of:=-0.0195*LN(1-1/[.A389])" office:value-type="float" office:value="0.00361645122036321" calcext:value-type="float">
            <text:p>0,003616451220363</text:p>
          </table:table-cell>
        </table:table-row>
        <table:table-row table:style-name="ro1">
          <table:table-cell table:formula="of:=[.A389]*1.0046" office:value-type="float" office:value="5.93464671454101" calcext:value-type="float">
            <text:p>5,93464671454101</text:p>
          </table:table-cell>
          <table:table-cell table:formula="of:=-0.0195*LN(1-1/[.A390])" office:value-type="float" office:value="0.00359826514957521" calcext:value-type="float">
            <text:p>0,003598265149575</text:p>
          </table:table-cell>
        </table:table-row>
        <table:table-row table:style-name="ro1">
          <table:table-cell table:formula="of:=[.A390]*1.0046" office:value-type="float" office:value="5.96194608942789" calcext:value-type="float">
            <text:p>5,96194608942789</text:p>
          </table:table-cell>
          <table:table-cell table:formula="of:=-0.0195*LN(1-1/[.A391])" office:value-type="float" office:value="0.00358017918037241" calcext:value-type="float">
            <text:p>0,003580179180372</text:p>
          </table:table-cell>
        </table:table-row>
        <table:table-row table:style-name="ro1">
          <table:table-cell table:formula="of:=[.A391]*1.0046" office:value-type="float" office:value="5.98937104143926" calcext:value-type="float">
            <text:p>5,98937104143926</text:p>
          </table:table-cell>
          <table:table-cell table:formula="of:=-0.0195*LN(1-1/[.A392])" office:value-type="float" office:value="0.00356219266973032" calcext:value-type="float">
            <text:p>0,00356219266973</text:p>
          </table:table-cell>
        </table:table-row>
        <table:table-row table:style-name="ro1">
          <table:table-cell table:formula="of:=[.A392]*1.0046" office:value-type="float" office:value="6.01692214822988" calcext:value-type="float">
            <text:p>6,01692214822988</text:p>
          </table:table-cell>
          <table:table-cell table:formula="of:=-0.0195*LN(1-1/[.A393])" office:value-type="float" office:value="0.00354430497976316" calcext:value-type="float">
            <text:p>0,003544304979763</text:p>
          </table:table-cell>
        </table:table-row>
        <table:table-row table:style-name="ro1">
          <table:table-cell table:formula="of:=[.A393]*1.0046" office:value-type="float" office:value="6.04459999011174" calcext:value-type="float">
            <text:p>6,04459999011174</text:p>
          </table:table-cell>
          <table:table-cell table:formula="of:=-0.0195*LN(1-1/[.A394])" office:value-type="float" office:value="0.00352651547767145" calcext:value-type="float">
            <text:p>0,003526515477671</text:p>
          </table:table-cell>
        </table:table-row>
        <table:table-row table:style-name="ro1">
          <table:table-cell table:formula="of:=[.A394]*1.0046" office:value-type="float" office:value="6.07240515006625" calcext:value-type="float">
            <text:p>6,07240515006625</text:p>
          </table:table-cell>
          <table:table-cell table:formula="of:=-0.0195*LN(1-1/[.A395])" office:value-type="float" office:value="0.00350882353569034" calcext:value-type="float">
            <text:p>0,00350882353569</text:p>
          </table:table-cell>
        </table:table-row>
        <table:table-row table:style-name="ro1">
          <table:table-cell table:formula="of:=[.A395]*1.0046" office:value-type="float" office:value="6.10033821375656" calcext:value-type="float">
            <text:p>6,10033821375656</text:p>
          </table:table-cell>
          <table:table-cell table:formula="of:=-0.0195*LN(1-1/[.A396])" office:value-type="float" office:value="0.00349122853103859" calcext:value-type="float">
            <text:p>0,003491228531039</text:p>
          </table:table-cell>
        </table:table-row>
        <table:table-row table:style-name="ro1">
          <table:table-cell table:formula="of:=[.A396]*1.0046" office:value-type="float" office:value="6.12839976953984" calcext:value-type="float">
            <text:p>6,12839976953984</text:p>
          </table:table-cell>
          <table:table-cell table:formula="of:=-0.0195*LN(1-1/[.A397])" office:value-type="float" office:value="0.00347372984586816" calcext:value-type="float">
            <text:p>0,003473729845868</text:p>
          </table:table-cell>
        </table:table-row>
        <table:table-row table:style-name="ro1">
          <table:table-cell table:formula="of:=[.A397]*1.0046" office:value-type="float" office:value="6.15659040847972" calcext:value-type="float">
            <text:p>6,15659040847972</text:p>
          </table:table-cell>
          <table:table-cell table:formula="of:=-0.0195*LN(1-1/[.A398])" office:value-type="float" office:value="0.00345632686721446" calcext:value-type="float">
            <text:p>0,003456326867214</text:p>
          </table:table-cell>
        </table:table-row>
        <table:table-row table:style-name="ro1">
          <table:table-cell table:formula="of:=[.A398]*1.0046" office:value-type="float" office:value="6.18491072435873" calcext:value-type="float">
            <text:p>6,18491072435873</text:p>
          </table:table-cell>
          <table:table-cell table:formula="of:=-0.0195*LN(1-1/[.A399])" office:value-type="float" office:value="0.00343901898694724" calcext:value-type="float">
            <text:p>0,003439018986947</text:p>
          </table:table-cell>
        </table:table-row>
        <table:table-row table:style-name="ro1">
          <table:table-cell table:formula="of:=[.A399]*1.0046" office:value-type="float" office:value="6.21336131369078" calcext:value-type="float">
            <text:p>6,21336131369078</text:p>
          </table:table-cell>
          <table:table-cell table:formula="of:=-0.0195*LN(1-1/[.A400])" office:value-type="float" office:value="0.00342180560172203" calcext:value-type="float">
            <text:p>0,003421805601722</text:p>
          </table:table-cell>
        </table:table-row>
        <table:table-row table:style-name="ro1">
          <table:table-cell table:formula="of:=[.A400]*1.0046" office:value-type="float" office:value="6.24194277573376" calcext:value-type="float">
            <text:p>6,24194277573376</text:p>
          </table:table-cell>
          <table:table-cell table:formula="of:=-0.0195*LN(1-1/[.A401])" office:value-type="float" office:value="0.00340468611293231" calcext:value-type="float">
            <text:p>0,003404686112932</text:p>
          </table:table-cell>
        </table:table-row>
        <table:table-row table:style-name="ro1">
          <table:table-cell table:formula="of:=[.A401]*1.0046" office:value-type="float" office:value="6.27065571250213" calcext:value-type="float">
            <text:p>6,27065571250213</text:p>
          </table:table-cell>
          <table:table-cell table:formula="of:=-0.0195*LN(1-1/[.A402])" office:value-type="float" office:value="0.00338765992666211" calcext:value-type="float">
            <text:p>0,003387659926662</text:p>
          </table:table-cell>
        </table:table-row>
        <table:table-row table:style-name="ro1">
          <table:table-cell table:formula="of:=[.A402]*1.0046" office:value-type="float" office:value="6.29950072877964" calcext:value-type="float">
            <text:p>6,29950072877964</text:p>
          </table:table-cell>
          <table:table-cell table:formula="of:=-0.0195*LN(1-1/[.A403])" office:value-type="float" office:value="0.00337072645363937" calcext:value-type="float">
            <text:p>0,003370726453639</text:p>
          </table:table-cell>
        </table:table-row>
        <table:table-row table:style-name="ro1">
          <table:table-cell table:formula="of:=[.A403]*1.0046" office:value-type="float" office:value="6.32847843213203" calcext:value-type="float">
            <text:p>6,32847843213203</text:p>
          </table:table-cell>
          <table:table-cell table:formula="of:=-0.0195*LN(1-1/[.A404])" office:value-type="float" office:value="0.00335388510918976" calcext:value-type="float">
            <text:p>0,00335388510919</text:p>
          </table:table-cell>
        </table:table-row>
        <table:table-row table:style-name="ro1">
          <table:table-cell table:formula="of:=[.A404]*1.0046" office:value-type="float" office:value="6.35758943291983" calcext:value-type="float">
            <text:p>6,35758943291983</text:p>
          </table:table-cell>
          <table:table-cell table:formula="of:=-0.0195*LN(1-1/[.A405])" office:value-type="float" office:value="0.0033371353131911" calcext:value-type="float">
            <text:p>0,003337135313191</text:p>
          </table:table-cell>
        </table:table-row>
        <table:table-row table:style-name="ro1">
          <table:table-cell table:formula="of:=[.A405]*1.0046" office:value-type="float" office:value="6.38683434431126" calcext:value-type="float">
            <text:p>6,38683434431126</text:p>
          </table:table-cell>
          <table:table-cell table:formula="of:=-0.0195*LN(1-1/[.A406])" office:value-type="float" office:value="0.00332047649002838" calcext:value-type="float">
            <text:p>0,003320476490028</text:p>
          </table:table-cell>
        </table:table-row>
        <table:table-row table:style-name="ro1">
          <table:table-cell table:formula="of:=[.A406]*1.0046" office:value-type="float" office:value="6.41621378229509" calcext:value-type="float">
            <text:p>6,41621378229509</text:p>
          </table:table-cell>
          <table:table-cell table:formula="of:=-0.0195*LN(1-1/[.A407])" office:value-type="float" office:value="0.00330390806854931" calcext:value-type="float">
            <text:p>0,003303908068549</text:p>
          </table:table-cell>
        </table:table-row>
        <table:table-row table:style-name="ro1">
          <table:table-cell table:formula="of:=[.A407]*1.0046" office:value-type="float" office:value="6.44572836569365" calcext:value-type="float">
            <text:p>6,44572836569365</text:p>
          </table:table-cell>
          <table:table-cell table:formula="of:=-0.0195*LN(1-1/[.A408])" office:value-type="float" office:value="0.0032874294820204" calcext:value-type="float">
            <text:p>0,00328742948202</text:p>
          </table:table-cell>
        </table:table-row>
        <table:table-row table:style-name="ro1">
          <table:table-cell table:formula="of:=[.A408]*1.0046" office:value-type="float" office:value="6.47537871617584" calcext:value-type="float">
            <text:p>6,47537871617584</text:p>
          </table:table-cell>
          <table:table-cell table:formula="of:=-0.0195*LN(1-1/[.A409])" office:value-type="float" office:value="0.00327104016808357" calcext:value-type="float">
            <text:p>0,003271040168084</text:p>
          </table:table-cell>
        </table:table-row>
        <table:table-row table:style-name="ro1">
          <table:table-cell table:formula="of:=[.A409]*1.0046" office:value-type="float" office:value="6.50516545827025" calcext:value-type="float">
            <text:p>6,50516545827025</text:p>
          </table:table-cell>
          <table:table-cell table:formula="of:=-0.0195*LN(1-1/[.A410])" office:value-type="float" office:value="0.00325473956871338" calcext:value-type="float">
            <text:p>0,003254739568713</text:p>
          </table:table-cell>
        </table:table-row>
        <table:table-row table:style-name="ro1">
          <table:table-cell table:formula="of:=[.A410]*1.0046" office:value-type="float" office:value="6.53508921937829" calcext:value-type="float">
            <text:p>6,53508921937829</text:p>
          </table:table-cell>
          <table:table-cell table:formula="of:=-0.0195*LN(1-1/[.A411])" office:value-type="float" office:value="0.00323852713017463" calcext:value-type="float">
            <text:p>0,003238527130175</text:p>
          </table:table-cell>
        </table:table-row>
        <table:table-row table:style-name="ro1">
          <table:table-cell table:formula="of:=[.A411]*1.0046" office:value-type="float" office:value="6.56515062978743" calcext:value-type="float">
            <text:p>6,56515062978743</text:p>
          </table:table-cell>
          <table:table-cell table:formula="of:=-0.0195*LN(1-1/[.A412])" office:value-type="float" office:value="0.00322240230298064" calcext:value-type="float">
            <text:p>0,003222402302981</text:p>
          </table:table-cell>
        </table:table-row>
        <table:table-row table:style-name="ro1">
          <table:table-cell table:formula="of:=[.A412]*1.0046" office:value-type="float" office:value="6.59535032268445" calcext:value-type="float">
            <text:p>6,59535032268445</text:p>
          </table:table-cell>
          <table:table-cell table:formula="of:=-0.0195*LN(1-1/[.A413])" office:value-type="float" office:value="0.0032063645418519" calcext:value-type="float">
            <text:p>0,003206364541852</text:p>
          </table:table-cell>
        </table:table-row>
        <table:table-row table:style-name="ro1">
          <table:table-cell table:formula="of:=[.A413]*1.0046" office:value-type="float" office:value="6.6256889341688" calcext:value-type="float">
            <text:p>6,6256889341688</text:p>
          </table:table-cell>
          <table:table-cell table:formula="of:=-0.0195*LN(1-1/[.A414])" office:value-type="float" office:value="0.00319041330567529" calcext:value-type="float">
            <text:p>0,003190413305675</text:p>
          </table:table-cell>
        </table:table-row>
        <table:table-row table:style-name="ro1">
          <table:table-cell table:formula="of:=[.A414]*1.0046" office:value-type="float" office:value="6.65616710326598" calcext:value-type="float">
            <text:p>6,65616710326598</text:p>
          </table:table-cell>
          <table:table-cell table:formula="of:=-0.0195*LN(1-1/[.A415])" office:value-type="float" office:value="0.0031745480574638" calcext:value-type="float">
            <text:p>0,003174548057464</text:p>
          </table:table-cell>
        </table:table-row>
        <table:table-row table:style-name="ro1">
          <table:table-cell table:formula="of:=[.A415]*1.0046" office:value-type="float" office:value="6.686785471941" calcext:value-type="float">
            <text:p>6,686785471941</text:p>
          </table:table-cell>
          <table:table-cell table:formula="of:=-0.0195*LN(1-1/[.A416])" office:value-type="float" office:value="0.00315876826431671" calcext:value-type="float">
            <text:p>0,003158768264317</text:p>
          </table:table-cell>
        </table:table-row>
        <table:table-row table:style-name="ro1">
          <table:table-cell table:formula="of:=[.A416]*1.0046" office:value-type="float" office:value="6.71754468511193" calcext:value-type="float">
            <text:p>6,71754468511193</text:p>
          </table:table-cell>
          <table:table-cell table:formula="of:=-0.0195*LN(1-1/[.A417])" office:value-type="float" office:value="0.00314307339738021" calcext:value-type="float">
            <text:p>0,00314307339738</text:p>
          </table:table-cell>
        </table:table-row>
        <table:table-row table:style-name="ro1">
          <table:table-cell table:formula="of:=[.A417]*1.0046" office:value-type="float" office:value="6.74844539066344" calcext:value-type="float">
            <text:p>6,74844539066344</text:p>
          </table:table-cell>
          <table:table-cell table:formula="of:=-0.0195*LN(1-1/[.A418])" office:value-type="float" office:value="0.0031274629318086" calcext:value-type="float">
            <text:p>0,003127462931809</text:p>
          </table:table-cell>
        </table:table-row>
        <table:table-row table:style-name="ro1">
          <table:table-cell table:formula="of:=[.A418]*1.0046" office:value-type="float" office:value="6.7794882394605" calcext:value-type="float">
            <text:p>6,7794882394605</text:p>
          </table:table-cell>
          <table:table-cell table:formula="of:=-0.0195*LN(1-1/[.A419])" office:value-type="float" office:value="0.00311193634672584" calcext:value-type="float">
            <text:p>0,003111936346726</text:p>
          </table:table-cell>
        </table:table-row>
        <table:table-row table:style-name="ro1">
          <table:table-cell table:formula="of:=[.A419]*1.0046" office:value-type="float" office:value="6.81067388536201" calcext:value-type="float">
            <text:p>6,81067388536201</text:p>
          </table:table-cell>
          <table:table-cell table:formula="of:=-0.0195*LN(1-1/[.A420])" office:value-type="float" office:value="0.00309649312518765" calcext:value-type="float">
            <text:p>0,003096493125188</text:p>
          </table:table-cell>
        </table:table-row>
        <table:table-row table:style-name="ro1">
          <table:table-cell table:formula="of:=[.A420]*1.0046" office:value-type="float" office:value="6.84200298523468" calcext:value-type="float">
            <text:p>6,84200298523468</text:p>
          </table:table-cell>
          <table:table-cell table:formula="of:=-0.0195*LN(1-1/[.A421])" office:value-type="float" office:value="0.00308113275414396" calcext:value-type="float">
            <text:p>0,003081132754144</text:p>
          </table:table-cell>
        </table:table-row>
        <table:table-row table:style-name="ro1">
          <table:table-cell table:formula="of:=[.A421]*1.0046" office:value-type="float" office:value="6.87347619896676" calcext:value-type="float">
            <text:p>6,87347619896676</text:p>
          </table:table-cell>
          <table:table-cell table:formula="of:=-0.0195*LN(1-1/[.A422])" office:value-type="float" office:value="0.00306585472440192" calcext:value-type="float">
            <text:p>0,003065854724402</text:p>
          </table:table-cell>
        </table:table-row>
        <table:table-row table:style-name="ro1">
          <table:table-cell table:formula="of:=[.A422]*1.0046" office:value-type="float" office:value="6.905094189482" calcext:value-type="float">
            <text:p>6,905094189482</text:p>
          </table:table-cell>
          <table:table-cell table:formula="of:=-0.0195*LN(1-1/[.A423])" office:value-type="float" office:value="0.00305065853058927" calcext:value-type="float">
            <text:p>0,003050658530589</text:p>
          </table:table-cell>
        </table:table-row>
        <table:table-row table:style-name="ro1">
          <table:table-cell table:formula="of:=[.A423]*1.0046" office:value-type="float" office:value="6.93685762275362" calcext:value-type="float">
            <text:p>6,93685762275362</text:p>
          </table:table-cell>
          <table:table-cell table:formula="of:=-0.0195*LN(1-1/[.A424])" office:value-type="float" office:value="0.00303554367111817" calcext:value-type="float">
            <text:p>0,003035543671118</text:p>
          </table:table-cell>
        </table:table-row>
        <table:table-row table:style-name="ro1">
          <table:table-cell table:formula="of:=[.A424]*1.0046" office:value-type="float" office:value="6.96876716781829" calcext:value-type="float">
            <text:p>6,96876716781829</text:p>
          </table:table-cell>
          <table:table-cell table:formula="of:=-0.0195*LN(1-1/[.A425])" office:value-type="float" office:value="0.00302050964814944" calcext:value-type="float">
            <text:p>0,003020509648149</text:p>
          </table:table-cell>
        </table:table-row>
        <table:table-row table:style-name="ro1">
          <table:table-cell table:formula="of:=[.A425]*1.0046" office:value-type="float" office:value="7.00082349679025" calcext:value-type="float">
            <text:p>7,00082349679025</text:p>
          </table:table-cell>
          <table:table-cell table:formula="of:=-0.0195*LN(1-1/[.A426])" office:value-type="float" office:value="0.00300555596755724" calcext:value-type="float">
            <text:p>0,003005555967557</text:p>
          </table:table-cell>
        </table:table-row>
        <table:table-row table:style-name="ro1">
          <table:table-cell table:formula="of:=[.A426]*1.0046" office:value-type="float" office:value="7.03302728487548" calcext:value-type="float">
            <text:p>7,03302728487548</text:p>
          </table:table-cell>
          <table:table-cell table:formula="of:=-0.0195*LN(1-1/[.A427])" office:value-type="float" office:value="0.00299068213889416" calcext:value-type="float">
            <text:p>0,002990682138894</text:p>
          </table:table-cell>
        </table:table-row>
        <table:table-row table:style-name="ro1">
          <table:table-cell table:formula="of:=[.A427]*1.0046" office:value-type="float" office:value="7.06537921038591" calcext:value-type="float">
            <text:p>7,06537921038591</text:p>
          </table:table-cell>
          <table:table-cell table:formula="of:=-0.0195*LN(1-1/[.A428])" office:value-type="float" office:value="0.00297588767535672" calcext:value-type="float">
            <text:p>0,002975887675357</text:p>
          </table:table-cell>
        </table:table-row>
        <table:table-row table:style-name="ro1">
          <table:table-cell table:formula="of:=[.A428]*1.0046" office:value-type="float" office:value="7.09787995475369" calcext:value-type="float">
            <text:p>7,09787995475369</text:p>
          </table:table-cell>
          <table:table-cell table:formula="of:=-0.0195*LN(1-1/[.A429])" office:value-type="float" office:value="0.00296117209375123" calcext:value-type="float">
            <text:p>0,002961172093751</text:p>
          </table:table-cell>
        </table:table-row>
        <table:table-row table:style-name="ro1">
          <table:table-cell table:formula="of:=[.A429]*1.0046" office:value-type="float" office:value="7.13053020254555" calcext:value-type="float">
            <text:p>7,13053020254555</text:p>
          </table:table-cell>
          <table:table-cell table:formula="of:=-0.0195*LN(1-1/[.A430])" office:value-type="float" office:value="0.00294653491446015" calcext:value-type="float">
            <text:p>0,00294653491446</text:p>
          </table:table-cell>
        </table:table-row>
        <table:table-row table:style-name="ro1">
          <table:table-cell table:formula="of:=[.A430]*1.0046" office:value-type="float" office:value="7.16333064147726" calcext:value-type="float">
            <text:p>7,16333064147726</text:p>
          </table:table-cell>
          <table:table-cell table:formula="of:=-0.0195*LN(1-1/[.A431])" office:value-type="float" office:value="0.00293197566140871" calcext:value-type="float">
            <text:p>0,002931975661409</text:p>
          </table:table-cell>
        </table:table-row>
        <table:table-row table:style-name="ro1">
          <table:table-cell table:formula="of:=[.A431]*1.0046" office:value-type="float" office:value="7.19628196242806" calcext:value-type="float">
            <text:p>7,19628196242806</text:p>
          </table:table-cell>
          <table:table-cell table:formula="of:=-0.0195*LN(1-1/[.A432])" office:value-type="float" office:value="0.00291749386203201" calcext:value-type="float">
            <text:p>0,002917493862032</text:p>
          </table:table-cell>
        </table:table-row>
        <table:table-row table:style-name="ro1">
          <table:table-cell table:formula="of:=[.A432]*1.0046" office:value-type="float" office:value="7.22938485945522" calcext:value-type="float">
            <text:p>7,22938485945522</text:p>
          </table:table-cell>
          <table:table-cell table:formula="of:=-0.0195*LN(1-1/[.A433])" office:value-type="float" office:value="0.0029030890472425" calcext:value-type="float">
            <text:p>0,002903089047243</text:p>
          </table:table-cell>
        </table:table-row>
        <table:table-row table:style-name="ro1">
          <table:table-cell table:formula="of:=[.A433]*1.0046" office:value-type="float" office:value="7.26264002980872" calcext:value-type="float">
            <text:p>7,26264002980872</text:p>
          </table:table-cell>
          <table:table-cell table:formula="of:=-0.0195*LN(1-1/[.A434])" office:value-type="float" office:value="0.00288876075139775" calcext:value-type="float">
            <text:p>0,002888760751398</text:p>
          </table:table-cell>
        </table:table-row>
        <table:table-row table:style-name="ro1">
          <table:table-cell table:formula="of:=[.A434]*1.0046" office:value-type="float" office:value="7.29604817394584" calcext:value-type="float">
            <text:p>7,29604817394584</text:p>
          </table:table-cell>
          <table:table-cell table:formula="of:=-0.0195*LN(1-1/[.A435])" office:value-type="float" office:value="0.0028745085122687" calcext:value-type="float">
            <text:p>0,002874508512269</text:p>
          </table:table-cell>
        </table:table-row>
        <table:table-row table:style-name="ro1">
          <table:table-cell table:formula="of:=[.A435]*1.0046" office:value-type="float" office:value="7.32960999554599" calcext:value-type="float">
            <text:p>7,32960999554599</text:p>
          </table:table-cell>
          <table:table-cell table:formula="of:=-0.0195*LN(1-1/[.A436])" office:value-type="float" office:value="0.0028603318710082" calcext:value-type="float">
            <text:p>0,002860331871008</text:p>
          </table:table-cell>
        </table:table-row>
        <table:table-row table:style-name="ro1">
          <table:table-cell table:formula="of:=[.A436]*1.0046" office:value-type="float" office:value="7.3633262015255" calcext:value-type="float">
            <text:p>7,3633262015255</text:p>
          </table:table-cell>
          <table:table-cell table:formula="of:=-0.0195*LN(1-1/[.A437])" office:value-type="float" office:value="0.00284623037211994" calcext:value-type="float">
            <text:p>0,00284623037212</text:p>
          </table:table-cell>
        </table:table-row>
        <table:table-row table:style-name="ro1">
          <table:table-cell table:formula="of:=[.A437]*1.0046" office:value-type="float" office:value="7.39719750205252" calcext:value-type="float">
            <text:p>7,39719750205252</text:p>
          </table:table-cell>
          <table:table-cell table:formula="of:=-0.0195*LN(1-1/[.A438])" office:value-type="float" office:value="0.0028322035634277" calcext:value-type="float">
            <text:p>0,002832203563428</text:p>
          </table:table-cell>
        </table:table-row>
        <table:table-row table:style-name="ro1">
          <table:table-cell table:formula="of:=[.A438]*1.0046" office:value-type="float" office:value="7.43122461056196" calcext:value-type="float">
            <text:p>7,43122461056196</text:p>
          </table:table-cell>
          <table:table-cell table:formula="of:=-0.0195*LN(1-1/[.A439])" office:value-type="float" office:value="0.00281825099604503" calcext:value-type="float">
            <text:p>0,002818250996045</text:p>
          </table:table-cell>
        </table:table-row>
        <table:table-row table:style-name="ro1">
          <table:table-cell table:formula="of:=[.A439]*1.0046" office:value-type="float" office:value="7.46540824377054" calcext:value-type="float">
            <text:p>7,46540824377054</text:p>
          </table:table-cell>
          <table:table-cell table:formula="of:=-0.0195*LN(1-1/[.A440])" office:value-type="float" office:value="0.00280437222434521" calcext:value-type="float">
            <text:p>0,002804372224345</text:p>
          </table:table-cell>
        </table:table-row>
        <table:table-row table:style-name="ro1">
          <table:table-cell table:formula="of:=[.A440]*1.0046" office:value-type="float" office:value="7.49974912169189" calcext:value-type="float">
            <text:p>7,49974912169189</text:p>
          </table:table-cell>
          <table:table-cell table:formula="of:=-0.0195*LN(1-1/[.A441])" office:value-type="float" office:value="0.00279056680593152" calcext:value-type="float">
            <text:p>0,002790566805932</text:p>
          </table:table-cell>
        </table:table-row>
        <table:table-row table:style-name="ro1">
          <table:table-cell table:formula="of:=[.A441]*1.0046" office:value-type="float" office:value="7.53424796765167" calcext:value-type="float">
            <text:p>7,53424796765167</text:p>
          </table:table-cell>
          <table:table-cell table:formula="of:=-0.0195*LN(1-1/[.A442])" office:value-type="float" office:value="0.00277683430160794" calcext:value-type="float">
            <text:p>0,002776834301608</text:p>
          </table:table-cell>
        </table:table-row>
        <table:table-row table:style-name="ro1">
          <table:table-cell table:formula="of:=[.A442]*1.0046" office:value-type="float" office:value="7.56890550830287" calcext:value-type="float">
            <text:p>7,56890550830287</text:p>
          </table:table-cell>
          <table:table-cell table:formula="of:=-0.0195*LN(1-1/[.A443])" office:value-type="float" office:value="0.00276317427535012" calcext:value-type="float">
            <text:p>0,00276317427535</text:p>
          </table:table-cell>
        </table:table-row>
        <table:table-row table:style-name="ro1">
          <table:table-cell table:formula="of:=[.A443]*1.0046" office:value-type="float" office:value="7.60372247364106" calcext:value-type="float">
            <text:p>7,60372247364106</text:p>
          </table:table-cell>
          <table:table-cell table:formula="of:=-0.0195*LN(1-1/[.A444])" office:value-type="float" office:value="0.00274958629427669" calcext:value-type="float">
            <text:p>0,002749586294277</text:p>
          </table:table-cell>
        </table:table-row>
        <table:table-row table:style-name="ro1">
          <table:table-cell table:formula="of:=[.A444]*1.0046" office:value-type="float" office:value="7.63869959701981" calcext:value-type="float">
            <text:p>7,63869959701981</text:p>
          </table:table-cell>
          <table:table-cell table:formula="of:=-0.0195*LN(1-1/[.A445])" office:value-type="float" office:value="0.00273606992862089" calcext:value-type="float">
            <text:p>0,002736069928621</text:p>
          </table:table-cell>
        </table:table-row>
        <table:table-row table:style-name="ro1">
          <table:table-cell table:formula="of:=[.A445]*1.0046" office:value-type="float" office:value="7.6738376151661" calcext:value-type="float">
            <text:p>7,6738376151661</text:p>
          </table:table-cell>
          <table:table-cell table:formula="of:=-0.0195*LN(1-1/[.A446])" office:value-type="float" office:value="0.00272262475170249" calcext:value-type="float">
            <text:p>0,002722624751702</text:p>
          </table:table-cell>
        </table:table-row>
        <table:table-row table:style-name="ro1">
          <table:table-cell table:formula="of:=[.A446]*1.0046" office:value-type="float" office:value="7.70913726819586" calcext:value-type="float">
            <text:p>7,70913726819586</text:p>
          </table:table-cell>
          <table:table-cell table:formula="of:=-0.0195*LN(1-1/[.A447])" office:value-type="float" office:value="0.00270925033990012" calcext:value-type="float">
            <text:p>0,0027092503399</text:p>
          </table:table-cell>
        </table:table-row>
        <table:table-row table:style-name="ro1">
          <table:table-cell table:formula="of:=[.A447]*1.0046" office:value-type="float" office:value="7.74459929962956" calcext:value-type="float">
            <text:p>7,74459929962956</text:p>
          </table:table-cell>
          <table:table-cell table:formula="of:=-0.0195*LN(1-1/[.A448])" office:value-type="float" office:value="0.00269594627262378" calcext:value-type="float">
            <text:p>0,002695946272624</text:p>
          </table:table-cell>
        </table:table-row>
        <table:table-row table:style-name="ro1">
          <table:table-cell table:formula="of:=[.A448]*1.0046" office:value-type="float" office:value="7.78022445640786" calcext:value-type="float">
            <text:p>7,78022445640786</text:p>
          </table:table-cell>
          <table:table-cell table:formula="of:=-0.0195*LN(1-1/[.A449])" office:value-type="float" office:value="0.00268271213228777" calcext:value-type="float">
            <text:p>0,002682712132288</text:p>
          </table:table-cell>
        </table:table-row>
        <table:table-row table:style-name="ro1">
          <table:table-cell table:formula="of:=[.A449]*1.0046" office:value-type="float" office:value="7.81601348890733" calcext:value-type="float">
            <text:p>7,81601348890733</text:p>
          </table:table-cell>
          <table:table-cell table:formula="of:=-0.0195*LN(1-1/[.A450])" office:value-type="float" office:value="0.00266954750428383" calcext:value-type="float">
            <text:p>0,002669547504284</text:p>
          </table:table-cell>
        </table:table-row>
        <table:table-row table:style-name="ro1">
          <table:table-cell table:formula="of:=[.A450]*1.0046" office:value-type="float" office:value="7.85196715095631" calcext:value-type="float">
            <text:p>7,85196715095631</text:p>
          </table:table-cell>
          <table:table-cell table:formula="of:=-0.0195*LN(1-1/[.A451])" office:value-type="float" office:value="0.00265645197695464" calcext:value-type="float">
            <text:p>0,002656451976955</text:p>
          </table:table-cell>
        </table:table-row>
        <table:table-row table:style-name="ro1">
          <table:table-cell table:formula="of:=[.A451]*1.0046" office:value-type="float" office:value="7.8880861998507" calcext:value-type="float">
            <text:p>7,8880861998507</text:p>
          </table:table-cell>
          <table:table-cell table:formula="of:=-0.0195*LN(1-1/[.A452])" office:value-type="float" office:value="0.00264342514156758" calcext:value-type="float">
            <text:p>0,002643425141568</text:p>
          </table:table-cell>
        </table:table-row>
        <table:table-row table:style-name="ro1">
          <table:table-cell table:formula="of:=[.A452]*1.0046" office:value-type="float" office:value="7.92437139637002" calcext:value-type="float">
            <text:p>7,92437139637002</text:p>
          </table:table-cell>
          <table:table-cell table:formula="of:=-0.0195*LN(1-1/[.A453])" office:value-type="float" office:value="0.0026304665922888" calcext:value-type="float">
            <text:p>0,002630466592289</text:p>
          </table:table-cell>
        </table:table-row>
        <table:table-row table:style-name="ro1">
          <table:table-cell table:formula="of:=[.A453]*1.0046" office:value-type="float" office:value="7.96082350479332" calcext:value-type="float">
            <text:p>7,96082350479332</text:p>
          </table:table-cell>
          <table:table-cell table:formula="of:=-0.0195*LN(1-1/[.A454])" office:value-type="float" office:value="0.00261757592615758" calcext:value-type="float">
            <text:p>0,002617575926158</text:p>
          </table:table-cell>
        </table:table-row>
        <table:table-row table:style-name="ro1">
          <table:table-cell table:formula="of:=[.A454]*1.0046" office:value-type="float" office:value="7.99744329291537" calcext:value-type="float">
            <text:p>7,99744329291537</text:p>
          </table:table-cell>
          <table:table-cell table:formula="of:=-0.0195*LN(1-1/[.A455])" office:value-type="float" office:value="0.00260475274306091" calcext:value-type="float">
            <text:p>0,002604752743061</text:p>
          </table:table-cell>
        </table:table-row>
        <table:table-row table:style-name="ro1">
          <table:table-cell table:formula="of:=[.A455]*1.0046" office:value-type="float" office:value="8.03423153206278" calcext:value-type="float">
            <text:p>8,03423153206278</text:p>
          </table:table-cell>
          <table:table-cell table:formula="of:=-0.0195*LN(1-1/[.A456])" office:value-type="float" office:value="0.00259199664570847" calcext:value-type="float">
            <text:p>0,002591996645708</text:p>
          </table:table-cell>
        </table:table-row>
        <table:table-row table:style-name="ro1">
          <table:table-cell table:formula="of:=[.A456]*1.0046" office:value-type="float" office:value="8.07118899711026" calcext:value-type="float">
            <text:p>8,07118899711026</text:p>
          </table:table-cell>
          <table:table-cell table:formula="of:=-0.0195*LN(1-1/[.A457])" office:value-type="float" office:value="0.00257930723960773" calcext:value-type="float">
            <text:p>0,002579307239608</text:p>
          </table:table-cell>
        </table:table-row>
        <table:table-row table:style-name="ro1">
          <table:table-cell table:formula="of:=[.A457]*1.0046" office:value-type="float" office:value="8.10831646649697" calcext:value-type="float">
            <text:p>8,10831646649697</text:p>
          </table:table-cell>
          <table:table-cell table:formula="of:=-0.0195*LN(1-1/[.A458])" office:value-type="float" office:value="0.00256668413303947" calcext:value-type="float">
            <text:p>0,002566684133039</text:p>
          </table:table-cell>
        </table:table-row>
        <table:table-row table:style-name="ro1">
          <table:table-cell table:formula="of:=[.A458]*1.0046" office:value-type="float" office:value="8.14561472224286" calcext:value-type="float">
            <text:p>8,14561472224286</text:p>
          </table:table-cell>
          <table:table-cell table:formula="of:=-0.0195*LN(1-1/[.A459])" office:value-type="float" office:value="0.00255412693703347" calcext:value-type="float">
            <text:p>0,002554126937033</text:p>
          </table:table-cell>
        </table:table-row>
        <table:table-row table:style-name="ro1">
          <table:table-cell table:formula="of:=[.A459]*1.0046" office:value-type="float" office:value="8.18308454996517" calcext:value-type="float">
            <text:p>8,18308454996517</text:p>
          </table:table-cell>
          <table:table-cell table:formula="of:=-0.0195*LN(1-1/[.A460])" office:value-type="float" office:value="0.00254163526534449" calcext:value-type="float">
            <text:p>0,002541635265344</text:p>
          </table:table-cell>
        </table:table-row>
        <table:table-row table:style-name="ro1">
          <table:table-cell table:formula="of:=[.A460]*1.0046" office:value-type="float" office:value="8.22072673889501" calcext:value-type="float">
            <text:p>8,22072673889501</text:p>
          </table:table-cell>
          <table:table-cell table:formula="of:=-0.0195*LN(1-1/[.A461])" office:value-type="float" office:value="0.00252920873442851" calcext:value-type="float">
            <text:p>0,002529208734429</text:p>
          </table:table-cell>
        </table:table-row>
        <table:table-row table:style-name="ro1">
          <table:table-cell table:formula="of:=[.A461]*1.0046" office:value-type="float" office:value="8.25854208189393" calcext:value-type="float">
            <text:p>8,25854208189393</text:p>
          </table:table-cell>
          <table:table-cell table:formula="of:=-0.0195*LN(1-1/[.A462])" office:value-type="float" office:value="0.00251684696341927" calcext:value-type="float">
            <text:p>0,002516846963419</text:p>
          </table:table-cell>
        </table:table-row>
        <table:table-row table:style-name="ro1">
          <table:table-cell table:formula="of:=[.A462]*1.0046" office:value-type="float" office:value="8.29653137547064" calcext:value-type="float">
            <text:p>8,29653137547064</text:p>
          </table:table-cell>
          <table:table-cell table:formula="of:=-0.0195*LN(1-1/[.A463])" office:value-type="float" office:value="0.00250454957410496" calcext:value-type="float">
            <text:p>0,002504549574105</text:p>
          </table:table-cell>
        </table:table-row>
        <table:table-row table:style-name="ro1">
          <table:table-cell table:formula="of:=[.A463]*1.0046" office:value-type="float" office:value="8.3346954197978" calcext:value-type="float">
            <text:p>8,3346954197978</text:p>
          </table:table-cell>
          <table:table-cell table:formula="of:=-0.0195*LN(1-1/[.A464])" office:value-type="float" office:value="0.00249231619090528" calcext:value-type="float">
            <text:p>0,002492316190905</text:p>
          </table:table-cell>
        </table:table-row>
        <table:table-row table:style-name="ro1">
          <table:table-cell table:formula="of:=[.A464]*1.0046" office:value-type="float" office:value="8.37303501872887" calcext:value-type="float">
            <text:p>8,37303501872887</text:p>
          </table:table-cell>
          <table:table-cell table:formula="of:=-0.0195*LN(1-1/[.A465])" office:value-type="float" office:value="0.00248014644084867" calcext:value-type="float">
            <text:p>0,002480146440849</text:p>
          </table:table-cell>
        </table:table-row>
        <table:table-row table:style-name="ro1">
          <table:table-cell table:formula="of:=[.A465]*1.0046" office:value-type="float" office:value="8.41155097981502" calcext:value-type="float">
            <text:p>8,41155097981502</text:p>
          </table:table-cell>
          <table:table-cell table:formula="of:=-0.0195*LN(1-1/[.A466])" office:value-type="float" office:value="0.00246803995354981" calcext:value-type="float">
            <text:p>0,00246803995355</text:p>
          </table:table-cell>
        </table:table-row>
        <table:table-row table:style-name="ro1">
          <table:table-cell table:formula="of:=[.A466]*1.0046" office:value-type="float" office:value="8.45024411432217" calcext:value-type="float">
            <text:p>8,45024411432217</text:p>
          </table:table-cell>
          <table:table-cell table:formula="of:=-0.0195*LN(1-1/[.A467])" office:value-type="float" office:value="0.00245599636118734" calcext:value-type="float">
            <text:p>0,002455996361187</text:p>
          </table:table-cell>
        </table:table-row>
        <table:table-row table:style-name="ro1">
          <table:table-cell table:formula="of:=[.A467]*1.0046" office:value-type="float" office:value="8.48911523724805" calcext:value-type="float">
            <text:p>8,48911523724805</text:p>
          </table:table-cell>
          <table:table-cell table:formula="of:=-0.0195*LN(1-1/[.A468])" office:value-type="float" office:value="0.00244401529848185" calcext:value-type="float">
            <text:p>0,002444015298482</text:p>
          </table:table-cell>
        </table:table-row>
        <table:table-row table:style-name="ro1">
          <table:table-cell table:formula="of:=[.A468]*1.0046" office:value-type="float" office:value="8.5281651673394" calcext:value-type="float">
            <text:p>8,5281651673394</text:p>
          </table:table-cell>
          <table:table-cell table:formula="of:=-0.0195*LN(1-1/[.A469])" office:value-type="float" office:value="0.00243209640267411" calcext:value-type="float">
            <text:p>0,002432096402674</text:p>
          </table:table-cell>
        </table:table-row>
        <table:table-row table:style-name="ro1">
          <table:table-cell table:formula="of:=[.A469]*1.0046" office:value-type="float" office:value="8.56739472710916" calcext:value-type="float">
            <text:p>8,56739472710916</text:p>
          </table:table-cell>
          <table:table-cell table:formula="of:=-0.0195*LN(1-1/[.A470])" office:value-type="float" office:value="0.00242023931350346" calcext:value-type="float">
            <text:p>0,002420239313503</text:p>
          </table:table-cell>
        </table:table-row>
        <table:table-row table:style-name="ro1">
          <table:table-cell table:formula="of:=[.A470]*1.0046" office:value-type="float" office:value="8.60680474285386" calcext:value-type="float">
            <text:p>8,60680474285386</text:p>
          </table:table-cell>
          <table:table-cell table:formula="of:=-0.0195*LN(1-1/[.A471])" office:value-type="float" office:value="0.00240844367318652" calcext:value-type="float">
            <text:p>0,002408443673187</text:p>
          </table:table-cell>
        </table:table-row>
        <table:table-row table:style-name="ro1">
          <table:table-cell table:formula="of:=[.A471]*1.0046" office:value-type="float" office:value="8.64639604467098" calcext:value-type="float">
            <text:p>8,64639604467098</text:p>
          </table:table-cell>
          <table:table-cell table:formula="of:=-0.0195*LN(1-1/[.A472])" office:value-type="float" office:value="0.00239670912639607" calcext:value-type="float">
            <text:p>0,002396709126396</text:p>
          </table:table-cell>
        </table:table-row>
        <table:table-row table:style-name="ro1">
          <table:table-cell table:formula="of:=[.A472]*1.0046" office:value-type="float" office:value="8.68616946647647" calcext:value-type="float">
            <text:p>8,68616946647647</text:p>
          </table:table-cell>
          <table:table-cell table:formula="of:=-0.0195*LN(1-1/[.A473])" office:value-type="float" office:value="0.00238503532024016" calcext:value-type="float">
            <text:p>0,00238503532024</text:p>
          </table:table-cell>
        </table:table-row>
        <table:table-row table:style-name="ro1">
          <table:table-cell table:formula="of:=[.A473]*1.0046" office:value-type="float" office:value="8.72612584602226" calcext:value-type="float">
            <text:p>8,72612584602226</text:p>
          </table:table-cell>
          <table:table-cell table:formula="of:=-0.0195*LN(1-1/[.A474])" office:value-type="float" office:value="0.00237342190424146" calcext:value-type="float">
            <text:p>0,002373421904241</text:p>
          </table:table-cell>
        </table:table-row>
        <table:table-row table:style-name="ro1">
          <table:table-cell table:formula="of:=[.A474]*1.0046" office:value-type="float" office:value="8.76626602491396" calcext:value-type="float">
            <text:p>8,76626602491396</text:p>
          </table:table-cell>
          <table:table-cell table:formula="of:=-0.0195*LN(1-1/[.A475])" office:value-type="float" office:value="0.00236186853031683" calcext:value-type="float">
            <text:p>0,002361868530317</text:p>
          </table:table-cell>
        </table:table-row>
        <table:table-row table:style-name="ro1">
          <table:table-cell table:formula="of:=[.A475]*1.0046" office:value-type="float" office:value="8.80659084862857" calcext:value-type="float">
            <text:p>8,80659084862857</text:p>
          </table:table-cell>
          <table:table-cell table:formula="of:=-0.0195*LN(1-1/[.A476])" office:value-type="float" office:value="0.00235037485275704" calcext:value-type="float">
            <text:p>0,002350374852757</text:p>
          </table:table-cell>
        </table:table-row>
        <table:table-row table:style-name="ro1">
          <table:table-cell table:formula="of:=[.A476]*1.0046" office:value-type="float" office:value="8.84710116653226" calcext:value-type="float">
            <text:p>8,84710116653226</text:p>
          </table:table-cell>
          <table:table-cell table:formula="of:=-0.0195*LN(1-1/[.A477])" office:value-type="float" office:value="0.00233894052820681" calcext:value-type="float">
            <text:p>0,002338940528207</text:p>
          </table:table-cell>
        </table:table-row>
        <table:table-row table:style-name="ro1">
          <table:table-cell table:formula="of:=[.A477]*1.0046" office:value-type="float" office:value="8.88779783189831" calcext:value-type="float">
            <text:p>8,88779783189831</text:p>
          </table:table-cell>
          <table:table-cell table:formula="of:=-0.0195*LN(1-1/[.A478])" office:value-type="float" office:value="0.00232756521564495" calcext:value-type="float">
            <text:p>0,002327565215645</text:p>
          </table:table-cell>
        </table:table-row>
        <table:table-row table:style-name="ro1">
          <table:table-cell table:formula="of:=[.A478]*1.0046" office:value-type="float" office:value="8.92868170192504" calcext:value-type="float">
            <text:p>8,92868170192504</text:p>
          </table:table-cell>
          <table:table-cell table:formula="of:=-0.0195*LN(1-1/[.A479])" office:value-type="float" office:value="0.00231624857636479" calcext:value-type="float">
            <text:p>0,002316248576365</text:p>
          </table:table-cell>
        </table:table-row>
        <table:table-row table:style-name="ro1">
          <table:table-cell table:formula="of:=[.A479]*1.0046" office:value-type="float" office:value="8.96975363775389" calcext:value-type="float">
            <text:p>8,96975363775389</text:p>
          </table:table-cell>
          <table:table-cell table:formula="of:=-0.0195*LN(1-1/[.A480])" office:value-type="float" office:value="0.00230499027395477" calcext:value-type="float">
            <text:p>0,002304990273955</text:p>
          </table:table-cell>
        </table:table-row>
        <table:table-row table:style-name="ro1">
          <table:table-cell table:formula="of:=[.A480]*1.0046" office:value-type="float" office:value="9.01101450448756" calcext:value-type="float">
            <text:p>9,01101450448756</text:p>
          </table:table-cell>
          <table:table-cell table:formula="of:=-0.0195*LN(1-1/[.A481])" office:value-type="float" office:value="0.00229378997427924" calcext:value-type="float">
            <text:p>0,002293789974279</text:p>
          </table:table-cell>
        </table:table-row>
        <table:table-row table:style-name="ro1">
          <table:table-cell table:formula="of:=[.A481]*1.0046" office:value-type="float" office:value="9.0524651712082" calcext:value-type="float">
            <text:p>9,0524651712082</text:p>
          </table:table-cell>
          <table:table-cell table:formula="of:=-0.0195*LN(1-1/[.A482])" office:value-type="float" office:value="0.00228264734545945" calcext:value-type="float">
            <text:p>0,002282647345459</text:p>
          </table:table-cell>
        </table:table-row>
        <table:table-row table:style-name="ro1">
          <table:table-cell table:formula="of:=[.A482]*1.0046" office:value-type="float" office:value="9.09410651099576" calcext:value-type="float">
            <text:p>9,09410651099576</text:p>
          </table:table-cell>
          <table:table-cell table:formula="of:=-0.0195*LN(1-1/[.A483])" office:value-type="float" office:value="0.00227156205785479" calcext:value-type="float">
            <text:p>0,002271562057855</text:p>
          </table:table-cell>
        </table:table-row>
        <table:table-row table:style-name="ro1">
          <table:table-cell table:formula="of:=[.A483]*1.0046" office:value-type="float" office:value="9.13593940094634" calcext:value-type="float">
            <text:p>9,13593940094634</text:p>
          </table:table-cell>
          <table:table-cell table:formula="of:=-0.0195*LN(1-1/[.A484])" office:value-type="float" office:value="0.00226053378404413" calcext:value-type="float">
            <text:p>0,002260533784044</text:p>
          </table:table-cell>
        </table:table-row>
        <table:table-row table:style-name="ro1">
          <table:table-cell table:formula="of:=[.A484]*1.0046" office:value-type="float" office:value="9.17796472219069" calcext:value-type="float">
            <text:p>9,17796472219069</text:p>
          </table:table-cell>
          <table:table-cell table:formula="of:=-0.0195*LN(1-1/[.A485])" office:value-type="float" office:value="0.00224956219880741" calcext:value-type="float">
            <text:p>0,002249562198807</text:p>
          </table:table-cell>
        </table:table-row>
        <table:table-row table:style-name="ro1">
          <table:table-cell table:formula="of:=[.A485]*1.0046" office:value-type="float" office:value="9.22018335991277" calcext:value-type="float">
            <text:p>9,22018335991277</text:p>
          </table:table-cell>
          <table:table-cell table:formula="of:=-0.0195*LN(1-1/[.A486])" office:value-type="float" office:value="0.00223864697910745" calcext:value-type="float">
            <text:p>0,002238646979107</text:p>
          </table:table-cell>
        </table:table-row>
        <table:table-row table:style-name="ro1">
          <table:table-cell table:formula="of:=[.A486]*1.0046" office:value-type="float" office:value="9.26259620336837" calcext:value-type="float">
            <text:p>9,26259620336837</text:p>
          </table:table-cell>
          <table:table-cell table:formula="of:=-0.0195*LN(1-1/[.A487])" office:value-type="float" office:value="0.00222778780407187" calcext:value-type="float">
            <text:p>0,002227787804072</text:p>
          </table:table-cell>
        </table:table-row>
        <table:table-row table:style-name="ro1">
          <table:table-cell table:formula="of:=[.A487]*1.0046" office:value-type="float" office:value="9.30520414590386" calcext:value-type="float">
            <text:p>9,30520414590386</text:p>
          </table:table-cell>
          <table:table-cell table:formula="of:=-0.0195*LN(1-1/[.A488])" office:value-type="float" office:value="0.00221698435497525" calcext:value-type="float">
            <text:p>0,002216984354975</text:p>
          </table:table-cell>
        </table:table-row>
        <table:table-row table:style-name="ro1">
          <table:table-cell table:formula="of:=[.A488]*1.0046" office:value-type="float" office:value="9.34800808497502" calcext:value-type="float">
            <text:p>9,34800808497502</text:p>
          </table:table-cell>
          <table:table-cell table:formula="of:=-0.0195*LN(1-1/[.A489])" office:value-type="float" office:value="0.00220623631522145" calcext:value-type="float">
            <text:p>0,002206236315221</text:p>
          </table:table-cell>
        </table:table-row>
        <table:table-row table:style-name="ro1">
          <table:table-cell table:formula="of:=[.A489]*1.0046" office:value-type="float" office:value="9.3910089221659" calcext:value-type="float">
            <text:p>9,3910089221659</text:p>
          </table:table-cell>
          <table:table-cell table:formula="of:=-0.0195*LN(1-1/[.A490])" office:value-type="float" office:value="0.00219554337032611" calcext:value-type="float">
            <text:p>0,002195543370326</text:p>
          </table:table-cell>
        </table:table-row>
        <table:table-row table:style-name="ro1">
          <table:table-cell table:formula="of:=[.A490]*1.0046" office:value-type="float" office:value="9.43420756320787" calcext:value-type="float">
            <text:p>9,43420756320787</text:p>
          </table:table-cell>
          <table:table-cell table:formula="of:=-0.0195*LN(1-1/[.A491])" office:value-type="float" office:value="0.00218490520789937" calcext:value-type="float">
            <text:p>0,002184905207899</text:p>
          </table:table-cell>
        </table:table-row>
        <table:table-row table:style-name="ro1">
          <table:table-cell table:formula="of:=[.A491]*1.0046" office:value-type="float" office:value="9.47760491799862" calcext:value-type="float">
            <text:p>9,47760491799862</text:p>
          </table:table-cell>
          <table:table-cell table:formula="of:=-0.0195*LN(1-1/[.A492])" office:value-type="float" office:value="0.00217432151762865" calcext:value-type="float">
            <text:p>0,002174321517629</text:p>
          </table:table-cell>
        </table:table-row>
        <table:table-row table:style-name="ro1">
          <table:table-cell table:formula="of:=[.A492]*1.0046" office:value-type="float" office:value="9.52120190062141" calcext:value-type="float">
            <text:p>9,52120190062141</text:p>
          </table:table-cell>
          <table:table-cell table:formula="of:=-0.0195*LN(1-1/[.A493])" office:value-type="float" office:value="0.00216379199126176" calcext:value-type="float">
            <text:p>0,002163791991262</text:p>
          </table:table-cell>
        </table:table-row>
        <table:table-row table:style-name="ro1">
          <table:table-cell table:formula="of:=[.A493]*1.0046" office:value-type="float" office:value="9.56499942936427" calcext:value-type="float">
            <text:p>9,56499942936427</text:p>
          </table:table-cell>
          <table:table-cell table:formula="of:=-0.0195*LN(1-1/[.A494])" office:value-type="float" office:value="0.00215331632259007" calcext:value-type="float">
            <text:p>0,00215331632259</text:p>
          </table:table-cell>
        </table:table-row>
        <table:table-row table:style-name="ro1">
          <table:table-cell table:formula="of:=[.A494]*1.0046" office:value-type="float" office:value="9.60899842673935" calcext:value-type="float">
            <text:p>9,60899842673935</text:p>
          </table:table-cell>
          <table:table-cell table:formula="of:=-0.0195*LN(1-1/[.A495])" office:value-type="float" office:value="0.00214289420743189" calcext:value-type="float">
            <text:p>0,002142894207432</text:p>
          </table:table-cell>
        </table:table-row>
        <table:table-row table:style-name="ro1">
          <table:table-cell table:formula="of:=[.A495]*1.0046" office:value-type="float" office:value="9.65319981950235" calcext:value-type="float">
            <text:p>9,65319981950235</text:p>
          </table:table-cell>
          <table:table-cell table:formula="of:=-0.0195*LN(1-1/[.A496])" office:value-type="float" office:value="0.00213252534361598" calcext:value-type="float">
            <text:p>0,002132525343616</text:p>
          </table:table-cell>
        </table:table-row>
        <table:table-row table:style-name="ro1">
          <table:table-cell table:formula="of:=[.A496]*1.0046" office:value-type="float" office:value="9.69760453867206" calcext:value-type="float">
            <text:p>9,69760453867206</text:p>
          </table:table-cell>
          <table:table-cell table:formula="of:=-0.0195*LN(1-1/[.A497])" office:value-type="float" office:value="0.0021222094309653" calcext:value-type="float">
            <text:p>0,002122209430965</text:p>
          </table:table-cell>
        </table:table-row>
        <table:table-row table:style-name="ro1">
          <table:table-cell table:formula="of:=[.A497]*1.0046" office:value-type="float" office:value="9.74221351954995" calcext:value-type="float">
            <text:p>9,74221351954995</text:p>
          </table:table-cell>
          <table:table-cell table:formula="of:=-0.0195*LN(1-1/[.A498])" office:value-type="float" office:value="0.00211194617128086" calcext:value-type="float">
            <text:p>0,002111946171281</text:p>
          </table:table-cell>
        </table:table-row>
        <table:table-row table:style-name="ro1">
          <table:table-cell table:formula="of:=[.A498]*1.0046" office:value-type="float" office:value="9.78702770173988" calcext:value-type="float">
            <text:p>9,78702770173988</text:p>
          </table:table-cell>
          <table:table-cell table:formula="of:=-0.0195*LN(1-1/[.A499])" office:value-type="float" office:value="0.00210173526832574" calcext:value-type="float">
            <text:p>0,002101735268326</text:p>
          </table:table-cell>
        </table:table-row>
        <table:table-row table:style-name="ro1">
          <table:table-cell table:formula="of:=[.A499]*1.0046" office:value-type="float" office:value="9.83204802916788" calcext:value-type="float">
            <text:p>9,83204802916788</text:p>
          </table:table-cell>
          <table:table-cell table:formula="of:=-0.0195*LN(1-1/[.A500])" office:value-type="float" office:value="0.00209157642780929" calcext:value-type="float">
            <text:p>0,0020915764278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6T09:55:28.771161911</meta:creation-date>
    <dc:date>2021-04-27T14:25:13.755610744</dc:date>
    <meta:editing-duration>PT25M36S</meta:editing-duration>
    <meta:editing-cycles>4</meta:editing-cycles>
    <meta:generator>LibreOffice/6.0.7.3$Linux_X86_64 LibreOffice_project/00m0$Build-3</meta:generator>
    <meta:document-statistic meta:table-count="1" meta:cell-count="10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688cm" svg:height="8.724cm" xlink:href=".." xlink:type="simple" chart:class="chart:scatter" chart:style-name="ch1">
        <chart:plot-area chart:style-name="ch2" table:cell-range-address="Sheet1.A1:Sheet1.B500" chart:data-source-has-labels="row" svg:x="1.344cm" svg:y="0.174cm" svg:width="15.011cm" svg:height="7.395cm">
          <chartooo:coordinate-region svg:x="2.442cm" svg:y="0.373cm" svg:width="13.726cm" svg:height="6.549cm"/>
          <chart:axis chart:dimension="x" chart:name="primary-x" chart:style-name="ch3">
            <chart:title svg:x="7.178cm" svg:y="7.743cm" chart:style-name="ch4">
              <text:p>Кратность перегрузки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3">
            <chart:title svg:x="0.451cm" svg:y="5.304cm" chart:style-name="ch7">
              <text:p>Допустимое время</text:p>
            </chart:title>
            <chart:grid chart:style-name="ch5" chart:class="major"/>
            <chart:grid chart:style-name="ch6" chart:class="minor"/>
          </chart:axis>
          <chart:series chart:style-name="ch8" chart:values-cell-range-address="Sheet1.B2:Sheet1.B500" chart:label-cell-address="Sheet1.B1:Sheet1.B1" chart:class="chart:scatter">
            <chart:domain table:cell-range-address="Sheet1.A2:Sheet1.A500"/>
            <chart:data-point chart:repeated="4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Допустимая длительность (с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001">
                <text:p>1.0001</text:p>
                <draw:g>
                  <svg:desc>Sheet1.A2:Sheet1.A500</svg:desc>
                </draw:g>
              </table:table-cell>
              <table:table-cell office:value-type="float" office:value="0.179603587156039">
                <text:p>0.179603587156039</text:p>
                <draw:g>
                  <svg:desc>Sheet1.B2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470046">
                <text:p>1.00470046</text:p>
              </table:table-cell>
              <table:table-cell office:value-type="float" office:value="0.104613294825956">
                <text:p>0.1046132948259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09322082116">
                <text:p>1.009322082116</text:p>
              </table:table-cell>
              <table:table-cell office:value-type="float" office:value="0.0913506393520309">
                <text:p>0.09135063935203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1396496369373">
                <text:p>1.01396496369373</text:p>
              </table:table-cell>
              <table:table-cell office:value-type="float" office:value="0.0835589046121906">
                <text:p>0.08355890461219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1862920252672">
                <text:p>1.01862920252672</text:p>
              </table:table-cell>
              <table:table-cell office:value-type="float" office:value="0.0780289127569761">
                <text:p>0.07802891275697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2331489685835">
                <text:p>1.02331489685835</text:p>
              </table:table-cell>
              <table:table-cell office:value-type="float" office:value="0.0737433455700515">
                <text:p>0.07374334557005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280221453839">
                <text:p>1.0280221453839</text:p>
              </table:table-cell>
              <table:table-cell office:value-type="float" office:value="0.0702467392349615">
                <text:p>0.07024673923496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3275104725266">
                <text:p>1.03275104725266</text:p>
              </table:table-cell>
              <table:table-cell office:value-type="float" office:value="0.0672954067805877">
                <text:p>0.06729540678058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3750170207002">
                <text:p>1.03750170207002</text:p>
              </table:table-cell>
              <table:table-cell office:value-type="float" office:value="0.064743599157366">
                <text:p>0.0647435991573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4227420989955">
                <text:p>1.04227420989955</text:p>
              </table:table-cell>
              <table:table-cell office:value-type="float" office:value="0.0624971712284458">
                <text:p>0.06249717122844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4706867126508">
                <text:p>1.04706867126508</text:p>
              </table:table-cell>
              <table:table-cell office:value-type="float" office:value="0.0604917723387615">
                <text:p>0.06049177233876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518851871529">
                <text:p>1.0518851871529</text:p>
              </table:table-cell>
              <table:table-cell office:value-type="float" office:value="0.0586814652748768">
                <text:p>0.05868146527487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5672385901381">
                <text:p>1.05672385901381</text:p>
              </table:table-cell>
              <table:table-cell office:value-type="float" office:value="0.0570323088244471">
                <text:p>0.05703230882444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158478876527">
                <text:p>1.06158478876527</text:p>
              </table:table-cell>
              <table:table-cell office:value-type="float" office:value="0.0555185133731446">
                <text:p>0.05551851337314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6646807879359">
                <text:p>1.06646807879359</text:p>
              </table:table-cell>
              <table:table-cell office:value-type="float" office:value="0.0541200229514306">
                <text:p>0.0541200229514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7137383195604">
                <text:p>1.07137383195604</text:p>
              </table:table-cell>
              <table:table-cell office:value-type="float" office:value="0.05282093224271">
                <text:p>0.052820932242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7630215158304">
                <text:p>1.07630215158304</text:p>
              </table:table-cell>
              <table:table-cell office:value-type="float" office:value="0.051608414801565">
                <text:p>0.0516084148015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8125314148032">
                <text:p>1.08125314148032</text:p>
              </table:table-cell>
              <table:table-cell office:value-type="float" office:value="0.0504719763370216">
                <text:p>0.05047197633702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8622690593113">
                <text:p>1.08622690593113</text:p>
              </table:table-cell>
              <table:table-cell office:value-type="float" office:value="0.0494029214884366">
                <text:p>0.04940292148843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9122354969841">
                <text:p>1.09122354969841</text:p>
              </table:table-cell>
              <table:table-cell office:value-type="float" office:value="0.0483939647919065">
                <text:p>0.04839396479190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9624317802703">
                <text:p>1.09624317802703</text:p>
              </table:table-cell>
              <table:table-cell office:value-type="float" office:value="0.0474389414390572">
                <text:p>0.04743894143905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0128589664595">
                <text:p>1.10128589664595</text:p>
              </table:table-cell>
              <table:table-cell office:value-type="float" office:value="0.0465325886037395">
                <text:p>0.04653258860373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0635181177052">
                <text:p>1.10635181177052</text:p>
              </table:table-cell>
              <table:table-cell office:value-type="float" office:value="0.0456703776340707">
                <text:p>0.04567037763407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1144103010467">
                <text:p>1.11144103010467</text:p>
              </table:table-cell>
              <table:table-cell office:value-type="float" office:value="0.0448483835406793">
                <text:p>0.04484838354067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1655365884315">
                <text:p>1.11655365884315</text:p>
              </table:table-cell>
              <table:table-cell office:value-type="float" office:value="0.0440631822559351">
                <text:p>0.04406318225593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2168980567382">
                <text:p>1.12168980567382</text:p>
              </table:table-cell>
              <table:table-cell office:value-type="float" office:value="0.0433117688615704">
                <text:p>0.04331176886157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12684957877992">
                <text:p>1.12684957877992</text:p>
              </table:table-cell>
              <table:table-cell office:value-type="float" office:value="0.042591491850125">
                <text:p>0.042591491850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3203308684231">
                <text:p>1.13203308684231</text:p>
              </table:table-cell>
              <table:table-cell office:value-type="float" office:value="0.0418999997894797">
                <text:p>0.04189999978947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3724043904179">
                <text:p>1.13724043904179</text:p>
              </table:table-cell>
              <table:table-cell office:value-type="float" office:value="0.0412351976841401">
                <text:p>0.04123519768414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4247174506138">
                <text:p>1.14247174506138</text:p>
              </table:table-cell>
              <table:table-cell office:value-type="float" office:value="0.040595210991764">
                <text:p>0.0405952109917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14772711508866">
                <text:p>1.14772711508866</text:p>
              </table:table-cell>
              <table:table-cell office:value-type="float" office:value="0.0399783557379166">
                <text:p>0.03997835573791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5300665981807">
                <text:p>1.15300665981807</text:p>
              </table:table-cell>
              <table:table-cell office:value-type="float" office:value="0.0393831135294229">
                <text:p>0.03938311352942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5831049045323">
                <text:p>1.15831049045323</text:p>
              </table:table-cell>
              <table:table-cell office:value-type="float" office:value="0.0388081105332862">
                <text:p>0.03880811053328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6363871870932">
                <text:p>1.16363871870932</text:p>
              </table:table-cell>
              <table:table-cell office:value-type="float" office:value="0.0382520996891143">
                <text:p>0.03825209968911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16899145681538">
                <text:p>1.16899145681538</text:p>
              </table:table-cell>
              <table:table-cell office:value-type="float" office:value="0.0377139455759604">
                <text:p>0.03771394557596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17436881751673">
                <text:p>1.17436881751673</text:p>
              </table:table-cell>
              <table:table-cell office:value-type="float" office:value="0.0371926114719867">
                <text:p>0.03719261147198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17977091407731">
                <text:p>1.17977091407731</text:p>
              </table:table-cell>
              <table:table-cell office:value-type="float" office:value="0.0366871482363701">
                <text:p>0.03668714823637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8519786028206">
                <text:p>1.18519786028206</text:p>
              </table:table-cell>
              <table:table-cell office:value-type="float" office:value="0.0361966847139413">
                <text:p>0.03619668471394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9064977043936">
                <text:p>1.19064977043936</text:p>
              </table:table-cell>
              <table:table-cell office:value-type="float" office:value="0.035720419418949">
                <text:p>0.0357204194189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9612675938338">
                <text:p>1.19612675938338</text:p>
              </table:table-cell>
              <table:table-cell office:value-type="float" office:value="0.0352576132986343">
                <text:p>0.03525761329863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0162894247654">
                <text:p>1.20162894247654</text:p>
              </table:table-cell>
              <table:table-cell office:value-type="float" office:value="0.034807583412617">
                <text:p>0.0348075834126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0715643561194">
                <text:p>1.20715643561194</text:p>
              </table:table-cell>
              <table:table-cell office:value-type="float" office:value="0.0343696973924384">
                <text:p>0.03436969739243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21270935521575">
                <text:p>1.21270935521575</text:p>
              </table:table-cell>
              <table:table-cell office:value-type="float" office:value="0.0339433685684848">
                <text:p>0.03394336856848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21828781824974">
                <text:p>1.21828781824974</text:p>
              </table:table-cell>
              <table:table-cell office:value-type="float" office:value="0.0335280516700898">
                <text:p>0.03352805167008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2389194221369">
                <text:p>1.22389194221369</text:p>
              </table:table-cell>
              <table:table-cell office:value-type="float" office:value="0.0331232390197682">
                <text:p>0.03312323901976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2952184514788">
                <text:p>1.22952184514788</text:p>
              </table:table-cell>
              <table:table-cell office:value-type="float" office:value="0.0327284571549694">
                <text:p>0.03272845715496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23517764563556">
                <text:p>1.23517764563556</text:p>
              </table:table-cell>
              <table:table-cell office:value-type="float" office:value="0.0323432638209841">
                <text:p>0.03234326382098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4085946280548">
                <text:p>1.24085946280548</text:p>
              </table:table-cell>
              <table:table-cell office:value-type="float" office:value="0.0319672452871218">
                <text:p>0.03196724528712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4656741633438">
                <text:p>1.24656741633438</text:p>
              </table:table-cell>
              <table:table-cell office:value-type="float" office:value="0.0316000139453324">
                <text:p>0.03160001394533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5230162644952">
                <text:p>1.25230162644952</text:p>
              </table:table-cell>
              <table:table-cell office:value-type="float" office:value="0.0312412061563371">
                <text:p>0.03124120615633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5806221393119">
                <text:p>1.25806221393119</text:p>
              </table:table-cell>
              <table:table-cell office:value-type="float" office:value="0.0308904803132725">
                <text:p>0.03089048031327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6384930011527">
                <text:p>1.26384930011527</text:p>
              </table:table-cell>
              <table:table-cell office:value-type="float" office:value="0.0305475150970108">
                <text:p>0.03054751509701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696630068958">
                <text:p>1.2696630068958</text:p>
              </table:table-cell>
              <table:table-cell office:value-type="float" office:value="0.030212007900827">
                <text:p>0.0302120079008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7550345672752">
                <text:p>1.27550345672752</text:p>
              </table:table-cell>
              <table:table-cell office:value-type="float" office:value="0.0298836734050656">
                <text:p>0.02988367340506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28137077262847">
                <text:p>1.28137077262847</text:p>
              </table:table-cell>
              <table:table-cell office:value-type="float" office:value="0.0295622422849851">
                <text:p>0.02956224228498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28726507818256">
                <text:p>1.28726507818256</text:p>
              </table:table-cell>
              <table:table-cell office:value-type="float" office:value="0.0292474600371226">
                <text:p>0.02924746003712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2931864975422">
                <text:p>1.2931864975422</text:p>
              </table:table-cell>
              <table:table-cell office:value-type="float" office:value="0.0289390859113684">
                <text:p>0.02893908591136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2991351554309">
                <text:p>1.2991351554309</text:p>
              </table:table-cell>
              <table:table-cell office:value-type="float" office:value="0.0286368919375258">
                <text:p>0.02863689193752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30511117714588">
                <text:p>1.30511117714588</text:p>
              </table:table-cell>
              <table:table-cell office:value-type="float" office:value="0.0283406620364991">
                <text:p>0.02834066203649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1111468856075">
                <text:p>1.31111468856075</text:p>
              </table:table-cell>
              <table:table-cell office:value-type="float" office:value="0.028050191207432">
                <text:p>0.0280501912074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1714581612813">
                <text:p>1.31714581612813</text:p>
              </table:table-cell>
              <table:table-cell office:value-type="float" office:value="0.0277652847831388">
                <text:p>0.02776528478313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32320468688232">
                <text:p>1.32320468688232</text:p>
              </table:table-cell>
              <table:table-cell office:value-type="float" office:value="0.0274857577470567">
                <text:p>0.02748575774705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32929142844198">
                <text:p>1.32929142844198</text:p>
              </table:table-cell>
              <table:table-cell office:value-type="float" office:value="0.0272114341057183">
                <text:p>0.02721143410571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3540616901281">
                <text:p>1.33540616901281</text:p>
              </table:table-cell>
              <table:table-cell office:value-type="float" office:value="0.0269421463114158">
                <text:p>0.02694214631141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4154903739027">
                <text:p>1.34154903739027</text:p>
              </table:table-cell>
              <table:table-cell office:value-type="float" office:value="0.0266777347303145">
                <text:p>0.02667773473031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4772016296226">
                <text:p>1.34772016296226</text:p>
              </table:table-cell>
              <table:table-cell office:value-type="float" office:value="0.0264180471517899">
                <text:p>0.02641804715178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5391967571189">
                <text:p>1.35391967571189</text:p>
              </table:table-cell>
              <table:table-cell office:value-type="float" office:value="0.0261629383352109">
                <text:p>0.02616293833521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6014770622016">
                <text:p>1.36014770622016</text:p>
              </table:table-cell>
              <table:table-cell office:value-type="float" office:value="0.0259122695907931">
                <text:p>0.02591226959079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640438566878">
                <text:p>1.36640438566878</text:p>
              </table:table-cell>
              <table:table-cell office:value-type="float" office:value="0.0256659083914935">
                <text:p>0.02566590839149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7268984584285">
                <text:p>1.37268984584285</text:p>
              </table:table-cell>
              <table:table-cell office:value-type="float" office:value="0.0254237280132277">
                <text:p>0.02542372801322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37900421913373">
                <text:p>1.37900421913373</text:p>
              </table:table-cell>
              <table:table-cell office:value-type="float" office:value="0.0251856072009661">
                <text:p>0.02518560720096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38534763854175">
                <text:p>1.38534763854175</text:p>
              </table:table-cell>
              <table:table-cell office:value-type="float" office:value="0.0249514298585053">
                <text:p>0.02495142985850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39172023767904">
                <text:p>1.39172023767904</text:p>
              </table:table-cell>
              <table:table-cell office:value-type="float" office:value="0.0247210847599308">
                <text:p>0.02472108475993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39812215077236">
                <text:p>1.39812215077236</text:p>
              </table:table-cell>
              <table:table-cell office:value-type="float" office:value="0.0244944652809736">
                <text:p>0.02449446528097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0455351266591">
                <text:p>1.40455351266591</text:p>
              </table:table-cell>
              <table:table-cell office:value-type="float" office:value="0.0242714691486388">
                <text:p>0.02427146914863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41101445882418">
                <text:p>1.41101445882418</text:p>
              </table:table-cell>
              <table:table-cell office:value-type="float" office:value="0.0240519982076341">
                <text:p>0.02405199820763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41750512533477">
                <text:p>1.41750512533477</text:p>
              </table:table-cell>
              <table:table-cell office:value-type="float" office:value="0.0238359582022638">
                <text:p>0.02383595820226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42402564891131">
                <text:p>1.42402564891131</text:p>
              </table:table-cell>
              <table:table-cell office:value-type="float" office:value="0.0236232585725747">
                <text:p>0.02362325857257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4305761668963">
                <text:p>1.4305761668963</text:p>
              </table:table-cell>
              <table:table-cell office:value-type="float" office:value="0.0234138122636521">
                <text:p>0.02341381226365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43715681726402">
                <text:p>1.43715681726402</text:p>
              </table:table-cell>
              <table:table-cell office:value-type="float" office:value="0.0232075355470596">
                <text:p>0.02320753554705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44376773862344">
                <text:p>1.44376773862344</text:p>
              </table:table-cell>
              <table:table-cell office:value-type="float" office:value="0.0230043478535072">
                <text:p>0.02300434785350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4504090702211">
                <text:p>1.4504090702211</text:p>
              </table:table-cell>
              <table:table-cell office:value-type="float" office:value="0.0228041716159105">
                <text:p>0.02280417161591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45708095194412">
                <text:p>1.45708095194412</text:p>
              </table:table-cell>
              <table:table-cell office:value-type="float" office:value="0.0226069321220767">
                <text:p>0.02260693212207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46378352432306">
                <text:p>1.46378352432306</text:p>
              </table:table-cell>
              <table:table-cell office:value-type="float" office:value="0.0224125573763164">
                <text:p>0.02241255737631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47051692853495">
                <text:p>1.47051692853495</text:p>
              </table:table-cell>
              <table:table-cell office:value-type="float" office:value="0.0222209779693416">
                <text:p>0.02222097796934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47728130640621">
                <text:p>1.47728130640621</text:p>
              </table:table-cell>
              <table:table-cell office:value-type="float" office:value="0.0220321269558593">
                <text:p>0.02203212695585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48407680041568">
                <text:p>1.48407680041568</text:p>
              </table:table-cell>
              <table:table-cell office:value-type="float" office:value="0.0218459397393233">
                <text:p>0.02184593973932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49090355369759">
                <text:p>1.49090355369759</text:p>
              </table:table-cell>
              <table:table-cell office:value-type="float" office:value="0.0216623539633454">
                <text:p>0.02166235396334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4977617100446">
                <text:p>1.4977617100446</text:p>
              </table:table-cell>
              <table:table-cell office:value-type="float" office:value="0.0214813094093116">
                <text:p>0.02148130940931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50465141391081">
                <text:p>1.50465141391081</text:p>
              </table:table-cell>
              <table:table-cell office:value-type="float" office:value="0.0213027478997809">
                <text:p>0.02130274789978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51157281041479">
                <text:p>1.51157281041479</text:p>
              </table:table-cell>
              <table:table-cell office:value-type="float" office:value="0.0211266132072801">
                <text:p>0.02112661320728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5185260453427">
                <text:p>1.5185260453427</text:p>
              </table:table-cell>
              <table:table-cell office:value-type="float" office:value="0.0209528509681364">
                <text:p>0.02095285096813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52551126515128">
                <text:p>1.52551126515128</text:p>
              </table:table-cell>
              <table:table-cell office:value-type="float" office:value="0.0207814086010186">
                <text:p>0.02078140860101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53252861697097">
                <text:p>1.53252861697097</text:p>
              </table:table-cell>
              <table:table-cell office:value-type="float" office:value="0.0206122352298795">
                <text:p>0.02061223522987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53957824860904">
                <text:p>1.53957824860904</text:p>
              </table:table-cell>
              <table:table-cell office:value-type="float" office:value="0.0204452816110193">
                <text:p>0.02044528161101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54666030855264">
                <text:p>1.54666030855264</text:p>
              </table:table-cell>
              <table:table-cell office:value-type="float" office:value="0.0202805000640069">
                <text:p>0.02028050006400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5377494597198">
                <text:p>1.55377494597198</text:p>
              </table:table-cell>
              <table:table-cell office:value-type="float" office:value="0.0201178444062173">
                <text:p>0.02011784440621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56092231072346">
                <text:p>1.56092231072346</text:p>
              </table:table-cell>
              <table:table-cell office:value-type="float" office:value="0.0199572698907604">
                <text:p>0.01995726989076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56810255335278">
                <text:p>1.56810255335278</text:p>
              </table:table-cell>
              <table:table-cell office:value-type="float" office:value="0.0197987331475924">
                <text:p>0.01979873314759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7531582509821">
                <text:p>1.57531582509821</text:p>
              </table:table-cell>
              <table:table-cell office:value-type="float" office:value="0.0196421921276161">
                <text:p>0.01964219212761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8256227789366">
                <text:p>1.58256227789366</text:p>
              </table:table-cell>
              <table:table-cell office:value-type="float" office:value="0.0194876060495888">
                <text:p>0.01948760604958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8984206437197">
                <text:p>1.58984206437197</text:p>
              </table:table-cell>
              <table:table-cell office:value-type="float" office:value="0.0193349353496728">
                <text:p>0.01933493534967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59715533786808">
                <text:p>1.59715533786808</text:p>
              </table:table-cell>
              <table:table-cell office:value-type="float" office:value="0.0191841416334695">
                <text:p>0.01918414163346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60450225242227">
                <text:p>1.60450225242227</text:p>
              </table:table-cell>
              <table:table-cell office:value-type="float" office:value="0.0190351876303929">
                <text:p>0.01903518763039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61188296278341">
                <text:p>1.61188296278341</text:p>
              </table:table-cell>
              <table:table-cell office:value-type="float" office:value="0.0188880371502474">
                <text:p>0.01888803715024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61929762441222">
                <text:p>1.61929762441222</text:p>
              </table:table-cell>
              <table:table-cell office:value-type="float" office:value="0.0187426550418832">
                <text:p>0.01874265504188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62674639348451">
                <text:p>1.62674639348451</text:p>
              </table:table-cell>
              <table:table-cell office:value-type="float" office:value="0.0185990071538094">
                <text:p>0.01859900715380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63422942689454">
                <text:p>1.63422942689454</text:p>
              </table:table-cell>
              <table:table-cell office:value-type="float" office:value="0.0184570602966577">
                <text:p>0.01845706029665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64174688225826">
                <text:p>1.64174688225826</text:p>
              </table:table-cell>
              <table:table-cell office:value-type="float" office:value="0.0183167822073906">
                <text:p>0.01831678220739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64929891791665">
                <text:p>1.64929891791665</text:p>
              </table:table-cell>
              <table:table-cell office:value-type="float" office:value="0.0181781415151588">
                <text:p>0.01817814151515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65688569293906">
                <text:p>1.65688569293906</text:p>
              </table:table-cell>
              <table:table-cell office:value-type="float" office:value="0.0180411077087182">
                <text:p>0.01804110770871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66450736712658">
                <text:p>1.66450736712658</text:p>
              </table:table-cell>
              <table:table-cell office:value-type="float" office:value="0.0179056511053195">
                <text:p>0.01790565110531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67216410101536">
                <text:p>1.67216410101536</text:p>
              </table:table-cell>
              <table:table-cell office:value-type="float" office:value="0.0177717428209945">
                <text:p>0.01777174282099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67985605588003">
                <text:p>1.67985605588003</text:p>
              </table:table-cell>
              <table:table-cell office:value-type="float" office:value="0.0176393547421612">
                <text:p>0.01763935474216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68758339373708">
                <text:p>1.68758339373708</text:p>
              </table:table-cell>
              <table:table-cell office:value-type="float" office:value="0.0175084594984807">
                <text:p>0.01750845949848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69534627734827">
                <text:p>1.69534627734827</text:p>
              </table:table-cell>
              <table:table-cell office:value-type="float" office:value="0.0173790304368984">
                <text:p>0.01737903043689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70314487022408">
                <text:p>1.70314487022408</text:p>
              </table:table-cell>
              <table:table-cell office:value-type="float" office:value="0.0172510415968095">
                <text:p>0.01725104159680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71097933662711">
                <text:p>1.71097933662711</text:p>
              </table:table-cell>
              <table:table-cell office:value-type="float" office:value="0.0171244676862895">
                <text:p>0.01712446768628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71884984157559">
                <text:p>1.71884984157559</text:p>
              </table:table-cell>
              <table:table-cell office:value-type="float" office:value="0.0169992840593365">
                <text:p>0.01699928405933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72675655084684">
                <text:p>1.72675655084684</text:p>
              </table:table-cell>
              <table:table-cell office:value-type="float" office:value="0.0168754666940736">
                <text:p>0.01687546669407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73469963098073">
                <text:p>1.73469963098073</text:p>
              </table:table-cell>
              <table:table-cell office:value-type="float" office:value="0.0167529921718628">
                <text:p>0.01675299217186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74267924928324">
                <text:p>1.74267924928324</text:p>
              </table:table-cell>
              <table:table-cell office:value-type="float" office:value="0.0166318376572857">
                <text:p>0.01663183765728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75069557382995">
                <text:p>1.75069557382995</text:p>
              </table:table-cell>
              <table:table-cell office:value-type="float" office:value="0.016511980878948">
                <text:p>0.0165119808789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75874877346957">
                <text:p>1.75874877346957</text:p>
              </table:table-cell>
              <table:table-cell office:value-type="float" office:value="0.0163934001110672">
                <text:p>0.01639340011106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76683901782753">
                <text:p>1.76683901782753</text:p>
              </table:table-cell>
              <table:table-cell office:value-type="float" office:value="0.0162760741558057">
                <text:p>0.01627607415580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77496647730953">
                <text:p>1.77496647730953</text:p>
              </table:table-cell>
              <table:table-cell office:value-type="float" office:value="0.0161599823263131">
                <text:p>0.01615998232631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78313132310516">
                <text:p>1.78313132310516</text:p>
              </table:table-cell>
              <table:table-cell office:value-type="float" office:value="0.0160451044304444">
                <text:p>0.01604510443044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79133372719144">
                <text:p>1.79133372719144</text:p>
              </table:table-cell>
              <table:table-cell office:value-type="float" office:value="0.0159314207551213">
                <text:p>0.01593142075512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79957386233652">
                <text:p>1.79957386233652</text:p>
              </table:table-cell>
              <table:table-cell office:value-type="float" office:value="0.0158189120513071">
                <text:p>0.01581891205130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80785190210327">
                <text:p>1.80785190210327</text:p>
              </table:table-cell>
              <table:table-cell office:value-type="float" office:value="0.0157075595195655">
                <text:p>0.01570755951956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81616802085294">
                <text:p>1.81616802085294</text:p>
              </table:table-cell>
              <table:table-cell office:value-type="float" office:value="0.0155973447961775">
                <text:p>0.01559734479617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82452239374887">
                <text:p>1.82452239374887</text:p>
              </table:table-cell>
              <table:table-cell office:value-type="float" office:value="0.0154882499397899">
                <text:p>0.01548824993978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83291519676011">
                <text:p>1.83291519676011</text:p>
              </table:table-cell>
              <table:table-cell office:value-type="float" office:value="0.0153802574185715">
                <text:p>0.01538025741857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84134660666521">
                <text:p>1.84134660666521</text:p>
              </table:table-cell>
              <table:table-cell office:value-type="float" office:value="0.0152733500978537">
                <text:p>0.015273350097853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84981680105587">
                <text:p>1.84981680105587</text:p>
              </table:table-cell>
              <table:table-cell office:value-type="float" office:value="0.0151675112282339">
                <text:p>0.01516751122823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85832595834072">
                <text:p>1.85832595834072</text:p>
              </table:table-cell>
              <table:table-cell office:value-type="float" office:value="0.0150627244341216">
                <text:p>0.01506272443412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86687425774909">
                <text:p>1.86687425774909</text:p>
              </table:table-cell>
              <table:table-cell office:value-type="float" office:value="0.0149589737027066">
                <text:p>0.01495897370270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87546187933474">
                <text:p>1.87546187933474</text:p>
              </table:table-cell>
              <table:table-cell office:value-type="float" office:value="0.014856243373331">
                <text:p>0.0148562433733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88408900397968">
                <text:p>1.88408900397968</text:p>
              </table:table-cell>
              <table:table-cell office:value-type="float" office:value="0.0147545181272485">
                <text:p>0.01475451812724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89275581339798">
                <text:p>1.89275581339798</text:p>
              </table:table-cell>
              <table:table-cell office:value-type="float" office:value="0.0146537829777527">
                <text:p>0.01465378297775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90146249013961">
                <text:p>1.90146249013961</text:p>
              </table:table-cell>
              <table:table-cell office:value-type="float" office:value="0.0145540232606591">
                <text:p>0.01455402326065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91020921759425">
                <text:p>1.91020921759425</text:p>
              </table:table-cell>
              <table:table-cell office:value-type="float" office:value="0.014455224625126">
                <text:p>0.0144552246251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91899617999519">
                <text:p>1.91899617999519</text:p>
              </table:table-cell>
              <table:table-cell office:value-type="float" office:value="0.0143573730248002">
                <text:p>0.01435737302480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92782356242317">
                <text:p>1.92782356242317</text:p>
              </table:table-cell>
              <table:table-cell office:value-type="float" office:value="0.0142604547092719">
                <text:p>0.01426045470927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93669155081031">
                <text:p>1.93669155081031</text:p>
              </table:table-cell>
              <table:table-cell office:value-type="float" office:value="0.0141644562158291">
                <text:p>0.01416445621582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94560033194404">
                <text:p>1.94560033194404</text:p>
              </table:table-cell>
              <table:table-cell office:value-type="float" office:value="0.0140693643614959">
                <text:p>0.01406936436149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95455009347098">
                <text:p>1.95455009347098</text:p>
              </table:table-cell>
              <table:table-cell office:value-type="float" office:value="0.0139751662353449">
                <text:p>0.01397516623534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96354102390095">
                <text:p>1.96354102390095</text:p>
              </table:table-cell>
              <table:table-cell office:value-type="float" office:value="0.013881849191072">
                <text:p>0.0138818491910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97257331261089">
                <text:p>1.97257331261089</text:p>
              </table:table-cell>
              <table:table-cell office:value-type="float" office:value="0.0137894008398229">
                <text:p>0.01378940083982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9816471498489">
                <text:p>1.9816471498489</text:p>
              </table:table-cell>
              <table:table-cell office:value-type="float" office:value="0.0136978090432604">
                <text:p>0.01369780904326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99076272673821">
                <text:p>1.99076272673821</text:p>
              </table:table-cell>
              <table:table-cell office:value-type="float" office:value="0.0136070619068646">
                <text:p>0.01360706190686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9999202352812">
                <text:p>1.9999202352812</text:p>
              </table:table-cell>
              <table:table-cell office:value-type="float" office:value="0.0135171477734552">
                <text:p>0.01351714777345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0091198683635">
                <text:p>2.0091198683635</text:p>
              </table:table-cell>
              <table:table-cell office:value-type="float" office:value="0.013428055216927">
                <text:p>0.0134280552169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01836181975797">
                <text:p>2.01836181975797</text:p>
              </table:table-cell>
              <table:table-cell office:value-type="float" office:value="0.0133397730361915">
                <text:p>0.01333977303619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02764628412886">
                <text:p>2.02764628412886</text:p>
              </table:table-cell>
              <table:table-cell office:value-type="float" office:value="0.0132522902493158">
                <text:p>0.01325229024931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03697345703585">
                <text:p>2.03697345703585</text:p>
              </table:table-cell>
              <table:table-cell office:value-type="float" office:value="0.0131655960878506">
                <text:p>0.01316559608785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04634353493821">
                <text:p>2.04634353493821</text:p>
              </table:table-cell>
              <table:table-cell office:value-type="float" office:value="0.0130796799913412">
                <text:p>0.01307967999134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05575671519893">
                <text:p>2.05575671519893</text:p>
              </table:table-cell>
              <table:table-cell office:value-type="float" office:value="0.0129945316020129">
                <text:p>0.01299453160201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06521319608884">
                <text:p>2.06521319608884</text:p>
              </table:table-cell>
              <table:table-cell office:value-type="float" office:value="0.0129101407596267">
                <text:p>0.01291014075962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07471317679085">
                <text:p>2.07471317679085</text:p>
              </table:table-cell>
              <table:table-cell office:value-type="float" office:value="0.0128264974964952">
                <text:p>0.01282649749649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08425685740409">
                <text:p>2.08425685740409</text:p>
              </table:table-cell>
              <table:table-cell office:value-type="float" office:value="0.0127435920326566">
                <text:p>0.01274359203265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09384443894815">
                <text:p>2.09384443894815</text:p>
              </table:table-cell>
              <table:table-cell office:value-type="float" office:value="0.0126614147711979">
                <text:p>0.012661414771197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10347612336731">
                <text:p>2.10347612336731</text:p>
              </table:table-cell>
              <table:table-cell office:value-type="float" office:value="0.0125799562937231">
                <text:p>0.01257995629372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1131521135348">
                <text:p>2.1131521135348</text:p>
              </table:table-cell>
              <table:table-cell office:value-type="float" office:value="0.0124992073559611">
                <text:p>0.01249920735596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12287261325706">
                <text:p>2.12287261325706</text:p>
              </table:table-cell>
              <table:table-cell office:value-type="float" office:value="0.0124191588835076">
                <text:p>0.01241915888350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13263782727804">
                <text:p>2.13263782727804</text:p>
              </table:table-cell>
              <table:table-cell office:value-type="float" office:value="0.0123398019676965">
                <text:p>0.01233980196769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14244796128352">
                <text:p>2.14244796128352</text:p>
              </table:table-cell>
              <table:table-cell office:value-type="float" office:value="0.0122611278615961">
                <text:p>0.012261127861596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15230322190542">
                <text:p>2.15230322190542</text:p>
              </table:table-cell>
              <table:table-cell office:value-type="float" office:value="0.0121831279761254">
                <text:p>0.01218312797612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16220381672619">
                <text:p>2.16220381672619</text:p>
              </table:table-cell>
              <table:table-cell office:value-type="float" office:value="0.0121057938762862">
                <text:p>0.01210579387628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17214995428313">
                <text:p>2.17214995428313</text:p>
              </table:table-cell>
              <table:table-cell office:value-type="float" office:value="0.0120291172775074">
                <text:p>0.012029117277507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18214184407283">
                <text:p>2.18214184407283</text:p>
              </table:table-cell>
              <table:table-cell office:value-type="float" office:value="0.0119530900420967">
                <text:p>0.01195309004209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19217969655557">
                <text:p>2.19217969655557</text:p>
              </table:table-cell>
              <table:table-cell office:value-type="float" office:value="0.0118777041757967">
                <text:p>0.01187770417579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20226372315972">
                <text:p>2.20226372315972</text:p>
              </table:table-cell>
              <table:table-cell office:value-type="float" office:value="0.0118029518244409">
                <text:p>0.011802951824440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21239413628626">
                <text:p>2.21239413628626</text:p>
              </table:table-cell>
              <table:table-cell office:value-type="float" office:value="0.0117288252707071">
                <text:p>0.01172882527070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22257114931317">
                <text:p>2.22257114931317</text:p>
              </table:table-cell>
              <table:table-cell office:value-type="float" office:value="0.0116553169309643">
                <text:p>0.01165531693096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23279497660001">
                <text:p>2.23279497660001</text:p>
              </table:table-cell>
              <table:table-cell office:value-type="float" office:value="0.0115824193522093">
                <text:p>0.01158241935220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24306583349237">
                <text:p>2.24306583349237</text:p>
              </table:table-cell>
              <table:table-cell office:value-type="float" office:value="0.0115101252090916">
                <text:p>0.01151012520909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25338393632644">
                <text:p>2.25338393632644</text:p>
              </table:table-cell>
              <table:table-cell office:value-type="float" office:value="0.0114384273010218">
                <text:p>0.01143842730102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26374950243354">
                <text:p>2.26374950243354</text:p>
              </table:table-cell>
              <table:table-cell office:value-type="float" office:value="0.0113673185493617">
                <text:p>0.01136731854936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27416275014473">
                <text:p>2.27416275014473</text:p>
              </table:table-cell>
              <table:table-cell office:value-type="float" office:value="0.0112967919946928">
                <text:p>0.01129679199469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2846238987954">
                <text:p>2.2846238987954</text:p>
              </table:table-cell>
              <table:table-cell office:value-type="float" office:value="0.0112268407941617">
                <text:p>0.01122684079416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29513316872986">
                <text:p>2.29513316872986</text:p>
              </table:table-cell>
              <table:table-cell office:value-type="float" office:value="0.0111574582188978">
                <text:p>0.01115745821889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30569078130601">
                <text:p>2.30569078130601</text:p>
              </table:table-cell>
              <table:table-cell office:value-type="float" office:value="0.0110886376515034">
                <text:p>0.01108863765150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31629695890002">
                <text:p>2.31629695890002</text:p>
              </table:table-cell>
              <table:table-cell office:value-type="float" office:value="0.0110203725836114">
                <text:p>0.01102037258361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32695192491096">
                <text:p>2.32695192491096</text:p>
              </table:table-cell>
              <table:table-cell office:value-type="float" office:value="0.0109526566135105">
                <text:p>0.01095265661351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33765590376555">
                <text:p>2.33765590376555</text:p>
              </table:table-cell>
              <table:table-cell office:value-type="float" office:value="0.0108854834438341">
                <text:p>0.010885483443834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34840912092287">
                <text:p>2.34840912092287</text:p>
              </table:table-cell>
              <table:table-cell office:value-type="float" office:value="0.0108188468793117">
                <text:p>0.01081884687931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35921180287912">
                <text:p>2.35921180287912</text:p>
              </table:table-cell>
              <table:table-cell office:value-type="float" office:value="0.0107527408245808">
                <text:p>0.01075274082458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37006417717236">
                <text:p>2.37006417717236</text:p>
              </table:table-cell>
              <table:table-cell office:value-type="float" office:value="0.0106871592820566">
                <text:p>0.01068715928205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38096647238735">
                <text:p>2.38096647238735</text:p>
              </table:table-cell>
              <table:table-cell office:value-type="float" office:value="0.0106220963498587">
                <text:p>0.01062209634985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39191891816034">
                <text:p>2.39191891816034</text:p>
              </table:table-cell>
              <table:table-cell office:value-type="float" office:value="0.0105575462197924">
                <text:p>0.01055754621979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40292174518387">
                <text:p>2.40292174518387</text:p>
              </table:table-cell>
              <table:table-cell office:value-type="float" office:value="0.0104935031753827">
                <text:p>0.01049350317538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41397518521172">
                <text:p>2.41397518521172</text:p>
              </table:table-cell>
              <table:table-cell office:value-type="float" office:value="0.0104299615899599">
                <text:p>0.01042996158995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42507947106369">
                <text:p>2.42507947106369</text:p>
              </table:table-cell>
              <table:table-cell office:value-type="float" office:value="0.010366915924795">
                <text:p>0.0103669159247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43623483663059">
                <text:p>2.43623483663059</text:p>
              </table:table-cell>
              <table:table-cell office:value-type="float" office:value="0.0103043607272827">
                <text:p>0.01030436072728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44744151687909">
                <text:p>2.44744151687909</text:p>
              </table:table-cell>
              <table:table-cell office:value-type="float" office:value="0.0102422906291718">
                <text:p>0.01024229062917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45869974785673">
                <text:p>2.45869974785673</text:p>
              </table:table-cell>
              <table:table-cell office:value-type="float" office:value="0.0101807003448406">
                <text:p>0.01018070034484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47000976669687">
                <text:p>2.47000976669687</text:p>
              </table:table-cell>
              <table:table-cell office:value-type="float" office:value="0.010119584669616">
                <text:p>0.0101195846696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48137181162368">
                <text:p>2.48137181162368</text:p>
              </table:table-cell>
              <table:table-cell office:value-type="float" office:value="0.010058938478135">
                <text:p>0.0100589384781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49278612195715">
                <text:p>2.49278612195715</text:p>
              </table:table-cell>
              <table:table-cell office:value-type="float" office:value="0.00999875672274851">
                <text:p>0.009998756722748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50425293811815">
                <text:p>2.50425293811815</text:p>
              </table:table-cell>
              <table:table-cell office:value-type="float" office:value="0.00993903443196354">
                <text:p>0.009939034431963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51577250163349">
                <text:p>2.51577250163349</text:p>
              </table:table-cell>
              <table:table-cell office:value-type="float" office:value="0.00987976670892561">
                <text:p>0.0098797667089256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52734505514101">
                <text:p>2.52734505514101</text:p>
              </table:table-cell>
              <table:table-cell office:value-type="float" office:value="0.00982094872993808">
                <text:p>0.0098209487299380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53897084239465">
                <text:p>2.53897084239465</text:p>
              </table:table-cell>
              <table:table-cell office:value-type="float" office:value="0.00976257574301826">
                <text:p>0.009762575743018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55065010826967">
                <text:p>2.55065010826967</text:p>
              </table:table-cell>
              <table:table-cell office:value-type="float" office:value="0.00970464306648897">
                <text:p>0.0097046430664889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56238309876771">
                <text:p>2.56238309876771</text:p>
              </table:table-cell>
              <table:table-cell office:value-type="float" office:value="0.00964714608760453">
                <text:p>0.009647146087604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57417006102204">
                <text:p>2.57417006102204</text:p>
              </table:table-cell>
              <table:table-cell office:value-type="float" office:value="0.00959008026121014">
                <text:p>0.009590080261210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58601124330274">
                <text:p>2.58601124330274</text:p>
              </table:table-cell>
              <table:table-cell office:value-type="float" office:value="0.00953344110843375">
                <text:p>0.009533441108433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59790689502193">
                <text:p>2.59790689502193</text:p>
              </table:table-cell>
              <table:table-cell office:value-type="float" office:value="0.00947722421540943">
                <text:p>0.009477224215409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60985726673904">
                <text:p>2.60985726673904</text:p>
              </table:table-cell>
              <table:table-cell office:value-type="float" office:value="0.00942142523203136">
                <text:p>0.009421425232031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62186261016603">
                <text:p>2.62186261016603</text:p>
              </table:table-cell>
              <table:table-cell office:value-type="float" office:value="0.00936603987073753">
                <text:p>0.009366039870737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6339231781728">
                <text:p>2.6339231781728</text:p>
              </table:table-cell>
              <table:table-cell office:value-type="float" office:value="0.00931106390532234">
                <text:p>0.0093110639053223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64603922479239">
                <text:p>2.64603922479239</text:p>
              </table:table-cell>
              <table:table-cell office:value-type="float" office:value="0.00925649316977729">
                <text:p>0.0092564931697772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65821100522644">
                <text:p>2.65821100522644</text:p>
              </table:table-cell>
              <table:table-cell office:value-type="float" office:value="0.00920232355715884">
                <text:p>0.009202323557158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67043877585048">
                <text:p>2.67043877585048</text:p>
              </table:table-cell>
              <table:table-cell office:value-type="float" office:value="0.00914855101848295">
                <text:p>0.009148551018482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68272279421939">
                <text:p>2.68272279421939</text:p>
              </table:table-cell>
              <table:table-cell office:value-type="float" office:value="0.00909517156164522">
                <text:p>0.009095171561645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6950633190728">
                <text:p>2.6950633190728</text:p>
              </table:table-cell>
              <table:table-cell office:value-type="float" office:value="0.00904218125036615">
                <text:p>0.009042181250366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70746061034054">
                <text:p>2.70746061034054</text:p>
              </table:table-cell>
              <table:table-cell office:value-type="float" office:value="0.00898957620316076">
                <text:p>0.0089895762031607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7199149291481">
                <text:p>2.7199149291481</text:p>
              </table:table-cell>
              <table:table-cell office:value-type="float" office:value="0.00893735259233189">
                <text:p>0.008937352592331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73242653782218">
                <text:p>2.73242653782218</text:p>
              </table:table-cell>
              <table:table-cell office:value-type="float" office:value="0.00888550664298649">
                <text:p>0.0088855066429864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74499569989616">
                <text:p>2.74499569989616</text:p>
              </table:table-cell>
              <table:table-cell office:value-type="float" office:value="0.00883403463207435">
                <text:p>0.0088340346320743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75762268011569">
                <text:p>2.75762268011569</text:p>
              </table:table-cell>
              <table:table-cell office:value-type="float" office:value="0.00878293288744865">
                <text:p>0.008782932887448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77030774444422">
                <text:p>2.77030774444422</text:p>
              </table:table-cell>
              <table:table-cell office:value-type="float" office:value="0.00873219778694761">
                <text:p>0.008732197786947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78305116006866">
                <text:p>2.78305116006866</text:p>
              </table:table-cell>
              <table:table-cell office:value-type="float" office:value="0.00868182575749691">
                <text:p>0.008681825757496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79585319540498">
                <text:p>2.79585319540498</text:p>
              </table:table-cell>
              <table:table-cell office:value-type="float" office:value="0.00863181327423205">
                <text:p>0.008631813274232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80871412010384">
                <text:p>2.80871412010384</text:p>
              </table:table-cell>
              <table:table-cell office:value-type="float" office:value="0.00858215685964034">
                <text:p>0.0085821568596403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82163420505632">
                <text:p>2.82163420505632</text:p>
              </table:table-cell>
              <table:table-cell office:value-type="float" office:value="0.0085328530827219">
                <text:p>0.00853285308272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83461372239958">
                <text:p>2.83461372239958</text:p>
              </table:table-cell>
              <table:table-cell office:value-type="float" office:value="0.00848389855816914">
                <text:p>0.0084838985581691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84765294552261">
                <text:p>2.84765294552261</text:p>
              </table:table-cell>
              <table:table-cell office:value-type="float" office:value="0.00843528994556429">
                <text:p>0.0084352899455642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86075214907202">
                <text:p>2.86075214907202</text:p>
              </table:table-cell>
              <table:table-cell office:value-type="float" office:value="0.00838702394859446">
                <text:p>0.0083870239485944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87391160895775">
                <text:p>2.87391160895775</text:p>
              </table:table-cell>
              <table:table-cell office:value-type="float" office:value="0.00833909731428388">
                <text:p>0.0083390973142838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88713160235896">
                <text:p>2.88713160235896</text:p>
              </table:table-cell>
              <table:table-cell office:value-type="float" office:value="0.00829150683224267">
                <text:p>0.008291506832242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90041240772981">
                <text:p>2.90041240772981</text:p>
              </table:table-cell>
              <table:table-cell office:value-type="float" office:value="0.00824424933393192">
                <text:p>0.0082442493339319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91375430480536">
                <text:p>2.91375430480536</text:p>
              </table:table-cell>
              <table:table-cell office:value-type="float" office:value="0.00819732169194452">
                <text:p>0.0081973216919445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92715757460747">
                <text:p>2.92715757460747</text:p>
              </table:table-cell>
              <table:table-cell office:value-type="float" office:value="0.00815072081930142">
                <text:p>0.0081507208193014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94062249945066">
                <text:p>2.94062249945066</text:p>
              </table:table-cell>
              <table:table-cell office:value-type="float" office:value="0.00810444366876288">
                <text:p>0.0081044436687628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95414936294813">
                <text:p>2.95414936294813</text:p>
              </table:table-cell>
              <table:table-cell office:value-type="float" office:value="0.0080584872321543">
                <text:p>0.008058487232154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9677384500177">
                <text:p>2.9677384500177</text:p>
              </table:table-cell>
              <table:table-cell office:value-type="float" office:value="0.00801284853970637">
                <text:p>0.008012848539706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98139004688778">
                <text:p>2.98139004688778</text:p>
              </table:table-cell>
              <table:table-cell office:value-type="float" office:value="0.00796752465940904">
                <text:p>0.007967524659409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99510444110346">
                <text:p>2.99510444110346</text:p>
              </table:table-cell>
              <table:table-cell office:value-type="float" office:value="0.0079225126963791">
                <text:p>0.00792251269637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00888192153254">
                <text:p>3.00888192153254</text:p>
              </table:table-cell>
              <table:table-cell office:value-type="float" office:value="0.00787780979224086">
                <text:p>0.0078778097922408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02272277837159">
                <text:p>3.02272277837159</text:p>
              </table:table-cell>
              <table:table-cell office:value-type="float" office:value="0.00783341312451981">
                <text:p>0.0078334131245198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03662730315209">
                <text:p>3.03662730315209</text:p>
              </table:table-cell>
              <table:table-cell office:value-type="float" office:value="0.00778931990604874">
                <text:p>0.0077893199060487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05059578874659">
                <text:p>3.05059578874659</text:p>
              </table:table-cell>
              <table:table-cell office:value-type="float" office:value="0.00774552738438617">
                <text:p>0.0077455273843861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06462852937483">
                <text:p>3.06462852937483</text:p>
              </table:table-cell>
              <table:table-cell office:value-type="float" office:value="0.00770203284124665">
                <text:p>0.0077020328412466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07872582060995">
                <text:p>3.07872582060995</text:p>
              </table:table-cell>
              <table:table-cell office:value-type="float" office:value="0.0076588335919428">
                <text:p>0.007658833591942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09288795938476">
                <text:p>3.09288795938476</text:p>
              </table:table-cell>
              <table:table-cell office:value-type="float" office:value="0.00761592698483858">
                <text:p>0.0076159269848385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10711524399793">
                <text:p>3.10711524399793</text:p>
              </table:table-cell>
              <table:table-cell office:value-type="float" office:value="0.00757331040081376">
                <text:p>0.0075733104008137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12140797412032">
                <text:p>3.12140797412032</text:p>
              </table:table-cell>
              <table:table-cell office:value-type="float" office:value="0.00753098125273918">
                <text:p>0.0075309812527391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13576645080127">
                <text:p>3.13576645080127</text:p>
              </table:table-cell>
              <table:table-cell office:value-type="float" office:value="0.0074889369849625">
                <text:p>0.00748893698496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15019097647496">
                <text:p>3.15019097647496</text:p>
              </table:table-cell>
              <table:table-cell office:value-type="float" office:value="0.00744717507280432">
                <text:p>0.007447175072804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16468185496674">
                <text:p>3.16468185496674</text:p>
              </table:table-cell>
              <table:table-cell office:value-type="float" office:value="0.00740569302206436">
                <text:p>0.007405693022064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17923939149959">
                <text:p>3.17923939149959</text:p>
              </table:table-cell>
              <table:table-cell office:value-type="float" office:value="0.00736448836853736">
                <text:p>0.0073644883685373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19386389270049">
                <text:p>3.19386389270049</text:p>
              </table:table-cell>
              <table:table-cell office:value-type="float" office:value="0.0073235586775387">
                <text:p>0.007323558677538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20855566660691">
                <text:p>3.20855566660691</text:p>
              </table:table-cell>
              <table:table-cell office:value-type="float" office:value="0.00728290154343924">
                <text:p>0.0072829015434392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2233150226733">
                <text:p>3.2233150226733</text:p>
              </table:table-cell>
              <table:table-cell office:value-type="float" office:value="0.00724251458920941">
                <text:p>0.0072425145892094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2381422717776">
                <text:p>3.2381422717776</text:p>
              </table:table-cell>
              <table:table-cell office:value-type="float" office:value="0.00720239546597211">
                <text:p>0.0072023954659721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25303772622777">
                <text:p>3.25303772622777</text:p>
              </table:table-cell>
              <table:table-cell office:value-type="float" office:value="0.00716254185256442">
                <text:p>0.0071625418525644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26800169976842">
                <text:p>3.26800169976842</text:p>
              </table:table-cell>
              <table:table-cell office:value-type="float" office:value="0.00712295145510773">
                <text:p>0.0071229514551077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28303450758736">
                <text:p>3.28303450758736</text:p>
              </table:table-cell>
              <table:table-cell office:value-type="float" office:value="0.00708362200658626">
                <text:p>0.0070836220065862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29813646632226">
                <text:p>3.29813646632226</text:p>
              </table:table-cell>
              <table:table-cell office:value-type="float" office:value="0.00704455126643366">
                <text:p>0.0070445512664336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31330789406734">
                <text:p>3.31330789406734</text:p>
              </table:table-cell>
              <table:table-cell office:value-type="float" office:value="0.00700573702012748">
                <text:p>0.0070057370201274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32854911038005">
                <text:p>3.32854911038005</text:p>
              </table:table-cell>
              <table:table-cell office:value-type="float" office:value="0.00696717707879153">
                <text:p>0.0069671770787915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3438604362878">
                <text:p>3.3438604362878</text:p>
              </table:table-cell>
              <table:table-cell office:value-type="float" office:value="0.0069288692788057">
                <text:p>0.006928869278805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35924219429472">
                <text:p>3.35924219429472</text:p>
              </table:table-cell>
              <table:table-cell office:value-type="float" office:value="0.0068908114814232">
                <text:p>0.006890811481423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37469470838848">
                <text:p>3.37469470838848</text:p>
              </table:table-cell>
              <table:table-cell office:value-type="float" office:value="0.00685300157239505">
                <text:p>0.0068530015723950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39021830404706">
                <text:p>3.39021830404706</text:p>
              </table:table-cell>
              <table:table-cell office:value-type="float" office:value="0.00681543746160164">
                <text:p>0.006815437461601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40581330824568">
                <text:p>3.40581330824568</text:p>
              </table:table-cell>
              <table:table-cell office:value-type="float" office:value="0.0067781170826912">
                <text:p>0.006778117082691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42148004946361">
                <text:p>3.42148004946361</text:p>
              </table:table-cell>
              <table:table-cell office:value-type="float" office:value="0.00674103839272496">
                <text:p>0.0067410383927249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43721885769114">
                <text:p>3.43721885769114</text:p>
              </table:table-cell>
              <table:table-cell office:value-type="float" office:value="0.00670419937182907">
                <text:p>0.0067041993718290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45303006443652">
                <text:p>3.45303006443652</text:p>
              </table:table-cell>
              <table:table-cell office:value-type="float" office:value="0.00666759802285276">
                <text:p>0.0066675980228527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.46891400273293">
                <text:p>3.46891400273293</text:p>
              </table:table-cell>
              <table:table-cell office:value-type="float" office:value="0.00663123237103302">
                <text:p>0.006631232371033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4848710071455">
                <text:p>3.4848710071455</text:p>
              </table:table-cell>
              <table:table-cell office:value-type="float" office:value="0.0065951004636653">
                <text:p>0.006595100463665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.50090141377837">
                <text:p>3.50090141377837</text:p>
              </table:table-cell>
              <table:table-cell office:value-type="float" office:value="0.00655920036978035">
                <text:p>0.0065592003697803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51700556028175">
                <text:p>3.51700556028175</text:p>
              </table:table-cell>
              <table:table-cell office:value-type="float" office:value="0.0065235301798269">
                <text:p>0.006523530179826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53318378585905">
                <text:p>3.53318378585905</text:p>
              </table:table-cell>
              <table:table-cell office:value-type="float" office:value="0.00648808800536014">
                <text:p>0.0064880880053601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549436431274">
                <text:p>3.549436431274</text:p>
              </table:table-cell>
              <table:table-cell office:value-type="float" office:value="0.00645287197873588">
                <text:p>0.0064528719787358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.56576383885786">
                <text:p>3.56576383885786</text:p>
              </table:table-cell>
              <table:table-cell office:value-type="float" office:value="0.00641788025281016">
                <text:p>0.006417880252810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5821663525166">
                <text:p>3.5821663525166</text:p>
              </table:table-cell>
              <table:table-cell office:value-type="float" office:value="0.00638311100064435">
                <text:p>0.0063831110006443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59864431773818">
                <text:p>3.59864431773818</text:p>
              </table:table-cell>
              <table:table-cell office:value-type="float" office:value="0.00634856241521553">
                <text:p>0.0063485624152155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61519808159977">
                <text:p>3.61519808159977</text:p>
              </table:table-cell>
              <table:table-cell office:value-type="float" office:value="0.00631423270913196">
                <text:p>0.006314232709131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.63182799277513">
                <text:p>3.63182799277513</text:p>
              </table:table-cell>
              <table:table-cell office:value-type="float" office:value="0.00628012011435373">
                <text:p>0.006280120114353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6485344015419">
                <text:p>3.6485344015419</text:p>
              </table:table-cell>
              <table:table-cell office:value-type="float" office:value="0.00624622288191833">
                <text:p>0.0062462228819183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.66531765978899">
                <text:p>3.66531765978899</text:p>
              </table:table-cell>
              <table:table-cell office:value-type="float" office:value="0.00621253928167104">
                <text:p>0.0062125392816710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.68217812102402">
                <text:p>3.68217812102402</text:p>
              </table:table-cell>
              <table:table-cell office:value-type="float" office:value="0.00617906760200012">
                <text:p>0.006179067602000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.69911614038073">
                <text:p>3.69911614038073</text:p>
              </table:table-cell>
              <table:table-cell office:value-type="float" office:value="0.0061458061495766">
                <text:p>0.006145806149576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.71613207462648">
                <text:p>3.71613207462648</text:p>
              </table:table-cell>
              <table:table-cell office:value-type="float" office:value="0.00611275324909869">
                <text:p>0.0061127532490986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.73322628216976">
                <text:p>3.73322628216976</text:p>
              </table:table-cell>
              <table:table-cell office:value-type="float" office:value="0.00607990724304059">
                <text:p>0.0060799072430405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75039912306774">
                <text:p>3.75039912306774</text:p>
              </table:table-cell>
              <table:table-cell office:value-type="float" office:value="0.0060472664914057">
                <text:p>0.006047266491405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.76765095903385">
                <text:p>3.76765095903385</text:p>
              </table:table-cell>
              <table:table-cell office:value-type="float" office:value="0.00601482937148406">
                <text:p>0.0060148293714840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.78498215344541">
                <text:p>3.78498215344541</text:p>
              </table:table-cell>
              <table:table-cell office:value-type="float" office:value="0.00598259427761402">
                <text:p>0.0059825942776140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80239307135126">
                <text:p>3.80239307135126</text:p>
              </table:table-cell>
              <table:table-cell office:value-type="float" office:value="0.00595055962094804">
                <text:p>0.0059505596209480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81988407947947">
                <text:p>3.81988407947947</text:p>
              </table:table-cell>
              <table:table-cell office:value-type="float" office:value="0.00591872382922238">
                <text:p>0.0059187238292223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.83745554624508">
                <text:p>3.83745554624508</text:p>
              </table:table-cell>
              <table:table-cell office:value-type="float" office:value="0.00588708534653085">
                <text:p>0.0058870853465308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85510784175781">
                <text:p>3.85510784175781</text:p>
              </table:table-cell>
              <table:table-cell office:value-type="float" office:value="0.00585564263310238">
                <text:p>0.0058556426331023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87284133782989">
                <text:p>3.87284133782989</text:p>
              </table:table-cell>
              <table:table-cell office:value-type="float" office:value="0.0058243941650823">
                <text:p>0.005824394165082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89065640798391">
                <text:p>3.89065640798391</text:p>
              </table:table-cell>
              <table:table-cell office:value-type="float" office:value="0.0057933384343174">
                <text:p>0.005793338434317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.90855342746064">
                <text:p>3.90855342746064</text:p>
              </table:table-cell>
              <table:table-cell office:value-type="float" office:value="0.00576247394814455">
                <text:p>0.0057624739481445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92653277322695">
                <text:p>3.92653277322695</text:p>
              </table:table-cell>
              <table:table-cell office:value-type="float" office:value="0.00573179922918294">
                <text:p>0.0057317992291829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9445948239838">
                <text:p>3.9445948239838</text:p>
              </table:table-cell>
              <table:table-cell office:value-type="float" office:value="0.0057013128151297">
                <text:p>0.005701312815129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96273996017412">
                <text:p>3.96273996017412</text:p>
              </table:table-cell>
              <table:table-cell office:value-type="float" office:value="0.00567101325855902">
                <text:p>0.0056710132585590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98096856399092">
                <text:p>3.98096856399092</text:p>
              </table:table-cell>
              <table:table-cell office:value-type="float" office:value="0.00564089912672456">
                <text:p>0.0056408991267245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99928101938528">
                <text:p>3.99928101938528</text:p>
              </table:table-cell>
              <table:table-cell office:value-type="float" office:value="0.00561096900136515">
                <text:p>0.0056109690013651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.01767771207445">
                <text:p>4.01767771207445</text:p>
              </table:table-cell>
              <table:table-cell office:value-type="float" office:value="0.00558122147851367">
                <text:p>0.005581221478513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.03615902955">
                <text:p>4.03615902955</text:p>
              </table:table-cell>
              <table:table-cell office:value-type="float" office:value="0.00555165516830915">
                <text:p>0.0055516551683091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.05472536108593">
                <text:p>4.05472536108593</text:p>
              </table:table-cell>
              <table:table-cell office:value-type="float" office:value="0.00552226869481184">
                <text:p>0.0055222686948118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.07337709774692">
                <text:p>4.07337709774692</text:p>
              </table:table-cell>
              <table:table-cell office:value-type="float" office:value="0.00549306069582142">
                <text:p>0.0054930606958214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.09211463239656">
                <text:p>4.09211463239656</text:p>
              </table:table-cell>
              <table:table-cell office:value-type="float" office:value="0.0054640298226981">
                <text:p>0.005464029822698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.11093835970558">
                <text:p>4.11093835970558</text:p>
              </table:table-cell>
              <table:table-cell office:value-type="float" office:value="0.00543517474018662">
                <text:p>0.0054351747401866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.12984867616023">
                <text:p>4.12984867616023</text:p>
              </table:table-cell>
              <table:table-cell office:value-type="float" office:value="0.00540649412624316">
                <text:p>0.0054064941262431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.14884598007056">
                <text:p>4.14884598007056</text:p>
              </table:table-cell>
              <table:table-cell office:value-type="float" office:value="0.00537798667186499">
                <text:p>0.0053779866718649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.16793067157889">
                <text:p>4.16793067157889</text:p>
              </table:table-cell>
              <table:table-cell office:value-type="float" office:value="0.0053496510809229">
                <text:p>0.005349651080922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.18710315266815">
                <text:p>4.18710315266815</text:p>
              </table:table-cell>
              <table:table-cell office:value-type="float" office:value="0.00532148606999624">
                <text:p>0.0053214860699962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.20636382717042">
                <text:p>4.20636382717042</text:p>
              </table:table-cell>
              <table:table-cell office:value-type="float" office:value="0.00529349036821072">
                <text:p>0.0052934903682107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.22571310077541">
                <text:p>4.22571310077541</text:p>
              </table:table-cell>
              <table:table-cell office:value-type="float" office:value="0.00526566271707868">
                <text:p>0.0052656627170786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.24515138103897">
                <text:p>4.24515138103897</text:p>
              </table:table-cell>
              <table:table-cell office:value-type="float" office:value="0.00523800187034197">
                <text:p>0.0052380018703419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.26467907739175">
                <text:p>4.26467907739175</text:p>
              </table:table-cell>
              <table:table-cell office:value-type="float" office:value="0.00521050659381725">
                <text:p>0.005210506593817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.28429660114776">
                <text:p>4.28429660114776</text:p>
              </table:table-cell>
              <table:table-cell office:value-type="float" office:value="0.00518317566524382">
                <text:p>0.0051831756652438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.30400436551303">
                <text:p>4.30400436551303</text:p>
              </table:table-cell>
              <table:table-cell office:value-type="float" office:value="0.00515600787413376">
                <text:p>0.0051560078741337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.32380278559439">
                <text:p>4.32380278559439</text:p>
              </table:table-cell>
              <table:table-cell office:value-type="float" office:value="0.00512900202162446">
                <text:p>0.0051290020216244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.34369227840813">
                <text:p>4.34369227840813</text:p>
              </table:table-cell>
              <table:table-cell office:value-type="float" office:value="0.00510215692033346">
                <text:p>0.0051021569203334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.3636732628888">
                <text:p>4.3636732628888</text:p>
              </table:table-cell>
              <table:table-cell office:value-type="float" office:value="0.00507547139421555">
                <text:p>0.0050754713942155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.38374615989809">
                <text:p>4.38374615989809</text:p>
              </table:table-cell>
              <table:table-cell office:value-type="float" office:value="0.00504894427842203">
                <text:p>0.0050489442784220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.40391139223362">
                <text:p>4.40391139223362</text:p>
              </table:table-cell>
              <table:table-cell office:value-type="float" office:value="0.00502257441916225">
                <text:p>0.005022574419162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.4241693846379">
                <text:p>4.4241693846379</text:p>
              </table:table-cell>
              <table:table-cell office:value-type="float" office:value="0.00499636067356723">
                <text:p>0.0049963606735672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.44452056380723">
                <text:p>4.44452056380723</text:p>
              </table:table-cell>
              <table:table-cell office:value-type="float" office:value="0.00497030190955537">
                <text:p>0.0049703019095553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.46496535840075">
                <text:p>4.46496535840075</text:p>
              </table:table-cell>
              <table:table-cell office:value-type="float" office:value="0.00494439700570024">
                <text:p>0.0049443970057002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.48550419904939">
                <text:p>4.48550419904939</text:p>
              </table:table-cell>
              <table:table-cell office:value-type="float" office:value="0.0049186448511004">
                <text:p>0.004918644851100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.50613751836502">
                <text:p>4.50613751836502</text:p>
              </table:table-cell>
              <table:table-cell office:value-type="float" office:value="0.00489304434525117">
                <text:p>0.0048930443452511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.52686575094949">
                <text:p>4.52686575094949</text:p>
              </table:table-cell>
              <table:table-cell office:value-type="float" office:value="0.00486759439791839">
                <text:p>0.0048675943979183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.54768933340386">
                <text:p>4.54768933340386</text:p>
              </table:table-cell>
              <table:table-cell office:value-type="float" office:value="0.00484229392901409">
                <text:p>0.0048422939290140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.56860870433752">
                <text:p>4.56860870433752</text:p>
              </table:table-cell>
              <table:table-cell office:value-type="float" office:value="0.00481714186847398">
                <text:p>0.0048171418684739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.58962430437747">
                <text:p>4.58962430437747</text:p>
              </table:table-cell>
              <table:table-cell office:value-type="float" office:value="0.00479213715613685">
                <text:p>0.0047921371561368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.61073657617761">
                <text:p>4.61073657617761</text:p>
              </table:table-cell>
              <table:table-cell office:value-type="float" office:value="0.00476727874162577">
                <text:p>0.0047672787416257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.63194596442802">
                <text:p>4.63194596442802</text:p>
              </table:table-cell>
              <table:table-cell office:value-type="float" office:value="0.00474256558423106">
                <text:p>0.0047425655842310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.65325291586439">
                <text:p>4.65325291586439</text:p>
              </table:table-cell>
              <table:table-cell office:value-type="float" office:value="0.00471799665279496">
                <text:p>0.0047179966527949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.67465787927737">
                <text:p>4.67465787927737</text:p>
              </table:table-cell>
              <table:table-cell office:value-type="float" office:value="0.00469357092559814">
                <text:p>0.004693570925598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.69616130552204">
                <text:p>4.69616130552204</text:p>
              </table:table-cell>
              <table:table-cell office:value-type="float" office:value="0.00466928739024772">
                <text:p>0.0046692873902477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.71776364752744">
                <text:p>4.71776364752744</text:p>
              </table:table-cell>
              <table:table-cell office:value-type="float" office:value="0.00464514504356711">
                <text:p>0.0046451450435671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.73946536030607">
                <text:p>4.73946536030607</text:p>
              </table:table-cell>
              <table:table-cell office:value-type="float" office:value="0.0046211428914874">
                <text:p>0.004621142891487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.76126690096348">
                <text:p>4.76126690096348</text:p>
              </table:table-cell>
              <table:table-cell office:value-type="float" office:value="0.0045972799489403">
                <text:p>0.004597279948940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.78316872870791">
                <text:p>4.78316872870791</text:p>
              </table:table-cell>
              <table:table-cell office:value-type="float" office:value="0.00457355523975278">
                <text:p>0.0045735552397527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.80517130485997">
                <text:p>4.80517130485997</text:p>
              </table:table-cell>
              <table:table-cell office:value-type="float" office:value="0.00454996779654309">
                <text:p>0.0045499677965430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.82727509286232">
                <text:p>4.82727509286232</text:p>
              </table:table-cell>
              <table:table-cell office:value-type="float" office:value="0.00452651666061844">
                <text:p>0.0045265166606184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.84948055828949">
                <text:p>4.84948055828949</text:p>
              </table:table-cell>
              <table:table-cell office:value-type="float" office:value="0.00450320088187409">
                <text:p>0.0045032008818740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.87178816885762">
                <text:p>4.87178816885762</text:p>
              </table:table-cell>
              <table:table-cell office:value-type="float" office:value="0.00448001951869389">
                <text:p>0.0044800195186938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.89419839443436">
                <text:p>4.89419839443436</text:p>
              </table:table-cell>
              <table:table-cell office:value-type="float" office:value="0.0044569716378523">
                <text:p>0.004456971637852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.91671170704876">
                <text:p>4.91671170704876</text:p>
              </table:table-cell>
              <table:table-cell office:value-type="float" office:value="0.00443405631441782">
                <text:p>0.0044340563144178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.93932858090119">
                <text:p>4.93932858090119</text:p>
              </table:table-cell>
              <table:table-cell office:value-type="float" office:value="0.00441127263165779">
                <text:p>0.0044112726316577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.96204949237333">
                <text:p>4.96204949237333</text:p>
              </table:table-cell>
              <table:table-cell office:value-type="float" office:value="0.0043886196809445">
                <text:p>0.004388619680944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.98487492003825">
                <text:p>4.98487492003825</text:p>
              </table:table-cell>
              <table:table-cell office:value-type="float" office:value="0.00436609656166279">
                <text:p>0.0043660965616627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.00780534467042">
                <text:p>5.00780534467042</text:p>
              </table:table-cell>
              <table:table-cell office:value-type="float" office:value="0.00434370238111878">
                <text:p>0.0043437023811187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.03084124925591">
                <text:p>5.03084124925591</text:p>
              </table:table-cell>
              <table:table-cell office:value-type="float" office:value="0.00432143625445006">
                <text:p>0.0043214362544500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.05398311900248">
                <text:p>5.05398311900248</text:p>
              </table:table-cell>
              <table:table-cell office:value-type="float" office:value="0.00429929730453702">
                <text:p>0.0042992973045370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.0772314413499">
                <text:p>5.0772314413499</text:p>
              </table:table-cell>
              <table:table-cell office:value-type="float" office:value="0.00427728466191554">
                <text:p>0.0042772846619155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.1005867059801">
                <text:p>5.1005867059801</text:p>
              </table:table-cell>
              <table:table-cell office:value-type="float" office:value="0.00425539746469083">
                <text:p>0.0042553974646908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.12404940482761">
                <text:p>5.12404940482761</text:p>
              </table:table-cell>
              <table:table-cell office:value-type="float" office:value="0.00423363485845251">
                <text:p>0.0042336348584525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.14762003208982">
                <text:p>5.14762003208982</text:p>
              </table:table-cell>
              <table:table-cell office:value-type="float" office:value="0.00421199599619089">
                <text:p>0.0042119959961908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.17129908423743">
                <text:p>5.17129908423743</text:p>
              </table:table-cell>
              <table:table-cell office:value-type="float" office:value="0.0041904800382144">
                <text:p>0.004190480038214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.19508706002492">
                <text:p>5.19508706002492</text:p>
              </table:table-cell>
              <table:table-cell office:value-type="float" office:value="0.00416908615206819">
                <text:p>0.0041690861520681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.21898446050104">
                <text:p>5.21898446050104</text:p>
              </table:table-cell>
              <table:table-cell office:value-type="float" office:value="0.00414781351245381">
                <text:p>0.0041478135124538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.24299178901934">
                <text:p>5.24299178901934</text:p>
              </table:table-cell>
              <table:table-cell office:value-type="float" office:value="0.00412666130115007">
                <text:p>0.0041266613011500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.26710955124883">
                <text:p>5.26710955124883</text:p>
              </table:table-cell>
              <table:table-cell office:value-type="float" office:value="0.00410562870693496">
                <text:p>0.0041056287069349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.29133825518458">
                <text:p>5.29133825518458</text:p>
              </table:table-cell>
              <table:table-cell office:value-type="float" office:value="0.00408471492550861">
                <text:p>0.0040847149255086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.31567841115842">
                <text:p>5.31567841115842</text:p>
              </table:table-cell>
              <table:table-cell office:value-type="float" office:value="0.00406391915941737">
                <text:p>0.0040639191594173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.34013053184975">
                <text:p>5.34013053184975</text:p>
              </table:table-cell>
              <table:table-cell office:value-type="float" office:value="0.00404324061797892">
                <text:p>0.0040432406179789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.36469513229626">
                <text:p>5.36469513229626</text:p>
              </table:table-cell>
              <table:table-cell office:value-type="float" office:value="0.00402267851720832">
                <text:p>0.0040226785172083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.38937272990482">
                <text:p>5.38937272990482</text:p>
              </table:table-cell>
              <table:table-cell office:value-type="float" office:value="0.00400223207974519">
                <text:p>0.0040022320797451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.41416384446239">
                <text:p>5.41416384446239</text:p>
              </table:table-cell>
              <table:table-cell office:value-type="float" office:value="0.00398190053478178">
                <text:p>0.0039819005347817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.43906899814691">
                <text:p>5.43906899814691</text:p>
              </table:table-cell>
              <table:table-cell office:value-type="float" office:value="0.00396168311799209">
                <text:p>0.0039616831179920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.46408871553839">
                <text:p>5.46408871553839</text:p>
              </table:table-cell>
              <table:table-cell office:value-type="float" office:value="0.00394157907146185">
                <text:p>0.0039415790714618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.48922352362986">
                <text:p>5.48922352362986</text:p>
              </table:table-cell>
              <table:table-cell office:value-type="float" office:value="0.00392158764361956">
                <text:p>0.0039215876436195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.51447395183856">
                <text:p>5.51447395183856</text:p>
              </table:table-cell>
              <table:table-cell office:value-type="float" office:value="0.00390170808916837">
                <text:p>0.0039017080891683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.53984053201702">
                <text:p>5.53984053201702</text:p>
              </table:table-cell>
              <table:table-cell office:value-type="float" office:value="0.00388193966901889">
                <text:p>0.0038819396690188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.5653237984643">
                <text:p>5.5653237984643</text:p>
              </table:table-cell>
              <table:table-cell office:value-type="float" office:value="0.00386228165022293">
                <text:p>0.0038622816502229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.59092428793723">
                <text:p>5.59092428793723</text:p>
              </table:table-cell>
              <table:table-cell office:value-type="float" office:value="0.00384273330590807">
                <text:p>0.0038427333059080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.61664253966174">
                <text:p>5.61664253966174</text:p>
              </table:table-cell>
              <table:table-cell office:value-type="float" office:value="0.00382329391521317">
                <text:p>0.0038232939152131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.64247909534419">
                <text:p>5.64247909534419</text:p>
              </table:table-cell>
              <table:table-cell office:value-type="float" office:value="0.00380396276322464">
                <text:p>0.0038039627632246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.66843449918277">
                <text:p>5.66843449918277</text:p>
              </table:table-cell>
              <table:table-cell office:value-type="float" office:value="0.00378473914091364">
                <text:p>0.0037847391409136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.69450929787901">
                <text:p>5.69450929787901</text:p>
              </table:table-cell>
              <table:table-cell office:value-type="float" office:value="0.00376562234507406">
                <text:p>0.0037656223450740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.72070404064925">
                <text:p>5.72070404064925</text:p>
              </table:table-cell>
              <table:table-cell office:value-type="float" office:value="0.00374661167826135">
                <text:p>0.0037466116782613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.74701927923624">
                <text:p>5.74701927923624</text:p>
              </table:table-cell>
              <table:table-cell office:value-type="float" office:value="0.00372770644873207">
                <text:p>0.0037277064487320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.77345556792072">
                <text:p>5.77345556792072</text:p>
              </table:table-cell>
              <table:table-cell office:value-type="float" office:value="0.00370890597038434">
                <text:p>0.0037089059703843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.80001346353316">
                <text:p>5.80001346353316</text:p>
              </table:table-cell>
              <table:table-cell office:value-type="float" office:value="0.00369020956269902">
                <text:p>0.0036902095626990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.82669352546541">
                <text:p>5.82669352546541</text:p>
              </table:table-cell>
              <table:table-cell office:value-type="float" office:value="0.00367161655068158">
                <text:p>0.0036716165506815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.85349631568255">
                <text:p>5.85349631568255</text:p>
              </table:table-cell>
              <table:table-cell office:value-type="float" office:value="0.00365312626480489">
                <text:p>0.0036531262648048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.88042239873469">
                <text:p>5.88042239873469</text:p>
              </table:table-cell>
              <table:table-cell office:value-type="float" office:value="0.00363473804095257">
                <text:p>0.0036347380409525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.90747234176887">
                <text:p>5.90747234176887</text:p>
              </table:table-cell>
              <table:table-cell office:value-type="float" office:value="0.00361645122036321">
                <text:p>0.0036164512203632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.93464671454101">
                <text:p>5.93464671454101</text:p>
              </table:table-cell>
              <table:table-cell office:value-type="float" office:value="0.00359826514957521">
                <text:p>0.0035982651495752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.96194608942789">
                <text:p>5.96194608942789</text:p>
              </table:table-cell>
              <table:table-cell office:value-type="float" office:value="0.00358017918037241">
                <text:p>0.0035801791803724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.98937104143926">
                <text:p>5.98937104143926</text:p>
              </table:table-cell>
              <table:table-cell office:value-type="float" office:value="0.00356219266973032">
                <text:p>0.0035621926697303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.01692214822988">
                <text:p>6.01692214822988</text:p>
              </table:table-cell>
              <table:table-cell office:value-type="float" office:value="0.00354430497976316">
                <text:p>0.0035443049797631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.04459999011174">
                <text:p>6.04459999011174</text:p>
              </table:table-cell>
              <table:table-cell office:value-type="float" office:value="0.00352651547767145">
                <text:p>0.003526515477671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.07240515006625">
                <text:p>6.07240515006625</text:p>
              </table:table-cell>
              <table:table-cell office:value-type="float" office:value="0.00350882353569034">
                <text:p>0.0035088235356903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.10033821375656">
                <text:p>6.10033821375656</text:p>
              </table:table-cell>
              <table:table-cell office:value-type="float" office:value="0.00349122853103859">
                <text:p>0.0034912285310385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.12839976953984">
                <text:p>6.12839976953984</text:p>
              </table:table-cell>
              <table:table-cell office:value-type="float" office:value="0.00347372984586816">
                <text:p>0.0034737298458681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.15659040847972">
                <text:p>6.15659040847972</text:p>
              </table:table-cell>
              <table:table-cell office:value-type="float" office:value="0.00345632686721446">
                <text:p>0.0034563268672144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.18491072435873">
                <text:p>6.18491072435873</text:p>
              </table:table-cell>
              <table:table-cell office:value-type="float" office:value="0.00343901898694724">
                <text:p>0.0034390189869472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.21336131369078">
                <text:p>6.21336131369078</text:p>
              </table:table-cell>
              <table:table-cell office:value-type="float" office:value="0.00342180560172203">
                <text:p>0.0034218056017220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.24194277573376">
                <text:p>6.24194277573376</text:p>
              </table:table-cell>
              <table:table-cell office:value-type="float" office:value="0.00340468611293231">
                <text:p>0.0034046861129323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.27065571250213">
                <text:p>6.27065571250213</text:p>
              </table:table-cell>
              <table:table-cell office:value-type="float" office:value="0.00338765992666211">
                <text:p>0.0033876599266621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.29950072877964">
                <text:p>6.29950072877964</text:p>
              </table:table-cell>
              <table:table-cell office:value-type="float" office:value="0.00337072645363937">
                <text:p>0.0033707264536393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.32847843213203">
                <text:p>6.32847843213203</text:p>
              </table:table-cell>
              <table:table-cell office:value-type="float" office:value="0.00335388510918976">
                <text:p>0.0033538851091897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.35758943291983">
                <text:p>6.35758943291983</text:p>
              </table:table-cell>
              <table:table-cell office:value-type="float" office:value="0.0033371353131911">
                <text:p>0.003337135313191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.38683434431126">
                <text:p>6.38683434431126</text:p>
              </table:table-cell>
              <table:table-cell office:value-type="float" office:value="0.00332047649002838">
                <text:p>0.0033204764900283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.41621378229509">
                <text:p>6.41621378229509</text:p>
              </table:table-cell>
              <table:table-cell office:value-type="float" office:value="0.00330390806854931">
                <text:p>0.0033039080685493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.44572836569365">
                <text:p>6.44572836569365</text:p>
              </table:table-cell>
              <table:table-cell office:value-type="float" office:value="0.0032874294820204">
                <text:p>0.003287429482020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.47537871617584">
                <text:p>6.47537871617584</text:p>
              </table:table-cell>
              <table:table-cell office:value-type="float" office:value="0.00327104016808357">
                <text:p>0.0032710401680835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.50516545827025">
                <text:p>6.50516545827025</text:p>
              </table:table-cell>
              <table:table-cell office:value-type="float" office:value="0.00325473956871338">
                <text:p>0.0032547395687133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.53508921937829">
                <text:p>6.53508921937829</text:p>
              </table:table-cell>
              <table:table-cell office:value-type="float" office:value="0.00323852713017463">
                <text:p>0.0032385271301746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.56515062978743">
                <text:p>6.56515062978743</text:p>
              </table:table-cell>
              <table:table-cell office:value-type="float" office:value="0.00322240230298064">
                <text:p>0.0032224023029806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.59535032268445">
                <text:p>6.59535032268445</text:p>
              </table:table-cell>
              <table:table-cell office:value-type="float" office:value="0.0032063645418519">
                <text:p>0.003206364541851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.6256889341688">
                <text:p>6.6256889341688</text:p>
              </table:table-cell>
              <table:table-cell office:value-type="float" office:value="0.00319041330567529">
                <text:p>0.0031904133056752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.65616710326598">
                <text:p>6.65616710326598</text:p>
              </table:table-cell>
              <table:table-cell office:value-type="float" office:value="0.0031745480574638">
                <text:p>0.003174548057463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.686785471941">
                <text:p>6.686785471941</text:p>
              </table:table-cell>
              <table:table-cell office:value-type="float" office:value="0.00315876826431671">
                <text:p>0.0031587682643167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.71754468511193">
                <text:p>6.71754468511193</text:p>
              </table:table-cell>
              <table:table-cell office:value-type="float" office:value="0.00314307339738021">
                <text:p>0.0031430733973802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.74844539066344">
                <text:p>6.74844539066344</text:p>
              </table:table-cell>
              <table:table-cell office:value-type="float" office:value="0.0031274629318086">
                <text:p>0.003127462931808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.7794882394605">
                <text:p>6.7794882394605</text:p>
              </table:table-cell>
              <table:table-cell office:value-type="float" office:value="0.00311193634672584">
                <text:p>0.0031119363467258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.81067388536201">
                <text:p>6.81067388536201</text:p>
              </table:table-cell>
              <table:table-cell office:value-type="float" office:value="0.00309649312518765">
                <text:p>0.0030964931251876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.84200298523468">
                <text:p>6.84200298523468</text:p>
              </table:table-cell>
              <table:table-cell office:value-type="float" office:value="0.00308113275414396">
                <text:p>0.0030811327541439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.87347619896676">
                <text:p>6.87347619896676</text:p>
              </table:table-cell>
              <table:table-cell office:value-type="float" office:value="0.00306585472440192">
                <text:p>0.0030658547244019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.905094189482">
                <text:p>6.905094189482</text:p>
              </table:table-cell>
              <table:table-cell office:value-type="float" office:value="0.00305065853058927">
                <text:p>0.0030506585305892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.93685762275362">
                <text:p>6.93685762275362</text:p>
              </table:table-cell>
              <table:table-cell office:value-type="float" office:value="0.00303554367111817">
                <text:p>0.0030355436711181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.96876716781829">
                <text:p>6.96876716781829</text:p>
              </table:table-cell>
              <table:table-cell office:value-type="float" office:value="0.00302050964814944">
                <text:p>0.0030205096481494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.00082349679025">
                <text:p>7.00082349679025</text:p>
              </table:table-cell>
              <table:table-cell office:value-type="float" office:value="0.00300555596755724">
                <text:p>0.0030055559675572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.03302728487548">
                <text:p>7.03302728487548</text:p>
              </table:table-cell>
              <table:table-cell office:value-type="float" office:value="0.00299068213889416">
                <text:p>0.0029906821388941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.06537921038591">
                <text:p>7.06537921038591</text:p>
              </table:table-cell>
              <table:table-cell office:value-type="float" office:value="0.00297588767535672">
                <text:p>0.0029758876753567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.09787995475369">
                <text:p>7.09787995475369</text:p>
              </table:table-cell>
              <table:table-cell office:value-type="float" office:value="0.00296117209375123">
                <text:p>0.0029611720937512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.13053020254555">
                <text:p>7.13053020254555</text:p>
              </table:table-cell>
              <table:table-cell office:value-type="float" office:value="0.00294653491446015">
                <text:p>0.0029465349144601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.16333064147726">
                <text:p>7.16333064147726</text:p>
              </table:table-cell>
              <table:table-cell office:value-type="float" office:value="0.00293197566140871">
                <text:p>0.0029319756614087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.19628196242806">
                <text:p>7.19628196242806</text:p>
              </table:table-cell>
              <table:table-cell office:value-type="float" office:value="0.00291749386203201">
                <text:p>0.0029174938620320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.22938485945522">
                <text:p>7.22938485945522</text:p>
              </table:table-cell>
              <table:table-cell office:value-type="float" office:value="0.0029030890472425">
                <text:p>0.002903089047242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.26264002980872">
                <text:p>7.26264002980872</text:p>
              </table:table-cell>
              <table:table-cell office:value-type="float" office:value="0.00288876075139775">
                <text:p>0.0028887607513977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.29604817394584">
                <text:p>7.29604817394584</text:p>
              </table:table-cell>
              <table:table-cell office:value-type="float" office:value="0.0028745085122687">
                <text:p>0.002874508512268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.32960999554599">
                <text:p>7.32960999554599</text:p>
              </table:table-cell>
              <table:table-cell office:value-type="float" office:value="0.0028603318710082">
                <text:p>0.002860331871008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.3633262015255">
                <text:p>7.3633262015255</text:p>
              </table:table-cell>
              <table:table-cell office:value-type="float" office:value="0.00284623037211994">
                <text:p>0.0028462303721199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.39719750205252">
                <text:p>7.39719750205252</text:p>
              </table:table-cell>
              <table:table-cell office:value-type="float" office:value="0.0028322035634277">
                <text:p>0.002832203563427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.43122461056196">
                <text:p>7.43122461056196</text:p>
              </table:table-cell>
              <table:table-cell office:value-type="float" office:value="0.00281825099604503">
                <text:p>0.0028182509960450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.46540824377054">
                <text:p>7.46540824377054</text:p>
              </table:table-cell>
              <table:table-cell office:value-type="float" office:value="0.00280437222434521">
                <text:p>0.0028043722243452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.49974912169189">
                <text:p>7.49974912169189</text:p>
              </table:table-cell>
              <table:table-cell office:value-type="float" office:value="0.00279056680593152">
                <text:p>0.0027905668059315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.53424796765167">
                <text:p>7.53424796765167</text:p>
              </table:table-cell>
              <table:table-cell office:value-type="float" office:value="0.00277683430160794">
                <text:p>0.0027768343016079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.56890550830287">
                <text:p>7.56890550830287</text:p>
              </table:table-cell>
              <table:table-cell office:value-type="float" office:value="0.00276317427535012">
                <text:p>0.0027631742753501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.60372247364106">
                <text:p>7.60372247364106</text:p>
              </table:table-cell>
              <table:table-cell office:value-type="float" office:value="0.00274958629427669">
                <text:p>0.0027495862942766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.63869959701981">
                <text:p>7.63869959701981</text:p>
              </table:table-cell>
              <table:table-cell office:value-type="float" office:value="0.00273606992862089">
                <text:p>0.0027360699286208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.6738376151661">
                <text:p>7.6738376151661</text:p>
              </table:table-cell>
              <table:table-cell office:value-type="float" office:value="0.00272262475170249">
                <text:p>0.0027226247517024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.70913726819586">
                <text:p>7.70913726819586</text:p>
              </table:table-cell>
              <table:table-cell office:value-type="float" office:value="0.00270925033990012">
                <text:p>0.0027092503399001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.74459929962956">
                <text:p>7.74459929962956</text:p>
              </table:table-cell>
              <table:table-cell office:value-type="float" office:value="0.00269594627262378">
                <text:p>0.0026959462726237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.78022445640786">
                <text:p>7.78022445640786</text:p>
              </table:table-cell>
              <table:table-cell office:value-type="float" office:value="0.00268271213228777">
                <text:p>0.0026827121322877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.81601348890733">
                <text:p>7.81601348890733</text:p>
              </table:table-cell>
              <table:table-cell office:value-type="float" office:value="0.00266954750428383">
                <text:p>0.0026695475042838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.85196715095631">
                <text:p>7.85196715095631</text:p>
              </table:table-cell>
              <table:table-cell office:value-type="float" office:value="0.00265645197695464">
                <text:p>0.0026564519769546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.8880861998507">
                <text:p>7.8880861998507</text:p>
              </table:table-cell>
              <table:table-cell office:value-type="float" office:value="0.00264342514156758">
                <text:p>0.0026434251415675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.92437139637002">
                <text:p>7.92437139637002</text:p>
              </table:table-cell>
              <table:table-cell office:value-type="float" office:value="0.0026304665922888">
                <text:p>0.002630466592288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.96082350479332">
                <text:p>7.96082350479332</text:p>
              </table:table-cell>
              <table:table-cell office:value-type="float" office:value="0.00261757592615758">
                <text:p>0.0026175759261575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.99744329291537">
                <text:p>7.99744329291537</text:p>
              </table:table-cell>
              <table:table-cell office:value-type="float" office:value="0.00260475274306091">
                <text:p>0.0026047527430609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.03423153206278">
                <text:p>8.03423153206278</text:p>
              </table:table-cell>
              <table:table-cell office:value-type="float" office:value="0.00259199664570847">
                <text:p>0.0025919966457084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.07118899711026">
                <text:p>8.07118899711026</text:p>
              </table:table-cell>
              <table:table-cell office:value-type="float" office:value="0.00257930723960773">
                <text:p>0.0025793072396077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.10831646649697">
                <text:p>8.10831646649697</text:p>
              </table:table-cell>
              <table:table-cell office:value-type="float" office:value="0.00256668413303947">
                <text:p>0.0025666841330394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.14561472224286">
                <text:p>8.14561472224286</text:p>
              </table:table-cell>
              <table:table-cell office:value-type="float" office:value="0.00255412693703347">
                <text:p>0.0025541269370334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.18308454996517">
                <text:p>8.18308454996517</text:p>
              </table:table-cell>
              <table:table-cell office:value-type="float" office:value="0.00254163526534449">
                <text:p>0.0025416352653444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.22072673889501">
                <text:p>8.22072673889501</text:p>
              </table:table-cell>
              <table:table-cell office:value-type="float" office:value="0.00252920873442851">
                <text:p>0.0025292087344285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.25854208189393">
                <text:p>8.25854208189393</text:p>
              </table:table-cell>
              <table:table-cell office:value-type="float" office:value="0.00251684696341927">
                <text:p>0.0025168469634192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.29653137547064">
                <text:p>8.29653137547064</text:p>
              </table:table-cell>
              <table:table-cell office:value-type="float" office:value="0.00250454957410496">
                <text:p>0.0025045495741049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.3346954197978">
                <text:p>8.3346954197978</text:p>
              </table:table-cell>
              <table:table-cell office:value-type="float" office:value="0.00249231619090528">
                <text:p>0.0024923161909052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.37303501872887">
                <text:p>8.37303501872887</text:p>
              </table:table-cell>
              <table:table-cell office:value-type="float" office:value="0.00248014644084867">
                <text:p>0.0024801464408486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.41155097981502">
                <text:p>8.41155097981502</text:p>
              </table:table-cell>
              <table:table-cell office:value-type="float" office:value="0.00246803995354981">
                <text:p>0.0024680399535498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.45024411432217">
                <text:p>8.45024411432217</text:p>
              </table:table-cell>
              <table:table-cell office:value-type="float" office:value="0.00245599636118734">
                <text:p>0.0024559963611873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.48911523724805">
                <text:p>8.48911523724805</text:p>
              </table:table-cell>
              <table:table-cell office:value-type="float" office:value="0.00244401529848185">
                <text:p>0.0024440152984818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.5281651673394">
                <text:p>8.5281651673394</text:p>
              </table:table-cell>
              <table:table-cell office:value-type="float" office:value="0.00243209640267411">
                <text:p>0.0024320964026741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.56739472710916">
                <text:p>8.56739472710916</text:p>
              </table:table-cell>
              <table:table-cell office:value-type="float" office:value="0.00242023931350346">
                <text:p>0.0024202393135034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.60680474285386">
                <text:p>8.60680474285386</text:p>
              </table:table-cell>
              <table:table-cell office:value-type="float" office:value="0.00240844367318652">
                <text:p>0.0024084436731865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.64639604467098">
                <text:p>8.64639604467098</text:p>
              </table:table-cell>
              <table:table-cell office:value-type="float" office:value="0.00239670912639607">
                <text:p>0.0023967091263960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.68616946647647">
                <text:p>8.68616946647647</text:p>
              </table:table-cell>
              <table:table-cell office:value-type="float" office:value="0.00238503532024016">
                <text:p>0.0023850353202401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.72612584602226">
                <text:p>8.72612584602226</text:p>
              </table:table-cell>
              <table:table-cell office:value-type="float" office:value="0.00237342190424146">
                <text:p>0.0023734219042414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.76626602491396">
                <text:p>8.76626602491396</text:p>
              </table:table-cell>
              <table:table-cell office:value-type="float" office:value="0.00236186853031683">
                <text:p>0.0023618685303168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.80659084862857">
                <text:p>8.80659084862857</text:p>
              </table:table-cell>
              <table:table-cell office:value-type="float" office:value="0.00235037485275704">
                <text:p>0.0023503748527570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.84710116653226">
                <text:p>8.84710116653226</text:p>
              </table:table-cell>
              <table:table-cell office:value-type="float" office:value="0.00233894052820681">
                <text:p>0.0023389405282068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.88779783189831">
                <text:p>8.88779783189831</text:p>
              </table:table-cell>
              <table:table-cell office:value-type="float" office:value="0.00232756521564495">
                <text:p>0.0023275652156449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.92868170192504">
                <text:p>8.92868170192504</text:p>
              </table:table-cell>
              <table:table-cell office:value-type="float" office:value="0.00231624857636479">
                <text:p>0.0023162485763647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.96975363775389">
                <text:p>8.96975363775389</text:p>
              </table:table-cell>
              <table:table-cell office:value-type="float" office:value="0.00230499027395477">
                <text:p>0.0023049902739547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.01101450448756">
                <text:p>9.01101450448756</text:p>
              </table:table-cell>
              <table:table-cell office:value-type="float" office:value="0.00229378997427924">
                <text:p>0.0022937899742792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.0524651712082">
                <text:p>9.0524651712082</text:p>
              </table:table-cell>
              <table:table-cell office:value-type="float" office:value="0.00228264734545945">
                <text:p>0.0022826473454594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.09410651099576">
                <text:p>9.09410651099576</text:p>
              </table:table-cell>
              <table:table-cell office:value-type="float" office:value="0.00227156205785479">
                <text:p>0.0022715620578547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.13593940094634">
                <text:p>9.13593940094634</text:p>
              </table:table-cell>
              <table:table-cell office:value-type="float" office:value="0.00226053378404413">
                <text:p>0.0022605337840441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.17796472219069">
                <text:p>9.17796472219069</text:p>
              </table:table-cell>
              <table:table-cell office:value-type="float" office:value="0.00224956219880741">
                <text:p>0.0022495621988074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.22018335991277">
                <text:p>9.22018335991277</text:p>
              </table:table-cell>
              <table:table-cell office:value-type="float" office:value="0.00223864697910745">
                <text:p>0.0022386469791074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.26259620336837">
                <text:p>9.26259620336837</text:p>
              </table:table-cell>
              <table:table-cell office:value-type="float" office:value="0.00222778780407187">
                <text:p>0.0022277878040718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.30520414590386">
                <text:p>9.30520414590386</text:p>
              </table:table-cell>
              <table:table-cell office:value-type="float" office:value="0.00221698435497525">
                <text:p>0.0022169843549752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.34800808497502">
                <text:p>9.34800808497502</text:p>
              </table:table-cell>
              <table:table-cell office:value-type="float" office:value="0.00220623631522145">
                <text:p>0.0022062363152214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.3910089221659">
                <text:p>9.3910089221659</text:p>
              </table:table-cell>
              <table:table-cell office:value-type="float" office:value="0.00219554337032611">
                <text:p>0.0021955433703261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.43420756320787">
                <text:p>9.43420756320787</text:p>
              </table:table-cell>
              <table:table-cell office:value-type="float" office:value="0.00218490520789937">
                <text:p>0.0021849052078993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.47760491799862">
                <text:p>9.47760491799862</text:p>
              </table:table-cell>
              <table:table-cell office:value-type="float" office:value="0.00217432151762865">
                <text:p>0.0021743215176286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.52120190062141">
                <text:p>9.52120190062141</text:p>
              </table:table-cell>
              <table:table-cell office:value-type="float" office:value="0.00216379199126176">
                <text:p>0.0021637919912617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.56499942936427">
                <text:p>9.56499942936427</text:p>
              </table:table-cell>
              <table:table-cell office:value-type="float" office:value="0.00215331632259007">
                <text:p>0.0021533163225900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.60899842673935">
                <text:p>9.60899842673935</text:p>
              </table:table-cell>
              <table:table-cell office:value-type="float" office:value="0.00214289420743189">
                <text:p>0.0021428942074318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.65319981950235">
                <text:p>9.65319981950235</text:p>
              </table:table-cell>
              <table:table-cell office:value-type="float" office:value="0.00213252534361598">
                <text:p>0.0021325253436159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.69760453867206">
                <text:p>9.69760453867206</text:p>
              </table:table-cell>
              <table:table-cell office:value-type="float" office:value="0.0021222094309653">
                <text:p>0.002122209430965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.74221351954995">
                <text:p>9.74221351954995</text:p>
              </table:table-cell>
              <table:table-cell office:value-type="float" office:value="0.00211194617128086">
                <text:p>0.0021119461712808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.78702770173988">
                <text:p>9.78702770173988</text:p>
              </table:table-cell>
              <table:table-cell office:value-type="float" office:value="0.00210173526832574">
                <text:p>0.0021017352683257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.83204802916788">
                <text:p>9.83204802916788</text:p>
              </table:table-cell>
              <table:table-cell office:value-type="float" office:value="0.00209157642780929">
                <text:p>0.002091576427809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